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1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19pt"/>
    </style:style>
    <style:style style:name="co6" style:family="table-column">
      <style:table-column-properties fo:break-before="auto" style:column-width="21.2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ext-properties style:font-name="Liberation Sans" fo:font-weight="normal" style:font-weight-asian="normal" style:font-weight-complex="normal"/>
    </style:style>
    <style:style style:name="ce19" style:family="table-cell" style:parent-style-name="Default" style:data-style-name="N4"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0000"/>
      <style:text-properties style:use-window-font-color="true"/>
    </style:style>
    <style:style style:name="ce21" style:family="table-cell" style:parent-style-name="Default">
      <style:table-cell-properties fo:background-color="#50f126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50f126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50f126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50f126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50f126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trentino informazioni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io vorrei alcune informazioni {m} per una vacanza che voglio fare quest' estate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in particolare vorrei andare in un parco del trentino {e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non ho ancora scelto qua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ma mi hanno parlato molto del parco del brenta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sarei magari un po' curiosa {breath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{e} appunto saremo 2 persone {breath}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verso la fine di lugli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volevo appunto sapere se c'è la possibilità di {e} alloggiare cioè di avere qualche sistemazione non so di che tipo nel parc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all' interno quindi fare delle escursioni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sì del {silence} sì {silence} sì {silence}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fail + pro</text:p>
          </table:table-cell>
          <table:table-cell table:style-name="ce20" office:value-type="string" calcext:value-type="string">
            <text:p>{ma} all' interno del parco non è possibile trovare alcun genere di sistemazione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lei può {e} alloggiare al di fuori del parco {e} nelle zone turistiche vicine</text:p>
          </table:table-cell>
          <table:table-cell office:value-type="string" calcext:value-type="string">
            <text:p>suggest/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6" office:value-type="string" calcext:value-type="string">
            <text:p>e poi da lì ogni giorno fare delle escursioni all' intern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a meno che non 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a} {silence} sì {silence} ho capito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veva già in mente qualche località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oppure 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breath} ecco volevo appunto chiederle {e} quali erano le località più vicine al parco del brenta 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a {em} può stare dalla parte del dell' adamello quindi pinzolo madonna di campiglio oppure nella zona del del brenta andalo molveno fa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[da dove] lei può {e} accedere al parco attraverso escursioni [che varie APT organizzano anche {e} di giorno in giorno]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escursioni con guide turistich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quindi potrebbe anche approfittare di quest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{silence} ok {silence} {puff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<text:s/>ho capito {silence} {puff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quindi potrei anche rivolgermi alle APT locali di queste località per avere informazioni 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non {silence} sì {silence} sì {silence} sì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enta è possibile avere a casa delle brochure {e} con informazioni appunto {e} sul parco e magari anche 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naturalmente abbiamo una guida {e} sui parchi naturali del trentin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e lei mi vuol lasciare gentilmente il suo indirizz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office:value-type="string" calcext:value-type="string">
            <text:p>noi gliela possiamo spedire gratuitament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{silence} {breath} bene allora il mio indirizzo sarebb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io mi chiamo cristina barbero {silence} {mou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abito a povo in via villamaria 41 {puff} 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va bene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breath} ecco poi volevo chiederle {em} ci sono già previste {e} delle escursioni già organizzate nel parco 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{mouth} sì {e} ci sono delle escursioni organizzate ogni mercoledì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si parte alle 8 dall' APT {e} local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e con una guida turistica si {m} si entra nel parco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vengono date delle indicazion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e poi {e} si possono appunto fare delle escursion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e questo sia {e} per l' APT di andalo come in quella di molveno e anche a madonna di campigli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m} {m} <text:s/>{silence} capit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direttamente nel parco non ci sono guide [da contattare] {e} {e}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a {em} lei dovrebbe sempre rivolgersi alle APT local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per chiedere queste ulteriori informazioni 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 {m} {m} {mou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<text:s/>ecco e potrebbe darmi qualche indicazione proprio sul parco del brenta adamello brenta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oprattutto a proposito un po' della flora e della fauna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 insomma di quello che {puff} 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a {silence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la fauna {e} più caratteristica naturalmente sono l' orso gli ermellini le martore le faine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poi per quel che riguarda gli uccelli l' aquila reale la poiana il gufo reale {silence} [per animali alpini] 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{m} {m} <text:s/>{silence} {m} {m} {m} sì 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per quel che riguarda la flora il rovere il carpino il frassino il castagno {silence} {e 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<text:s/>ma poi [quando andrà sul posto] sicuramente le guide le spiegheranno {e} la flora la fauna più caratteristiche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be} e poi scusi {m} {m} {m} <text:s/>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cco le guide <text:s/>{silence} {a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cco sì infatti {silence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bene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per i prezzi di queste di queste escursioni occorre rivolgersi sempre alle alle APT locali giusto 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mouth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empre alle APT local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ì certo 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ene {silence} {puff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cco posso ancora chiederle una cosa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ad esempio a partire da andalo o o da pinzolo {em} per raggiungere innanzitutto andalo o pinzolo a partire da trento {breath} e poi anche come {em} da da andalo o pinzolo raggiungere {e} il parco ecco 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sì {silence} {breath} {ma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{silence} {ma} {e} da trento {e} alla stazione del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dalla stazione delle autocorriere partono {em} corriere di linea sia per andalo e molveno della trento malé come per pinzolo madonna di campiglio {silence}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poi per quel che riguarda l' accesso al parco se lei non non ha intenzione di venire in macchina {e} 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dai centri più più importanti come andalo pinzolo e molveno partono dei bus navetta che portano direttamente al parco 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{m} <text:s/>{silence} {m} {silence} {a} benissimo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cco le chiedo ancora una cosa {e} anzi 2 cos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dunque innanzitutto se è possibile ricevere a casa anche una cartina del del parco 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naturalmente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ppure siccome ho anche la connessione internet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e è possibile riceverlo insomma anche su internet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fail</text:p>
          </table:table-cell>
          <table:table-cell table:style-name="ce23" office:value-type="string" calcext:value-type="string">
            <text:p>n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ma gliela spediamo direttamente a casa con {e} la brochure della guida ai parch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a bene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come il resto {silence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bene {silence}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vediam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ecco se è l' ultima cosa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se mi può magari d' indicare un paio di hotel a 2 stelle ad andalo 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sì {silence} {em}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di modo che posso prenotare direttamente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{m} le posso dare il numero di telefono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così {silence} si può rivolgere direttamente all' alberg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per poter per la disponibilità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a me mi dicono un 2 stelle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{m}</text:p>
          </table:table-cell>
          <table:table-cell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c'è l' hotel iris {silence} <text:span text:style-name="T1">ha parcheggio</text:span><text:span text:style-name="T2"> </text:span>{e} 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è 0 4 6 1 il numero di telefono 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24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{m}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58 0 0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m} {silence} bene {puff} 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e il prezzo indicativamente {silence} è sulle 100000 lir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per una doppia 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doppia {em} <text:span text:style-name="T2">con pensione completa </text:span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sì {e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con solo pernottamento e prima colazione 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fail</text:p>
          </table:table-cell>
          <table:table-cell table:style-name="ce25" office:value-type="string" calcext:value-type="string">
            <text:p>solo pernottamento non è possibi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25" office:value-type="string" calcext:value-type="string">
            <text:p>non è possibile in questo hotel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25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a} non è possibile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se ce ne fosse uno [in cui fare] solo pernottamento pernottamento e colazione </text:p>
          </table:table-cell>
          <table:table-cell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bed and breakfast <text:s/>{silence} {e} sempre 2 stelle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puff} sì 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{e} è possibile all' hotel nordik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puff} sì {puff} 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table:style-name="ce16" office:value-type="string" calcext:value-type="string">
            <text:p>e il numero di telefono è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e per una singola il prezzo è 6300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m} {silence} {a} una doppia sarebbe una doppia in questo caso {puff} </text:p>
          </table:table-cell>
          <table:table-cell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e per una doppia invece 58000 {silence} a persona</text:p>
          </table:table-cell>
          <table:table-cell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ben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immagino che bisogna prenotare al più presto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table:style-name="ce15" office:value-type="string" calcext:value-type="string">
            <text:p>le conviene telefonare al più prest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perché {silence} {e} naturalmente questa è una stagione [in cui ci sono molti turisti]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table:style-name="ce15" office:value-type="string" calcext:value-type="string">
            <text:p>a:pro</text:p>
          </table:table-cell>
          <table:table-cell table:style-name="ce21" office:value-type="string" calcext:value-type="string">
            <text:p>e quindi è anche difficile [trovare] una sistemazion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table:style-name="ce15" office:value-type="string" calcext:value-type="string">
            <text:p>{m} bene</text:p>
          </table:table-cell>
          <table:table-cell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veva bisogno ancora di </text:p>
          </table:table-cell>
          <table:table-cell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outh} la ringrazio molto allora {puff} </text:p>
          </table:table-cell>
          <table:table-cell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5"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table:style-name="ce15"/>
          <table:table-cell office:value-type="string" calcext:value-type="string">
            <text:p>arrivederci {silence} arrivederci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buongiorno <text:s/>trentino informazioni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uongiorno <text:s text:c="3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mi chiamo giovanni pezzulo e telefono da chiet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vorrei fare una vacanza in trentino quest' estate verso settemb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siamo un gruppo di 5 anziani tutti sopra i 65 ann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<text:s/>sì <text:s/>s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<text:s text:c="2"/>vorremmo un pacche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ci fosse un pacchetto tutto compreso per una settiman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iciamo ci interessa un soggiorno in hote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<text:s/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 interessava qualche fare qualche attività in particola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aveva degli interessi specifici <text:s/>o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<text:s/>al massimo delle piccole camminat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ma non oltre le 3 or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c:pro</text:p>
          </table:table-cell>
          <table:table-cell table:style-name="ce22" office:value-type="string" calcext:value-type="string">
            <text:p>abbiamo una certa età <text:s text:c="2"/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unque <text:s/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se c'è se è possibile assaggiare i piatti piatti tipici local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<text:s/>guardi per <text:s/>persone un po' adulte c'è ci sono dei pacchetti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che si chiamano vacanze senioren <text:s text:c="2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e sono dei pacchetti formula tutto compres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ono organizzati in diverse zone del trentino <text:s text:c="2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una soluzione sarebbe in valle di fiemme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un altro pacchetto è organizzato nella zona di cavalese e predazz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entre la terza la terza possibilità sarebbe un pacchetto settimana per giovani e anziani in val rende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<text:s/>s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lei aveva preferenze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conosce un po' la zona <text:s/>o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 <text:s text:c="4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n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ò potremmo provare in val rende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n val renden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allora un attimo solo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e le do <text:s text:c="2"/>un informazione esatta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dunque questo pacchetto <text:s/>comprende il pernottamento in albergo per una settimana quindi 7 notti <text:s text:c="2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ha la possibilità di scegliere i pernottamenti in hotel a 2 3 <text:s/>o 4 stelle <text:s/>oppure in campeggi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<text:s/>sì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no no n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scegliamo con meno <text:s/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e in campeggio no <text:s text:c="3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ci sarebbe la possibilità di <text:s/>pernottare in appartamenti <text:s/>di 4 letti <text:s/>4 letti per appartament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 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a bene l' hotel a 3 o 4 stel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3 o 4 stel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che periodo le interessava scusi <text:s/>non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si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nsava su in settembr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n settemb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unque nel periodo dal dal 3 settembre al primo ottobre <text:s/>il pernottamento per 7 notti in hotel 3 stelle è sulle 525000 a persona <text:s text:c="3"/>[mentre in hotel a 4 stelle sono 595000 sempre a persona]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<text:s/>la proposta di questo pacchetto è applicabile a persone dai 55 anni in po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 perfett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quindi <text:s text:c="2"/>ci rientrate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<text:s/>sì m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<text:s/>per il il trasporto fino al posto <text:s/>che che mezzi pubblici posso usar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<text:s/>noi veniamo coi mezzi pubblici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previsto per caso anche un trasporto dalla stazione di trento <text:s/>oppure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può arrivar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da dove da dove vie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eniamo da chiet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rriva in treno da chiet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arriva in treno fino a trento <text:s/>giust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esatt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<text:s/>ecco lei una volta che arriva a tren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i sono dei può usare i mezzi pubblic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con con i pullman <text:s/>può arrivare tranquillamente in val rende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 per caso dirmi gli orar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l mio treno il mio treno arriverà a trento verso mezzogior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 per caso gli orari dei pullman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un attim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olo che glielo dico sub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unque va bene il a madonna di campigli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la possibilità di fare questo soggiorno a madonna di campiglio o a pinzol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conosciam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famosissima la zon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a benissimo lì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adonna di madonna di campiglio no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<text:s/>lei arriva a trento a che ora più o meno scus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erso arriviamo a mezzogiorno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l treno arriv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 mezzogior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llora ci sarebb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la prima corriera utile che parte da trento per madonna di campiglio è alle 12 e 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distante la stazione delle corriere dalla stazione dei tren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e già è vicinissim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ranno 200 metri a piedi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insomma perché anche sono un edificio affianco all' alt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se lei arriva con il tre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uò può andare tranquillamente a piedi alla stazione delle autocorrie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e è proprio nelle immediate vicinanz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me le dicev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corriera parte alle 12 e 55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d arriva a madonna di campiglio alle 15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capito <text:s/>ho capito <text:s/>ho capi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il soggiorno prevede per caso <text:s/>anche qualche qualche cosa extra <text:s/>tipo che so delle brevi escursioni con guida oppure assaggi di piatti tipici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quindi può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l pacchetto [che <text:s/>le ho proposto] <text:s/>comprende la visita guidata in val di genova nel parco naturale dell' adamello brenta <text:s text:c="3"/>una visita a un' azienda locale con degustazione di salumi tipici della val rendena per l' appunto <text:s text:c="3"/>e una visita ad un' azienda locale di artigianato artistic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e che producono oggetti in rame e ferro battuto <text:s text:c="2"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 più è compresa nel nel pacchetto l' entrata per 2 persone in un centro sportivo con sauna bagnoturco idromassaggio e palestra <text:s/>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a benissim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sattamente quello che volev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ringrazio tantissim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grazie a lei buonaser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buongior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sarei interessato a venire in trentino per una settimana {silence} in in agosto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buongiorn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mouth} {e} ha qualche idea su quale località del trentino sceglie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nosce già la regio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 vuole qualche indicaz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{silence} {e} penso di andare in bassa vallagarina {puff}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e è una zona c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n bassa vallagarin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{breath} {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era interessato a fare una settimana di soggiorno con un pacche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scegliere una struttura al di fuori di un' offerta già {breath} predefinita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satt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nsavo di fare qualcosa diciamo al di fuori di offerte di pacchett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l di fuori dei pacchett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me alloggio {e} cosa era interessa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satto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ma} {e} come alloggi non non ho problem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iciamo pens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un albergo o {silence} {m} {mouth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llora {m} {silence} io potrei {e} mandarle {e} direttamente {e} le offerte alberghie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sì poi lei con calma può scegliere {breath} {e} la soluzione che più {silence} le fa comodo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mouth} {e} lei aveva anche qualche interesse particolare [sportivo] cultura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sì tanto da saperla orienta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sentito che in bassa vallagarina esiste un castello il castello di avi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vorrei sapere un po' di più su questo castello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breath} sì <text:s/>{silence} 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llora aspett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[che] le mando direttamente {silence} sullo schermo <text:s/>{silence} la pagina web relativa ai castelli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cco adesso adesso lei dovrebbe vederlo già direttamente sullo scherm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sat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dove presenta un po' tutti i castelli della del trentino {em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el nel particolar caso della della vallagarina il castello di avio [un castello rocca]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{em} <text:span text:style-name="T3">gestito da {m} un' associazione {silence} a scopo di ricerca benefica</text:span>  {silence} e è e è visitabi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 estate organizza anche delle visite guida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engono fatte anche delle iniziative seral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queste informazioni potrà averle {breath} {silence} direttamente dall' APT locale della vallagarin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ando si trova sul territorio {silence} {breath} {em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esto è il castello più significativ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a rovereto poi sempre in vallagarina esiste il castello di rovere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che {e} ospita un museo di tipo storico con dei reperti della {breath} grande guerra delle guerre mondiali insomma la prima e la seconda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anche questo visitabile {em}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 quindi anche con propone anche delle offerte di visite guidat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sempre in vallagarina sopra rovereto [un po' a nord di rovereto] {silence} {breath} {e} abbiamo castel beseno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che quest' anno ospita una mostra storica molto interessan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si chiama landesaustellung {breath}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 è una mostra che ripercorre la battaglia di calliano del 1500 che si è svolta proprio nella piana {silence} sottostante al castello {breath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 propone anche dei momenti di cultura e tradizione nel castello {silence} sia la sera [che durante alcune giornate chiamate giornate al castello]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 {breath} proprio in agosto verrà fatta la rievocazione di questa battagli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uno spettacolo abbastanza interessant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indi un modo sia per visitare il castello che {silence} per conoscere un po' la storia le tradizioni trentine <text:s/>{silence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 serviva qualcos' alt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orrei sapere la chiusura del castello di roveret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e} il periodo {silence} {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riguardo al castello di rovereto {puff}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preg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raggiungere il castello di roveret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satto {puff}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i sono dei trasporti pubblici che arrivano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e} lei arriva {silence} lei con che mezzi arriva a rovereto in tren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osso arrivare in treno alla stazione di roveret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breath} allora alla stazione dalla stazione del treno lei ci può arrivare anche a pied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ranno circa 20 minuti a piedi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prendere un autobus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trova gli orari direttamente in stazione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ma {m} forse {silence} non è è più è più semplice arrivare a piedi {breath} {e}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2" office:value-type="string" calcext:value-type="string">
            <text:p>è proprio nel centro di rovere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magari chiede indicazioni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siste una cartina anche affissa {silence} in stazion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{breath} con il logo del castello e quindi l' itinerario segnato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è molto semplice {silence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{mouth} la città è abbastanza piccol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indi gli spostamenti sono sono semplicissimi e veloc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ok 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fa un colpo di bigliett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per per gli orari del castello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ront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breath} gli orari del castello l' orari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l castello è aperto tutti i giorni tranne il lunedì [che è giorno di chiusura]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gli orari sono {e} dalle 10 alle 12 e 30 e dalle 15 alle 19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cco {e} salvo casi in cui ci sono particolari mostre {silence} {breath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cui possono esserci anche delle variazioni di orari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a queste cose si vedono poi sul pos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 quando arriv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somma se ci sono iniziative particolar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o troverà segnalato {breath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oppure le posso lasciare anche il numero dell' APT locale di rovereto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e è interessa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 mando anche la disponibilità alberghiera [aggiornata per agosto]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lo 0 4 6 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4 6 {silence} 4 6 3 3 0 6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} 4 6 4 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4 6 3 3 0 6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l' APT di rovereto vallagarin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per conoscere anche l' esatta disponibilità alberghiera o di altre strutture {silence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loro hanno l' aggiornamento in tempo real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indi per agosto le sanno dire le strutture dove può alloggiare {silence} già con posti disponibili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e} va bene {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arrivare al castell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possibile fare delle visite guidate {e} o delle visite <text:s/>{silence} in modo indipenden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{puff} {silence} c'è solo una modalità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tutti i castelli {e} danno la possibilità di essere visitati sia liberamente che {em} all' interno di visite visite organizza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rovereto {silence} {breath} organizza quest' anno una visita guidata {silence} al centro storico della città al castello di rovereto e a castel beseno nell' arco di un pomeriggio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{e} per gruppi viene organizzata con un pullmin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oi vi porta in giro e vi fa visitare castelli e mostre nei castelli {silence} {breath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e comunque poi anche i castelli stessi hanno a disposizione delle guid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2" office:value-type="string" calcext:value-type="string">
            <text:p>che che può richiedere direttamente sul pos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va ben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e} basta co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tutto chiar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ast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ringrazi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6"/>
          <table:table-cell office:value-type="string" calcext:value-type="string">
            <text:p>pron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trentino informazioni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ronto {silence} buongiorn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{silence} 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lve {breath} <text:s/>{silence} 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buongior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olev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iamavo per {m} {silence} avere un po' di informazioni {silence} su una una vacanza in inverno in val di fiem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veva già in mente {e} una zona in particolar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io potrei mostrarle {breath} una cartina della val di fiemme {silence}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così {e} {silence} vede quali sono le località {silence} più important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la sta veden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o sto vedend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to dando un' occhia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ed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vevo in mente qualcos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agari le dico durante la conversazione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vorrei una vacanza {silence} {e} {silence} per 2 settima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dopo {silence} il {silence} {m} 10 dicembr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iciamo con con partenza il 12 dicembre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orrei star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ma} lei voleva un pacchetto {silence} un pacchetto offert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{m} {silence} veniva per conto suo in un in un alberg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scia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dunque siamo [un gruppo] una famiglia di 4 person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ltre al sottoscritto c'è mia moglie {silence} {e} 2 bimb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una di 4 e l' altra di 6 ann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sì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 vorrei un alberg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in particolare un albergo a 2 o 3 stel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in val di fiem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in mente un un paio di albergh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magari mi può dir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{puff} {e} supportano i servizi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cui sarei interessat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in mente l' l' albergo erika a teser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ov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un attim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rik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' albergo erik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i dic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 poi l' altro invece l' albergo excelsior a cavales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xcelsi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ma} dell' albergo erika voleva sapere {m} i prezzi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ppure che tipo di servizi offr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infatti magari le dico i servizi a cui sarei interessa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{silence} e se lei fosse così gentile da dirmi se questi alberghi li supportan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' altro m' aveva detto a cavales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xcelsio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un attimo di pazienz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sarei interessa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llora appunto [come le dicevo prima] una una famigliola di 4 persone per 2 settimane {silence} con 2 bimb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i dic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{silence} penso di arrivare in macchina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sì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} come tip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{breath} le dico subito che {silence} entrambi gli alberghi hanno il parcheggio custodito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 molto bene {silence} {e}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oprattutto sono interessato a sciare sci da fond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em} diciamo come accomodation tipo di accomodation vorrei una modalità tipo bed and breakfast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notte e colazion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in particolare {e} se può dirm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esistono nelle vicinanze piste da fondo {em} che modalità tip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ci sono {silence} {e} possibilità di noleggiare attrezzatur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 prezzi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breath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può vedere in questo momento [gli sci da fondo] le piste da fondo {silence} che ci sono nel trentino e nella zona della val di fiemm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a passo lavazè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ede piste 3 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è vicino a {silence} ai 2 alberghi [di cui si parlava prima] 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e} e poi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è molto vicino anche il lago di tese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ale dei 2 erika dice o o l' l' excelsi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ma} l' erika è proprio a teser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è vicinissimo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molto bene allor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e invece l' excelsior avevamo detto che era a cavalese {silence} è un po' più distan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a comunque <text:s/>{silence} è sempre nella stessa zon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n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arà 10 chilometr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empre in zon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a bene {silence} {em} {silence} {mouth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la possibilità di arrivare sulle piste da sci con la macchin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m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trova sempre dei parcheggi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lei può lasciare lì la macchin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2" office:value-type="string" calcext:value-type="string">
            <text:p>poi prendere gli sc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2" office:value-type="string" calcext:value-type="string">
            <text:p>e {silence} sciare tutto il gior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2" office:value-type="string" calcext:value-type="string">
            <text:p>non ci sono problemi {silence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non sono a pagamento questi parchegg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 {silence} non sono {silence} {a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k {silence} ben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per quanto riguarda la possibilità di avere dei {m} dei servizi o comunque dell' intrattenimento intrattenimento per i bambini <text:s/>{silence} gli hotel [che dicevamo dicevamo prima] offrono qualcos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ché <text:s/>{silence} {ma} {e} {silence} l' erika center sì {e} comprende anche un un' animazione per bambin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23" office:value-type="string" calcext:value-type="string">
            <text:p>invece l' excelsior di cavalese no {silence}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indi a questo punto le conviene {silence} forse scegliere appunto l' erika di teser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vicino al lago di teser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ove ci sono le piste da fond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l' animazione per per bambin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il parcheggi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mi sembra la soluzione miglior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{silence} 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ttim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uole che le dia il numero di telefono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e volevo [magari] chiedere un un altro paio di cosette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possibile mangiare nell' hotel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sa dirmi orientativamente i costi per pranzo e cena 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possibile {m} scegliere sia {e} la modalità di mezza pensione che {e} pensione intera <text:s/>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nsione intera sono {e} 85000 {silence} per persona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ezza pensione {e} 70000 per person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f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i sono prezzi speciali per bambini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 bambini al di sotto dei 2 anni {em} {silence} possono soggiornare gratuitamente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[al di sopra] fino ai 15 anni c'è una riduzion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munque se stando in stanza con i genitori {silence} {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 prezzi sono molto più ridott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mi può dare il numero di telefono dell' albergo erika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0 4 6 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table:style-name="ce26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table:style-name="ce26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table:style-name="ce26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ok {silence} va bene {silence}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{a} {e} per quanto riguard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bbiamo già detto c'è la possibilità di parcheggiare all' hotel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'è il parcheggio custodito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enissimo {silence}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ringrazio molto 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niente <text:s/>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buonasera {puff}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6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table:number-columns-repeated="3"/>
          <table:table-cell table:style-name="ce16"/>
          <table:table-cell office:value-type="string" calcext:value-type="string">
            <text:p>trentino informazio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uonaser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olevo venire in trentino con mia moglie verso settembre per una vacanza in un parco natural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i può dare qualche informaz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veva già un' idea di di quale parco accettare {em} visitare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 era indifferente per le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{ma} {silence} ho sentito parlare molto ben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sentito parlare del parco naturale adamello bren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cer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le mostro intanto {silence} {e} una schermata sui {e} nostri parchi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un attimo di pazienz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desso lo ve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dovrebbe arrivare {silence} subi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adamell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lei mi aveva detto il parco naturale adamello brenta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c'è la possibilità di di soggiornare nel parco {e} 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est'anno poi legati appunto alla storia del parco {e} agli animali alla natura ci sono anche delle serate naturalistiche organizzate all' interno del parco {silence}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quindi oltre a escursioni con le guide alpine potrebbe anche {breath} assistere a queste manifestazioni serali {silence} {breath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perché immagino che {m} l' idea del {em} di soggiornare in un parco sia legata anche al fatto di {e} voler fare delle escursioni in malga magar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sì esat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i interessava particolarmente {silence} sì avere la possibilità di avere di vedere la natura incontaminata di quelle z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escursioni escursioni guidat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opo {silence} dopo dopo la seconda metà di settembre dire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n in settembre lei m' aveva detto che voleva venire in trentino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ché proprio in settembre ci sono alcune escursioni guidate ad esempio a malga campo {silence} e san giuliano {silence} oppure {e} a malga patascos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indi lei potrebbe tranquillamente partecipare a queste {silence} {breath} a queste escursioni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{m} i turisti sono sempre accompagnati da una guida che spiega {silence} {breath} la storia del parco {e} quali sono gli animali e le piante tipiche di quel parc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{m} {silence} penso sia interessante 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se lei poi ha anche dei bambini {silence} {breath} {e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penso che questi siano ancora più entusiasti di queste gite all' interno dei parchi natural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un' informazione per raggiungere la zona la zon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iccome viaggio in macchina {silence} {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possibile avere qualche {silence} sì qualche mappa dell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{silence} 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 macchin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dei dintorn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io posso {e} spedirle {e} intanto una cartina del trentino e poi anche alcune cartine sulle escursioni [che si possono fare] all' interno del parco {silence} {breath}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le può interessar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fet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{e} preferisce avere l' indirizzo di posta elettronica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 vien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{ma} preferisco {e} l' indirizzo di casa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ché le spediamo alcune brochure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e quindi è più comodo {m} attraverso con la posta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mi vuol lasciare il suo indirizz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via bellavista {silence} 37 {silence} {e} vero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l nome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fetto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nso che riceverà immediatamente il materia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 una decina di giorn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benissimo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a ringrazio {silence} 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di nien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buonasera {silence}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trentino informazion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ome v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ho bisog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formazioni per favo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formazioni su un viaggio in itali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bisgno di informazion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iaggio in itali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o 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i può suggerire una città vicino ad un' are siistica con pattinaggi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er favore mi può aiutare a trovare un hotel vicino alla fermata dell' autobus per meno di 200000 lire a not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bisogno di un hotel a 3 stel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lei può sciare in molte località della val di fiemm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ra le mostro la cartina della val di fiemm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riesce a vedere la cartina della val di fiemm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i può sciare in molte località della val di fiemm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ra gliele indico sulla mapp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sulla cartina le ho indicato in rosso cavalese e in blu panchià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molto be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panchià è indicato con il cerchio blu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valese è indicato con il cerchio rosso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:pro</text:p>
          </table:table-cell>
          <table:table-cell table:style-name="ce22" office:value-type="string" calcext:value-type="string">
            <text:p>quelli sono due colori che mi piaccion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ulla cartina sono indicate anche le aree sciistiche che può raggiungere dai paes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color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ono più interessato ad un hotel a questo pun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lei può raggiungere l' area sciistica di pampeago da panchià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entre può raggiungere l' area sciistica dell' 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3 cos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e vuo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ora le suggerisco alcuni alberghi di cavales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vorrei un hotel a 3 stelle in cavales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ora le indico sulla mappa l' albergo astori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he è un 3 stelle mezza pens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quante stelle ha l' hotel astori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quante stelle per l' hotel astori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desidera qualche informazione in particolare sull' alberg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esidera qualcos' altro sull' alberg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orrei un alberg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orrei un albergo a 3 stelle con mezza pension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all' hotel astoria abbiamo la doppia che costa 240000 lire a not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quante stelle ha l'alberg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ll' albergo astoria il costo della doppia è di 240000 lire a nott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è inclusa la mezza pensione notte colazione e cen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ll' albergo astoria il costo della doppia è di 240000 lire a nott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è inclusa anche la mezza pension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il costo della doppia è di 240000 lire a nott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nclude la mezza pensione e anche la colazio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mi scus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mi scus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n ho capito l' ultima fras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otrebbe ripete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llora se vuol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e ripe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l' hotel astoria è un 3 stelle mezza pension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il costo della doppia è di 240000 lire a not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è disponibile per la seconda settimana in dicemb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cus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arriva la seconda settimana di dicembr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sì è giust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cusi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può ripetere per favor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è libera questa stanza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è libera la stanza per 7 nott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table:style-name="ce2" office:value-type="string" calcext:value-type="string">
            <text:p>per prenotar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a:pro</text:p>
          </table:table-cell>
          <table:table-cell table:style-name="ce22" office:value-type="string" calcext:value-type="string">
            <text:p>deve chiamare direttamente l' albergo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e vuole prenota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deve chiamare direttamente l' alberg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grazie per il suo aiut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sì per favor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vuole il numero di telefono dell' alberg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non capisc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ha bisogno di qualcos'altr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vuole il numero di telefono dell' alberg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non desidero nient' altr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grazie per l'aiuto</text:p>
          </table:table-cell>
          <table:table-cell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sto per salutarla adess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 table:style-name="ce15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18:27] &lt;giuseppe_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8:28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? la prima volta che entro in questa chat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8:29] &lt;giuseppe_</text:p>
          </table:table-cell>
          <table:table-cell/>
          <table:table-cell office:value-type="string" calcext:value-type="string">
            <text:p><text:s/>c'? nessun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18:29] &lt;vitop</text:p>
          </table:table-cell>
          <table:table-cell/>
          <table:table-cell office:value-type="string" calcext:value-type="string">
            <text:p><text:s/>qulcuno si.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18:30] &lt;giuseppe_</text:p>
          </table:table-cell>
          <table:table-cell/>
          <table:table-cell office:value-type="string" calcext:value-type="string">
            <text:p><text:s/>dopo posso trovare i comandi utili per questa ch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18:30] &lt;CoOltux</text:p>
          </table:table-cell>
          <table:table-cell/>
          <table:table-cell office:value-type="string" calcext:value-type="string">
            <text:p><text:s/>!comand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18:30] &lt;ubot-it</text:p>
          </table:table-cell>
          <table:table-cell office:value-type="string" calcext:value-type="string">
            <text:p>bot</text:p>
          </table:table-cell>
          <table:table-cell table:style-name="ce2" office:value-type="string" calcext:value-type="string">
            <text:p><text:s/>trovi i comandi base su http://wiki.ubuntu-it.org/AmministrazioneSistema/ComandiBase - Gestione di File e Directory: http://wiki.ubuntu-it.org/AmministrazioneSistema/ComandiBase#gestionefiledirectory - Terminale e File Manager: http://wiki.ubuntu-it.org/AmministrazioneSistema/RigaDiComand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18:30] &lt;giuseppe_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8:31] &lt;giuseppe_</text:p>
          </table:table-cell>
          <table:table-cell/>
          <table:table-cell office:value-type="string" calcext:value-type="string">
            <text:p><text:s/>posso chiederti l'ultima cosa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8:31] &lt;giuseppe_</text:p>
          </table:table-cell>
          <table:table-cell/>
          <table:table-cell office:value-type="string" calcext:value-type="string">
            <text:p><text:s/>come si fa a programmare in php da shell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8:35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n so io ho visto che alcune persone scrivevano codice php da shell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8:35] &lt;giuseppe_</text:p>
          </table:table-cell>
          <table:table-cell/>
          <table:table-cell office:value-type="string" calcext:value-type="string">
            <text:p><text:s/>come si f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8:36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puntavano le funzioni in diversi color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19:12] &lt;Nippon</text:p>
          </table:table-cell>
          <table:table-cell/>
          <table:table-cell office:value-type="string" calcext:value-type="string">
            <text:p><text:s/>salve a tutti, desidero sapere se è possibile passare da Ubuntu vers. 10.04 Lucid Linx alla vers.10.10 senza cambiare configurazione del p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9:12] &lt;Nippon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9:14] &lt;Nippon</text:p>
          </table:table-cell>
          <table:table-cell/>
          <table:table-cell office:value-type="string" calcext:value-type="string">
            <text:p><text:s/>qualche consigli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9:15] &lt;Scall</text:p>
          </table:table-cell>
          <table:table-cell/>
          <table:table-cell office:value-type="string" calcext:value-type="string">
            <text:p><text:s/>Nippon: che io sappia i file di configurazione (almeno la maggiorparte credo) sono nascosti nella tua cartella dentro home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che puoi vedere premendo "ctrl+h" oppure da terminale con il comando "ls -a" dopo esserti posizionato in home-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9:16] &lt;Scall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quindi non dovresti perdere nulla..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ma meglio sentire il parere di qualche esperto (quale io non sono)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19:17] &lt;Nippon</text:p>
          </table:table-cell>
          <table:table-cell/>
          <table:table-cell office:value-type="string" calcext:value-type="string">
            <text:p><text:s/>si ma se io scarico l' ultima versione e faccio installa cosa succede? cambia tutto la configurazione della vecchia versione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9:18] &lt;Nippon</text:p>
          </table:table-cell>
          <table:table-cell/>
          <table:table-cell office:value-type="string" calcext:value-type="string">
            <text:p><text:s/>come faccio ad avere la stessa configurazione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9:19] &lt;Scall</text:p>
          </table:table-cell>
          <table:table-cell/>
          <table:table-cell office:value-type="string" calcext:value-type="string">
            <text:p><text:s/>la scarichi da dove? dal gestore aggiornamenti intendi, vero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9:20] &lt;Scall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munque nel sito ubuntu-it.org raccomando di fare tutti ma propio tutti gli aggiornamenti disponibili dal gestore aggiornamenti prima di fare l'aggiornamento di vers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9:20] &lt;Scall</text:p>
          </table:table-cell>
          <table:table-cell/>
          <table:table-cell office:value-type="string" calcext:value-type="string">
            <text:p><text:s/>*raccomando- raccomandano, volevo scrive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20:15] &lt;madadam1</text:p>
          </table:table-cell>
          <table:table-cell/>
          <table:table-cell office:value-type="string" calcext:value-type="string">
            <text:p><text:s/>ragazzi sapete in che cartella posso trovare i driver della mia stamp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20:36] &lt;cristian_c</text:p>
          </table:table-cell>
          <table:table-cell/>
          <table:table-cell office:value-type="string" calcext:value-type="string">
            <text:p><text:s/>Mistya, uhm, potresti usare vnc e la la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37] &lt;cristian_c</text:p>
          </table:table-cell>
          <table:table-cell/>
          <table:table-cell office:value-type="string" calcext:value-type="string">
            <text:p><text:s/>madadam1, di quale stampante parli? Funzion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cristian_c, canon mx32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non funzion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diami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20:40] &lt;cristian_c</text:p>
          </table:table-cell>
          <table:table-cell/>
          <table:table-cell office:value-type="string" calcext:value-type="string">
            <text:p><text:s/>madadam1, http://forum.ubuntu-it.org/index.php?topic=375455.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1] &lt;cristian_c</text:p>
          </table:table-cell>
          <table:table-cell/>
          <table:table-cell office:value-type="string" calcext:value-type="string">
            <text:p><text:s/>sei andato sul sito di avasys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0:41] &lt;madadam1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ristian_c, la stampante è collegata ad un print server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20:41] &lt;cristian_c</text:p>
          </table:table-cell>
          <table:table-cell/>
          <table:table-cell office:value-type="string" calcext:value-type="string">
            <text:p><text:s/>uhm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3] &lt;cristian_c</text:p>
          </table:table-cell>
          <table:table-cell/>
          <table:table-cell office:value-type="string" calcext:value-type="string">
            <text:p><text:s/>http://wiki.ubuntu-it.org/Server/Stamp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4] &lt;cristian_c</text:p>
          </table:table-cell>
          <table:table-cell/>
          <table:table-cell office:value-type="string" calcext:value-type="string">
            <text:p><text:s/>quindi il print server che sistema equipaggia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comunque volevo chiedervi una cos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non riesco ad installare dei pacchetti dei repository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ottengo questi errori: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libedataserver1.2-dev: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 text:c="2"/>Dipende: libgconf2-dev, ma non sta per essere installat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come posso fare per risolvere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20:51] &lt;Steeler</text:p>
          </table:table-cell>
          <table:table-cell/>
          <table:table-cell office:value-type="string" calcext:value-type="string">
            <text:p><text:s/>ho canellato per sbaglio "IL CESTINO" nel pannello, per rimetterlo?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0:52] &lt;cristian_c</text:p>
          </table:table-cell>
          <table:table-cell/>
          <table:table-cell office:value-type="string" calcext:value-type="string">
            <text:p><text:s/>Aggiungi al pannell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0:53] &lt;cristian_c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molto semplic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21:09] &lt;Steeler</text:p>
          </table:table-cell>
          <table:table-cell/>
          <table:table-cell office:value-type="string" calcext:value-type="string">
            <text:p><text:s/>cristian_c; si ma dove lo trov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21:11] &lt;CoOltux</text:p>
          </table:table-cell>
          <table:table-cell/>
          <table:table-cell office:value-type="string" calcext:value-type="string">
            <text:p><text:s/>clicca col destro sulla barr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2] &lt;CoOltux</text:p>
          </table:table-cell>
          <table:table-cell/>
          <table:table-cell office:value-type="string" calcext:value-type="string">
            <text:p><text:s/>aggiungi al pannello..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2] &lt;CoOltux</text:p>
          </table:table-cell>
          <table:table-cell/>
          <table:table-cell office:value-type="string" calcext:value-type="string">
            <text:p><text:s/>e lo trov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2] &lt;CoOltux</text:p>
          </table:table-cell>
          <table:table-cell/>
          <table:table-cell office:value-type="string" calcext:value-type="string">
            <text:p><text:s/>steel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[21:12] &lt;Steeler</text:p>
          </table:table-cell>
          <table:table-cell/>
          <table:table-cell office:value-type="string" calcext:value-type="string">
            <text:p><text:s/>CoOltux, trovato, 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21:13] &lt;CoOltux</text:p>
          </table:table-cell>
          <table:table-cell/>
          <table:table-cell office:value-type="string" calcext:value-type="string">
            <text:p><text:s/>ben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21:13] &lt;Steeler</text:p>
          </table:table-cell>
          <table:table-cell/>
          <table:table-cell office:value-type="string" calcext:value-type="string">
            <text:p><text:s/>ma l'icona dei lanciatori personalizzati SI PUO CAMBIA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21:13] &lt;CoOltux</text:p>
          </table:table-cell>
          <table:table-cell/>
          <table:table-cell office:value-type="string" calcext:value-type="string">
            <text:p><text:s/>scarichi le icon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3] &lt;CoOltux</text:p>
          </table:table-cell>
          <table:table-cell/>
          <table:table-cell office:value-type="string" calcext:value-type="string">
            <text:p><text:s/>!cha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office:value-type="string" calcext:value-type="string">
            <text:p>[21:13] &lt;ubot-it</text:p>
          </table:table-cell>
          <table:table-cell/>
          <table:table-cell office:value-type="string" calcext:value-type="string">
            <text:p><text:s/>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[21:13] &lt;CoOltux</text:p>
          </table:table-cell>
          <table:table-cell/>
          <table:table-cell office:value-type="string" calcext:value-type="string">
            <text:p><text:s/>entra l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3] &lt;CoOltux</text:p>
          </table:table-cell>
          <table:table-cell/>
          <table:table-cell office:value-type="string" calcext:value-type="string">
            <text:p><text:s/>per ste cos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[21:14] &lt;Steeler</text:p>
          </table:table-cell>
          <table:table-cell/>
          <table:table-cell office:value-type="string" calcext:value-type="string">
            <text:p><text:s/>mica stiamo parlando di con non di ubuntu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14] &lt;Steeler</text:p>
          </table:table-cell>
          <table:table-cell/>
          <table:table-cell office:value-type="string" calcext:value-type="string">
            <text:p><text:s/>vabb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21:27] &lt;zappo_</text:p>
          </table:table-cell>
          <table:table-cell/>
          <table:table-cell office:value-type="string" calcext:value-type="string">
            <text:p><text:s/>ciao a tutti :ho aggiornato ubuntu alla versione 10/10 e non mi trovo troppo bene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|a rallentato il pc e quando guardo la rai si blocca ff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e devo riavviare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ome faccio a tornare alla versione precedente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27] &lt;zappo_</text:p>
          </table:table-cell>
          <table:table-cell/>
          <table:table-cell office:value-type="string" calcext:value-type="string">
            <text:p><text:s/>di ubun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28] &lt;AlexZion</text:p>
          </table:table-cell>
          <table:table-cell/>
          <table:table-cell office:value-type="string" calcext:value-type="string">
            <text:p><text:s/>mhhh zappo_, formattare e reinstallare temo ....., <text:s/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vediamo che dicono gli altr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ma mi sa che ti tocca se vuoi tornare indietro .…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21:31] &lt;zappo_</text:p>
          </table:table-cell>
          <table:table-cell/>
          <table:table-cell office:value-type="string" calcext:value-type="string">
            <text:p><text:s/>AlexZion, come faccio per aggiungere l'icona di un programma alla barra laterale dei preferiti suppong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32] &lt;AlexZion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su ubuntu non saprei sai , io uso da sempre kubuntu , sorry ....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io uso da sempre kubuntu , sorry ...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1:33] &lt;AlexZion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eròdi solito , vai nel menu,trovil'applicazione,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<text:s/>e poi con tasto destro , dovrebbe esserci qualcosa ..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21:33] &lt;zappo_</text:p>
          </table:table-cell>
          <table:table-cell/>
          <table:table-cell office:value-type="string" calcext:value-type="string">
            <text:p><text:s/>AlexZion, grazie prov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35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zappo_ disattiva gli effett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36] &lt;zappo_</text:p>
          </table:table-cell>
          <table:table-cell/>
          <table:table-cell office:value-type="string" calcext:value-type="string">
            <text:p><text:s/>attempt, cosa vuoi dire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vai piu in dettaglio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36] &lt;attempt</text:p>
          </table:table-cell>
          <table:table-cell/>
          <table:table-cell office:value-type="string" calcext:value-type="string">
            <text:p><text:s/>disattiva compiz. gli effetti del desktop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37] &lt;attempt</text:p>
          </table:table-cell>
          <table:table-cell/>
          <table:table-cell office:value-type="string" calcext:value-type="string">
            <text:p><text:s/>http://www.go-mono.com/moonlight/download.aspx <text:s/>zappo_ <text:s/>non so che versione hai di moonligh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ma prova a mettere quello che puoi scaricare dal link a destra, la vancouver 2010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1:38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zappo_ se poi i problemi continuano allora procedi. 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prima di reinstallare proverei le cose che ti ho detto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1:38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ntrolla in hardware drivers di avere attivati i driver giusti per la scheda video, vedi se ne consiglia uno specifico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21:39] &lt;Simon_</text:p>
          </table:table-cell>
          <table:table-cell/>
          <table:table-cell office:value-type="string" calcext:value-type="string">
            <text:p><text:s/>Ser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21:39] &lt;zappo_</text:p>
          </table:table-cell>
          <table:table-cell/>
          <table:table-cell office:value-type="string" calcext:value-type="string">
            <text:p><text:s/>attempt, scusami ma non conosco compiz dove lo trov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[21:40] &lt;Simon_</text:p>
          </table:table-cell>
          <table:table-cell/>
          <table:table-cell office:value-type="string" calcext:value-type="string">
            <text:p><text:s/>Ubuntu mi trova:These package contains Broadcom 802.11 Linux STA wireless driverfor use with Broadcom's BCM4311-, BCM4312-, BCM4321-, andBCM4322-based hardware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40] &lt;Simon_</text:p>
          </table:table-cell>
          <table:table-cell/>
          <table:table-cell office:value-type="string" calcext:value-type="string">
            <text:p><text:s/>Dal packet manager posso installare il file aggiornato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42] &lt;attempt</text:p>
          </table:table-cell>
          <table:table-cell/>
          <table:table-cell office:value-type="string" calcext:value-type="string">
            <text:p><text:s/>zappo_ vedi nel menu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ail + pro</text:p>
          </table:table-cell>
          <table:table-cell office:value-type="string" calcext:value-type="string">
            <text:p>non ricordo il percorso esatto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43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mpostazioni di Sistema - Effetti del desktop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21:47] &lt;zappo_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attempt, purtroppo con questa versione non capisco nulla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impostazioni di sistema non lo trov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21:49] &lt;CoOltux</text:p>
          </table:table-cell>
          <table:table-cell/>
          <table:table-cell office:value-type="string" calcext:value-type="string">
            <text:p><text:s/>zappo_ | lo trovi in Sistema – preferenze - gestore configurazione compizconfi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office:value-type="string" calcext:value-type="string">
            <text:p>[21:54] &lt;DAMN3dg1rl</text:p>
          </table:table-cell>
          <table:table-cell/>
          <table:table-cell office:value-type="string" calcext:value-type="string">
            <text:p><text:s/>http://www.playdeb.net/welcome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1:56] &lt;zappo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o0ltux io a lato dello schermo ho una icona "applicazioni"che poi mi da anche le applicazioni di sistema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ail + pro</text:p>
          </table:table-cell>
          <table:table-cell office:value-type="string" calcext:value-type="string">
            <text:p><text:s/>ma preferenze non c'è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[21:56] &lt;filo1234</text:p>
          </table:table-cell>
          <table:table-cell/>
          <table:table-cell office:value-type="string" calcext:value-type="string">
            <text:p><text:s/>!ccsm | zappo_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office:value-type="string" calcext:value-type="string">
            <text:p>[21:56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zappo_: Per abilitare effetti visivi aggiuntivi personalizzabili in Ubuntu: installa 'compizconfig-settings-manager' o 'simple-ccsm'. Dopo l'installazione apparirà la relativa icona in Sistema Preferenze - Vedi anche !compiz - Aiuto in #compiz-fus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office:value-type="string" calcext:value-type="string">
            <text:p>[21:56] &lt;Spartan82</text:p>
          </table:table-cell>
          <table:table-cell/>
          <table:table-cell office:value-type="string" calcext:value-type="string">
            <text:p><text:s/>buonasera a tutte e tut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59] &lt;Spartan82</text:p>
          </table:table-cell>
          <table:table-cell/>
          <table:table-cell office:value-type="string" calcext:value-type="string">
            <text:p><text:s/>mi potreste dare un aiuto: in rhythmbox quando voglio aggiungere una stazione radio streaming mi dice: cannot resolve hostname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che vuol dire??? grazie!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1:59] &lt;Spartan82</text:p>
          </table:table-cell>
          <table:table-cell/>
          <table:table-cell office:value-type="string" calcext:value-type="string">
            <text:p><text:s/>ciao kna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[22:00] &lt;knap</text:p>
          </table:table-cell>
          <table:table-cell/>
          <table:table-cell office:value-type="string" calcext:value-type="string">
            <text:p><text:s/>Spartan82: cia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office:value-type="string" calcext:value-type="string">
            <text:p>[22:05] &lt;Spartan82</text:p>
          </table:table-cell>
          <table:table-cell/>
          <table:table-cell office:value-type="string" calcext:value-type="string">
            <text:p><text:s/>ciao Carlin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office:value-type="string" calcext:value-type="string">
            <text:p>[22:08] &lt;Carlin0</text:p>
          </table:table-cell>
          <table:table-cell/>
          <table:table-cell office:value-type="string" calcext:value-type="string">
            <text:p><text:s/>ciao Spartan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10] &lt;zappo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ilo1234, ho installato ccsm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ail + pro</text:p>
          </table:table-cell>
          <table:table-cell office:value-type="string" calcext:value-type="string">
            <text:p>ma nulla è cambiat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office:value-type="string" calcext:value-type="string">
            <text:p>[22:10] &lt;filo1234</text:p>
          </table:table-cell>
          <table:table-cell/>
          <table:table-cell office:value-type="string" calcext:value-type="string">
            <text:p><text:s/>zappo_: si ma devi usarl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10] &lt;filo1234</text:p>
          </table:table-cell>
          <table:table-cell/>
          <table:table-cell office:value-type="string" calcext:value-type="string">
            <text:p><text:s/>per configurare compiz dic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[22:11] &lt;Spartan82</text:p>
          </table:table-cell>
          <table:table-cell/>
          <table:table-cell office:value-type="string" calcext:value-type="string">
            <text:p><text:s/>mi potreste dare un aiuto: in rhythmbox quando voglio aggiungere una stazione radio streaming mi dice: cannot resolve hostname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he vuol dire??? grazie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Default" office:value-type="string" calcext:value-type="string">
            <text:p>[22:11] &lt;filo1234</text:p>
          </table:table-cell>
          <table:table-cell/>
          <table:table-cell office:value-type="string" calcext:value-type="string">
            <text:p><text:s/>Spartan82: boh starai sbagliando l'ur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Default" office:value-type="string" calcext:value-type="string">
            <text:p>[22:12] &lt;Spartan82</text:p>
          </table:table-cell>
          <table:table-cell/>
          <table:table-cell office:value-type="string" calcext:value-type="string">
            <text:p><text:s/>filo1234: e che se volessi aggiungere un'altra stazione radio streaming, rhythmbox mi crasha e mi fa uscire... come mai?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 office:value-type="string" calcext:value-type="string">
            <text:p>[22:12] &lt;zappo_</text:p>
          </table:table-cell>
          <table:table-cell/>
          <table:table-cell office:value-type="string" calcext:value-type="string">
            <text:p><text:s/>filo1234, ma dove si trova compiz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[22:12] &lt;filo1234</text:p>
          </table:table-cell>
          <table:table-cell/>
          <table:table-cell office:value-type="string" calcext:value-type="string">
            <text:p><text:s/>!ccsm | zappo_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[22:12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zappo_: Per abilitare effetti visivi aggiuntivi personalizzabili in Ubuntu: installa 'compizconfig-settings-manager' o 'simple-ccsm'. Dopo l'installazione apparirà la relativa icona in Sistema Preferenze - Vedi anche !compiz - Aiuto in #compiz-fusio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15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: uhm ora che ricordo capiotava anche a me che craschass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15] &lt;filo12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Spartan82: ma non saprei...non me ne sono mai preoccupat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[22:16] &lt;Spartan82</text:p>
          </table:table-cell>
          <table:table-cell/>
          <table:table-cell office:value-type="string" calcext:value-type="string">
            <text:p><text:s/>filo1234: non ti ricordi come evitare sto crash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17] &lt;filo1234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Spartan82: no, me ne sono fregato :D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guarda sul forum se trovi qualco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 office:value-type="string" calcext:value-type="string">
            <text:p>[22:17] &lt;Spartan82</text:p>
          </table:table-cell>
          <table:table-cell/>
          <table:table-cell office:value-type="string" calcext:value-type="string">
            <text:p><text:s/>tu per riprodurre la musica cosa usi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 office:value-type="string" calcext:value-type="string">
            <text:p>[22:18] &lt;filo1234</text:p>
          </table:table-cell>
          <table:table-cell/>
          <table:table-cell office:value-type="string" calcext:value-type="string">
            <text:p><text:s/>Spartan82: vl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[22:19] &lt;Spartan82</text:p>
          </table:table-cell>
          <table:table-cell/>
          <table:table-cell office:value-type="string" calcext:value-type="string">
            <text:p><text:s/>secondo te un'alternativa a rhythmbox potrebbe essere amarok?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19] &lt;Carlin0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, per le radio shutcast uso exaille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ail + pro</text:p>
          </table:table-cell>
          <table:table-cell office:value-type="string" calcext:value-type="string">
            <text:p>le stremaing non sapre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Default" office:value-type="string" calcext:value-type="string">
            <text:p>[22:19] &lt;Inside_</text:p>
          </table:table-cell>
          <table:table-cell/>
          <table:table-cell office:value-type="string" calcext:value-type="string">
            <text:p><text:s/>Qualcuno che se ne intende di boot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19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: anche ma io preferisco vlc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19] &lt;filo1234</text:p>
          </table:table-cell>
          <table:table-cell/>
          <table:table-cell office:value-type="string" calcext:value-type="string">
            <text:p><text:s/>!qualcuno | Inside_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 office:value-type="string" calcext:value-type="string">
            <text:p>[22:1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Inside_: la maggior parte delle prime domande fatte in questo canale è del tipo «qualcuno puo' aiutarmi/qualcuno ha tempo/qualcuno usa...?». Fate la vostra domanda tecnica e se qualcuno sa, rispondera'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Default" office:value-type="string" calcext:value-type="string">
            <text:p>[22:20] &lt;Inside_</text:p>
          </table:table-cell>
          <table:table-cell/>
          <table:table-cell office:value-type="string" calcext:value-type="string">
            <text:p><text:s/>scusate non sapev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[22:21] &lt;Spartan82</text:p>
          </table:table-cell>
          <table:table-cell/>
          <table:table-cell office:value-type="string" calcext:value-type="string">
            <text:p><text:s/>Carlin0: exaille?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[22:21] &lt;Inside_</text:p>
          </table:table-cell>
          <table:table-cell/>
          <table:table-cell office:value-type="string" calcext:value-type="string">
            <text:p><text:s/>cmq alla schermata di scelta del sistema operativo mi appaiono due doppioni:Ubuntu with Linux 2.6.35-23 e Ubuntu with Linux 2.6.35-23 recovery mode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osa normale ma sotto mi appare di nuovo la stessa scelta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apete che vuol dire?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Default" office:value-type="string" calcext:value-type="string">
            <text:p>[22:21] &lt;Carlin0</text:p>
          </table:table-cell>
          <table:table-cell/>
          <table:table-cell office:value-type="string" calcext:value-type="string">
            <text:p><text:s/>!info exaill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Default" office:value-type="string" calcext:value-type="string">
            <text:p>[22:21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Package exaille does not exist in luci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Default" office:value-type="string" calcext:value-type="string">
            <text:p>[22:21] &lt;Carlin0</text:p>
          </table:table-cell>
          <table:table-cell/>
          <table:table-cell office:value-type="string" calcext:value-type="string">
            <text:p><text:s/>!info exail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Default" office:value-type="string" calcext:value-type="string">
            <text:p>[22:21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exaile (source: exaile): flexible audio player, similar to Amarok, but written in GTK+. In component universe, is optional. Version 0.3.1.1-0ubuntu1 (lucid), package size 1117 kB, installed size 5556 kB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21] &lt;filo1234</text:p>
          </table:table-cell>
          <table:table-cell/>
          <table:table-cell office:value-type="string" calcext:value-type="string">
            <text:p><text:s/>Inside_: non credo sia la stessa.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sarà un kernel divers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Default" office:value-type="string" calcext:value-type="string">
            <text:p>[22:22] &lt;Carlin0</text:p>
          </table:table-cell>
          <table:table-cell/>
          <table:table-cell office:value-type="string" calcext:value-type="string">
            <text:p><text:s/>scusa Spartan82 <text:s/>una elle sol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[22:22] &lt;Inside_</text:p>
          </table:table-cell>
          <table:table-cell/>
          <table:table-cell office:value-type="string" calcext:value-type="string">
            <text:p><text:s/>Filo1234_: Vuol dire che ho due "ubunti"?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[22:23] &lt;Spartan82</text:p>
          </table:table-cell>
          <table:table-cell/>
          <table:table-cell office:value-type="string" calcext:value-type="string">
            <text:p><text:s/>grazie sia ubot-it e Carlin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24] &lt;Spartan82</text:p>
          </table:table-cell>
          <table:table-cell/>
          <table:table-cell office:value-type="string" calcext:value-type="string">
            <text:p><text:s/>scusate per controllare il forum dove devo andare a cliccare??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Default" office:value-type="string" calcext:value-type="string">
            <text:p>[22:25] &lt;filo1234</text:p>
          </table:table-cell>
          <table:table-cell/>
          <table:table-cell office:value-type="string" calcext:value-type="string">
            <text:p><text:s/>Inside_: no, sono gli aggiornamenti di Ubuntu che installano versioni di kernel più recenti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25] &lt;Inside_</text:p>
          </table:table-cell>
          <table:table-cell/>
          <table:table-cell office:value-type="string" calcext:value-type="string">
            <text:p><text:s/>Filo1234_:Avevo immaginato potesse essere quello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ma ho riavviato due volte e mi è rimastato cos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26] &lt;filo1234</text:p>
          </table:table-cell>
          <table:table-cell/>
          <table:table-cell office:value-type="string" calcext:value-type="string">
            <text:p><text:s/>Inside_: è normal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26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ide_: se non lo vuoi, da synaptic, disinstalli i vecchi kernel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Default" office:value-type="string" calcext:value-type="string">
            <text:p>[22:28] &lt;Inside_</text:p>
          </table:table-cell>
          <table:table-cell/>
          <table:table-cell office:value-type="string" calcext:value-type="string">
            <text:p><text:s/>Filo1234_: Ma perche dopo l'update e il riavvio per completare l'aggiornamento non si leva quella scelta?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28] &lt;filo1234</text:p>
          </table:table-cell>
          <table:table-cell/>
          <table:table-cell office:value-type="string" calcext:value-type="string">
            <text:p><text:s/>perchè dovrebbe? è un pacchetto divers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28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ide_: e nel caso non andasse bene il nuovo kernel installato puoi scegliere il vecchi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Default" office:value-type="string" calcext:value-type="string">
            <text:p>[22:29] &lt;Inside_</text:p>
          </table:table-cell>
          <table:table-cell/>
          <table:table-cell office:value-type="string" calcext:value-type="string">
            <text:p><text:s/>mmm...capito si è fatto un backu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Default"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n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sono divers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ripeto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Default" office:value-type="string" calcext:value-type="string">
            <text:p>[22:30] &lt;Inside_</text:p>
          </table:table-cell>
          <table:table-cell/>
          <table:table-cell office:value-type="string" calcext:value-type="string">
            <text:p><text:s/>un kernel vecchio non aggiornato l'altro nuovo aggiornato o sbaglio?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[22:30] &lt;filo1234</text:p>
          </table:table-cell>
          <table:table-cell/>
          <table:table-cell office:value-type="string" calcext:value-type="string">
            <text:p><text:s/>no un kernel di una versione e un kernel di un altr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 office:value-type="string" calcext:value-type="string">
            <text:p>[22:33] &lt;inside_</text:p>
          </table:table-cell>
          <table:table-cell/>
          <table:table-cell office:value-type="string" calcext:value-type="string">
            <text:p><text:s/>non conosco alla grande ubuntu ma recovery mode che farebbe?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Default" office:value-type="string" calcext:value-type="string">
            <text:p>[22:34] &lt;filo1234</text:p>
          </table:table-cell>
          <table:table-cell/>
          <table:table-cell office:value-type="string" calcext:value-type="string">
            <text:p><text:s/>inside_: un kernel di emergenza nel caso di problemi con il siste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22:48] &lt;flash</text:p>
          </table:table-cell>
          <table:table-cell/>
          <table:table-cell office:value-type="string" calcext:value-type="string">
            <text:p><text:s/>Qualcuno sa dirmi perche da windows xp riesco a collegarmi con il wife e da ubuntu mi dice si è ora fuori rete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48] &lt;flash</text:p>
          </table:table-cell>
          <table:table-cell/>
          <table:table-cell office:value-type="string" calcext:value-type="string">
            <text:p><text:s/>il driver c'è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49] &lt;flash</text:p>
          </table:table-cell>
          <table:table-cell/>
          <table:table-cell office:value-type="string" calcext:value-type="string">
            <text:p><text:s/>forse un paccheto manc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22:50] &lt;filo1234</text:p>
          </table:table-cell>
          <table:table-cell/>
          <table:table-cell office:value-type="string" calcext:value-type="string">
            <text:p><text:s/>flash: la scheda viene vist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50] &lt;flash</text:p>
          </table:table-cell>
          <table:table-cell/>
          <table:table-cell office:value-type="string" calcext:value-type="string">
            <text:p><text:s/>ma guard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0] &lt;flash</text:p>
          </table:table-cell>
          <table:table-cell/>
          <table:table-cell office:value-type="string" calcext:value-type="string">
            <text:p><text:s/>mi da il problema adess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0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4 ore fa andav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0] &lt;flash</text:p>
          </table:table-cell>
          <table:table-cell/>
          <table:table-cell office:value-type="string" calcext:value-type="string">
            <text:p><text:s/>la scheda mi richiese di installarla appena misi ubuntu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2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ho fatto apt.get update da root ma non mi ha risol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22:52] &lt;filo1234</text:p>
          </table:table-cell>
          <table:table-cell/>
          <table:table-cell office:value-type="string" calcext:value-type="string">
            <text:p><text:s/>flash: ma quindi non ho capito ti disconnette o non ti connetti proprio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52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a la sua ricerca tipo quando windows prende ip di rete ma puoi mi dice disconnected si è ora fuori re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2] &lt;flash</text:p>
          </table:table-cell>
          <table:table-cell/>
          <table:table-cell office:value-type="string" calcext:value-type="string">
            <text:p><text:s/>non mi connete propi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22:53] &lt;filo1234</text:p>
          </table:table-cell>
          <table:table-cell/>
          <table:table-cell office:value-type="string" calcext:value-type="string">
            <text:p><text:s/>flash: wpa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54] &lt;flash</text:p>
          </table:table-cell>
          <table:table-cell/>
          <table:table-cell office:value-type="string" calcext:value-type="string">
            <text:p><text:s/>wpa all'altra mia casa ma uguale nient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4] &lt;flash</text:p>
          </table:table-cell>
          <table:table-cell/>
          <table:table-cell office:value-type="string" calcext:value-type="string">
            <text:p><text:s/>adesso rete liber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4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è un problema di ubuntu qui si windows sto dent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5] &lt;flash</text:p>
          </table:table-cell>
          <table:table-cell/>
          <table:table-cell office:value-type="string" calcext:value-type="string">
            <text:p><text:s/>*su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6] &lt;flash</text:p>
          </table:table-cell>
          <table:table-cell/>
          <table:table-cell office:value-type="string" calcext:value-type="string">
            <text:p><text:s/>che facci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56] &lt;filo1234</text:p>
          </table:table-cell>
          <table:table-cell/>
          <table:table-cell office:value-type="string" calcext:value-type="string">
            <text:p><text:s/>flash: guarda se in sistema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7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flash: altrimenti proverei ad installare wicd al posto di N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7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wicd | flash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22:57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flash: http://wiki.ubuntu-it.org/Hardware/DispositiviSenzaFili/Wic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2:57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ricordo che il driver wife non è ufficilal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7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orse devo scaricare il paccheto da synaptic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2:58] &lt;flash</text:p>
          </table:table-cell>
          <table:table-cell/>
          <table:table-cell office:value-type="string" calcext:value-type="string">
            <text:p><text:s/>ma come senza connesione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cav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: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22:58] &lt;flash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eheh rotto il connettore l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flash: che scheda è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22:58] &lt;flash</text:p>
          </table:table-cell>
          <table:table-cell/>
          <table:table-cell office:value-type="string" calcext:value-type="string">
            <text:p><text:s/>broadacom se non er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lspc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[22:59] &lt;flash</text:p>
          </table:table-cell>
          <table:table-cell/>
          <table:table-cell office:value-type="string" calcext:value-type="string">
            <text:p><text:s/>provo vado a vedere che dic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9] &lt;flash</text:p>
          </table:table-cell>
          <table:table-cell/>
          <table:table-cell office:value-type="string" calcext:value-type="string">
            <text:p><text:s/>da root giusto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n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!ro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office:value-type="string" calcext:value-type="string">
            <text:p>[22:5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root è disabilitato di default su ubuntu, <text:s/>usa sudo per eseguire i comandi testuali con i permessi di root http://wiki.ubuntu-it.org/AmministrazioneSistema/Sudo - per i programmi con interfaccia grafica usa gksudo o kdesud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office:value-type="string" calcext:value-type="string">
            <text:p>[23:00] &lt;filo1234</text:p>
          </table:table-cell>
          <table:table-cell/>
          <table:table-cell office:value-type="string" calcext:value-type="string">
            <text:p><text:s/>non si usa roo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[23:00] &lt;flash</text:p>
          </table:table-cell>
          <table:table-cell/>
          <table:table-cell office:value-type="string" calcext:value-type="string">
            <text:p><text:s/>sudo -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0] &lt;filo1234</text:p>
          </table:table-cell>
          <table:table-cell/>
          <table:table-cell office:value-type="string" calcext:value-type="string">
            <text:p><text:s/>non si us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0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ai lspci da utente intanto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0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 volte il terminale mi chiede che per fare tot cosa devo essere in root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3:01] &lt;flash</text:p>
          </table:table-cell>
          <table:table-cell/>
          <table:table-cell office:value-type="string" calcext:value-type="string">
            <text:p><text:s/>a o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1] &lt;flash</text:p>
          </table:table-cell>
          <table:table-cell/>
          <table:table-cell office:value-type="string" calcext:value-type="string">
            <text:p><text:s/>anzi anzi vedo qui su l'altro o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office:value-type="string" calcext:value-type="string">
            <text:p>[23:01] &lt;filo1234</text:p>
          </table:table-cell>
          <table:table-cell/>
          <table:table-cell office:value-type="string" calcext:value-type="string">
            <text:p><text:s/>flash: infatti usi sud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office:value-type="string" calcext:value-type="string">
            <text:p>[23:02] &lt;flash</text:p>
          </table:table-cell>
          <table:table-cell/>
          <table:table-cell office:value-type="string" calcext:value-type="string">
            <text:p><text:s/>WLAN broadcom 802.11a/b/g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[23:03] &lt;filo1234</text:p>
          </table:table-cell>
          <table:table-cell/>
          <table:table-cell office:value-type="string" calcext:value-type="string">
            <text:p><text:s/>flash: versione di ubuntu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3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l'ho guardata su windows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3:03] &lt;flash</text:p>
          </table:table-cell>
          <table:table-cell/>
          <table:table-cell office:value-type="string" calcext:value-type="string">
            <text:p><text:s/>versione ubuntu 2.6.35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3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quello sarebbe la versione del kernel :D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3:03] &lt;filo1234</text:p>
          </table:table-cell>
          <table:table-cell/>
          <table:table-cell office:value-type="string" calcext:value-type="string">
            <text:p><text:s/>ma immagino 10.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 office:value-type="string" calcext:value-type="string">
            <text:p>[23:04] &lt;flash</text:p>
          </table:table-cell>
          <table:table-cell/>
          <table:table-cell office:value-type="string" calcext:value-type="string">
            <text:p><text:s/>sis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4] &lt;flash</text:p>
          </table:table-cell>
          <table:table-cell/>
          <table:table-cell office:value-type="string" calcext:value-type="string">
            <text:p><text:s/>ma come ti ripeto 4 ore fa funzionav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4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munque non è semplice senza essere connessi nè aiutarti nè fare operazion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23:04] &lt;filo1234</text:p>
          </table:table-cell>
          <table:table-cell/>
          <table:table-cell office:value-type="string" calcext:value-type="string">
            <text:p><text:s/>flash: uhm hai fatto aggiornamenti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[23:04] &lt;flash</text:p>
          </table:table-cell>
          <table:table-cell/>
          <table:table-cell office:value-type="string" calcext:value-type="string">
            <text:p><text:s/>eh gia forse è quell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Default" office:value-type="string" calcext:value-type="string">
            <text:p>[23:05] &lt;filo1234</text:p>
          </table:table-cell>
          <table:table-cell/>
          <table:table-cell office:value-type="string" calcext:value-type="string">
            <text:p><text:s/>flash: ok allora al boot, scegli il kernel precedent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[23:05] &lt;flash</text:p>
          </table:table-cell>
          <table:table-cell/>
          <table:table-cell office:value-type="string" calcext:value-type="string">
            <text:p><text:s/>dopo aver fatto l'aggiornamento mi risulta che non andav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[23:05] &lt;filo1234</text:p>
          </table:table-cell>
          <table:table-cell/>
          <table:table-cell office:value-type="string" calcext:value-type="string">
            <text:p><text:s/>e avvia con quell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 office:value-type="string" calcext:value-type="string">
            <text:p>[23:06] &lt;flash</text:p>
          </table:table-cell>
          <table:table-cell/>
          <table:table-cell office:value-type="string" calcext:value-type="string">
            <text:p><text:s/>ok provo con quell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6] &lt;flash</text:p>
          </table:table-cell>
          <table:table-cell/>
          <table:table-cell office:value-type="string" calcext:value-type="string">
            <text:p><text:s/>Se mettiamo caso fosse l'aggiornamento io non dovrei piu fare aggiornamenti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 office:value-type="string" calcext:value-type="string">
            <text:p>[23:07] &lt;filo1234</text:p>
          </table:table-cell>
          <table:table-cell/>
          <table:table-cell office:value-type="string" calcext:value-type="string">
            <text:p><text:s/>no magari vedi di capire che driver usi e nel caso vedi se puoi installarlo nel nuovo kerne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7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flash visto che ha i broacom vedi di salvarti i due file che servono ad attivarli su un cd. <text:s/>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cosi' li riattivi a comodo tuo senza bisogno di linea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Basta che li rimetti dove stavano. anche su un sistema appena installato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Default" office:value-type="string" calcext:value-type="string">
            <text:p>[23:07] &lt;filo1234</text:p>
          </table:table-cell>
          <table:table-cell/>
          <table:table-cell office:value-type="string" calcext:value-type="string">
            <text:p><text:s/>flash: altriment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Default" office:value-type="string" calcext:value-type="string">
            <text:p>[23:08] &lt;flash</text:p>
          </table:table-cell>
          <table:table-cell/>
          <table:table-cell office:value-type="string" calcext:value-type="string">
            <text:p><text:s/>ma metto il paccheto da synaptic del driver e provo col kernel nuov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[23:08] &lt;filo1234</text:p>
          </table:table-cell>
          <table:table-cell/>
          <table:table-cell office:value-type="string" calcext:value-type="string">
            <text:p><text:s/>se non hai connessione ....come lo metti?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8] &lt;flash</text:p>
          </table:table-cell>
          <table:table-cell/>
          <table:table-cell office:value-type="string" calcext:value-type="string">
            <text:p><text:s/>vado con il kernel vecchi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8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penso che il paccheto rimang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Default" office:value-type="string" calcext:value-type="string">
            <text:p>[23:09] &lt;attempt</text:p>
          </table:table-cell>
          <table:table-cell/>
          <table:table-cell office:value-type="string" calcext:value-type="string">
            <text:p><text:s/>/lib/firmware b43 e <text:s/>/lib/firmware b43legac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[23:09] &lt;filo1234</text:p>
          </table:table-cell>
          <table:table-cell/>
          <table:table-cell office:value-type="string" calcext:value-type="string">
            <text:p><text:s/>flash: prov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23:09] &lt;flash</text:p>
          </table:table-cell>
          <table:table-cell/>
          <table:table-cell office:value-type="string" calcext:value-type="string">
            <text:p><text:s/>provo a entrare con il kernel vecchio poi torno qu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09] &lt;flash</text:p>
          </table:table-cell>
          <table:table-cell/>
          <table:table-cell office:value-type="string" calcext:value-type="string">
            <text:p><text:s/>a dp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23] &lt;flash</text:p>
          </table:table-cell>
          <table:table-cell/>
          <table:table-cell office:value-type="string" calcext:value-type="string">
            <text:p><text:s/>Risolto grazie filo123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23:24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nche se non mi faceva cambiare kernel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00:42] &lt;babeles</text:p>
          </table:table-cell>
          <table:table-cell/>
          <table:table-cell office:value-type="string" calcext:value-type="string">
            <text:p><text:s/>grazie ai vostri consigli di prima sono riuscito ad installare ubuntu sul portati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00:43] &lt;yvesBsAs</text:p>
          </table:table-cell>
          <table:table-cell/>
          <table:table-cell office:value-type="string" calcext:value-type="string">
            <text:p><text:s/>perfetto babeles :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00:43] &lt;babeles</text:p>
          </table:table-cell>
          <table:table-cell/>
          <table:table-cell office:value-type="string" calcext:value-type="string">
            <text:p><text:s/>ora il "problema" è che vorrei la stessa barra del menu che c'è sulla 10.0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3] &lt;babeles</text:p>
          </table:table-cell>
          <table:table-cell/>
          <table:table-cell office:value-type="string" calcext:value-type="string">
            <text:p><text:s/>ho installato gnome classi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3] &lt;babeles</text:p>
          </table:table-cell>
          <table:table-cell/>
          <table:table-cell office:value-type="string" calcext:value-type="string">
            <text:p><text:s/>ma comunque la barra menu è divers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4] &lt;babeles</text:p>
          </table:table-cell>
          <table:table-cell/>
          <table:table-cell office:value-type="string" calcext:value-type="string">
            <text:p><text:s/>non c'è più la voce Sistema con i sottomenu preferenze ed amministrazion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4] &lt;babeles</text:p>
          </table:table-cell>
          <table:table-cell/>
          <table:table-cell office:value-type="string" calcext:value-type="string">
            <text:p><text:s/>e la parte applicazioni è tutta incasina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0:44] &lt;yvesBsAs</text:p>
          </table:table-cell>
          <table:table-cell/>
          <table:table-cell office:value-type="string" calcext:value-type="string">
            <text:p><text:s/>aups.. mi sa che è dura, ora o Unity o Gnome3 (Gnome Shell)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quindi il desktop di Lucid mi sa che non lo si può us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0:44] &lt;babeles</text:p>
          </table:table-cell>
          <table:table-cell/>
          <table:table-cell office:value-type="string" calcext:value-type="string">
            <text:p><text:s/>:/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4] &lt;babeles</text:p>
          </table:table-cell>
          <table:table-cell/>
          <table:table-cell office:value-type="string" calcext:value-type="string">
            <text:p><text:s/>sto menu è orribil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è per una signora che era abituata all'utilizzo del menu preceden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unity è incomprensibile per un newbi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etta, passa in chat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 text:c="2"/>/join #ubuntu-it-chat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00:46] &lt;babeles</text:p>
          </table:table-cell>
          <table:table-cell/>
          <table:table-cell office:value-type="string" calcext:value-type="string">
            <text:p><text:s/>chiedo lì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6] &lt;babeles</text:p>
          </table:table-cell>
          <table:table-cell/>
          <table:table-cell office:value-type="string" calcext:value-type="string">
            <text:p><text:s/>?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6] &lt;babeles</text:p>
          </table:table-cell>
          <table:table-cell/>
          <table:table-cell office:value-type="string" calcext:value-type="string">
            <text:p><text:s/>:)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0:46] &lt;babeles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ciao a tutti, c'è qlc mi puo aiutare per favore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ho un vecchio pc che vorrei usare, ho letto mi conviene farlo con linux o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o masterizzato ubuntu, xubuntu e lubuntu, che mi sembra quello che richiede meno h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wa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'è qlc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ubuntu@ubuntu:$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he ci scrivo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16] &lt;Matteo__</text:p>
          </table:table-cell>
          <table:table-cell/>
          <table:table-cell office:value-type="string" calcext:value-type="string">
            <text:p><text:s/>please ditemi cosa scriverci, <text:s/>cosi l'installazione va avanti..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2:22] &lt;Matteo__</text:p>
          </table:table-cell>
          <table:table-cell/>
          <table:table-cell office:value-type="string" calcext:value-type="string">
            <text:p><text:s/>c'è nessuno che mi puo aiutar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07:12] &lt;micaela</text:p>
          </table:table-cell>
          <table:table-cell/>
          <table:table-cell office:value-type="string" calcext:value-type="string">
            <text:p><text:s/>buongiorno a tut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7:13] &lt;micaela</text:p>
          </table:table-cell>
          <table:table-cell/>
          <table:table-cell office:value-type="string" calcext:value-type="string">
            <text:p><text:s/>qualcuno potrebbe aiutarmi ad installare la chiavetta Huawei Technologies Co., Ltd. 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7:14] &lt;micaela</text:p>
          </table:table-cell>
          <table:table-cell/>
          <table:table-cell office:value-type="string" calcext:value-type="string">
            <text:p><text:s/>non riesco ad installare il pacchetto usb-mode-switch come faccio-'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7:14] &lt;micaela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07:55] &lt;glpiana</text:p>
          </table:table-cell>
          <table:table-cell/>
          <table:table-cell office:value-type="string" calcext:value-type="string">
            <text:p><text:s/>o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08:02] &lt;Barlafus</text:p>
          </table:table-cell>
          <table:table-cell/>
          <table:table-cell office:value-type="string" calcext:value-type="string">
            <text:p><text:s/>so che questo è il canale per ubuntu, ma qualcuno mi può aiutare con fedor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seeeeee per la concorrenz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dai spara Barlaf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08:06] &lt;Barlafus</text:p>
          </table:table-cell>
          <table:table-cell/>
          <table:table-cell office:value-type="string" calcext:value-type="string">
            <text:p><text:s/>sto cercando di installare i driver ati radeon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ho già scaricato il file da amd, sto seguendo la procedura di http://fasterindesign.altervista.org/installare-i-driver-ati-catalyst-su-fedora-15-manualmente.html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ma dopo che digito init 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chat | Barlafus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08:06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Barlafus: 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08:15] &lt;massimo18</text:p>
          </table:table-cell>
          <table:table-cell/>
          <table:table-cell office:value-type="string" calcext:value-type="string">
            <text:p><text:s/>Buon 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08:16] &lt;rocker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18] &lt;rocker</text:p>
          </table:table-cell>
          <table:table-cell/>
          <table:table-cell office:value-type="string" calcext:value-type="string">
            <text:p><text:s/>ho fatto casino con fIREFOX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18] &lt;rocker</text:p>
          </table:table-cell>
          <table:table-cell/>
          <table:table-cell office:value-type="string" calcext:value-type="string">
            <text:p><text:s/>ORA NON COMPARE L'ICONA NELLA DOC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19] &lt;enzotib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maiuscolo | rocker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08:1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rocker: Non scrivere in maiuscolo nel canale, equivale ad urlare e non e' un comportamento gradito nel canale. grazie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08:19] &lt;rocker</text:p>
          </table:table-cell>
          <table:table-cell/>
          <table:table-cell office:value-type="string" calcext:value-type="string">
            <text:p><text:s/>scusate il maiscol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19] &lt;rocker</text:p>
          </table:table-cell>
          <table:table-cell/>
          <table:table-cell office:value-type="string" calcext:value-type="string">
            <text:p><text:s/>non me ne ero accor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08:28] &lt;Dreeg</text:p>
          </table:table-cell>
          <table:table-cell/>
          <table:table-cell office:value-type="string" calcext:value-type="string">
            <text:p><text:s/>Salve a tutti, esiste un canale IRC per il supporto italiano di XUbuntu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08:31] &lt;glpiana</text:p>
          </table:table-cell>
          <table:table-cell/>
          <table:table-cell office:value-type="string" calcext:value-type="string">
            <text:p><text:s/>Dreeg: chiedi pure qu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[08:31] &lt;rocker</text:p>
          </table:table-cell>
          <table:table-cell/>
          <table:table-cell office:value-type="string" calcext:value-type="string">
            <text:p><text:s/>non mi compare più l'icona di firefox sulla dock unit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08:32] &lt;Dreeg</text:p>
          </table:table-cell>
          <table:table-cell/>
          <table:table-cell office:value-type="string" calcext:value-type="string">
            <text:p><text:s/>Ah grazie ^^ fantastico :)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32] &lt;Dreeg</text:p>
          </table:table-cell>
          <table:table-cell/>
          <table:table-cell office:value-type="string" calcext:value-type="string">
            <text:p><text:s/>Salve a tutti, ho installato l'altro ieri Xubuntu ed oggi lo sto usando.. <text:s/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ho notato però che all'avvio prima della schermata di logon (che ho settato come Automatico) e del caricamento di xubuntu (a volte addirittura la salta e si prolunga la presenza della schermata incriminata) mi appare una schermata tutta "colorata" a bande con colori tendenti al grigio.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tipo i disturbi della televisione o meglio del digitale terrestre xD Come ris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32] &lt;Dreeg</text:p>
          </table:table-cell>
          <table:table-cell/>
          <table:table-cell office:value-type="string" calcext:value-type="string">
            <text:p><text:s/>lv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08:32] &lt;glpiana</text:p>
          </table:table-cell>
          <table:table-cell/>
          <table:table-cell office:value-type="string" calcext:value-type="string">
            <text:p><text:s/>rocker: apri la dash, cerca firefox e aprilo. <text:s/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poi clicchi sull'icona col destro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E gli dici di mantenerla nel launch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3] &lt;Dreeg</text:p>
          </table:table-cell>
          <table:table-cell/>
          <table:table-cell office:value-type="string" calcext:value-type="string">
            <text:p><text:s/>P.S. Ho notato che i driver aggiuntivi della scheda grafica non sono attivi e non vogliono attivarsi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la scheda grafica è una ATI Radeon HD 145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08:33] &lt;glpiana</text:p>
          </table:table-cell>
          <table:table-cell/>
          <table:table-cell office:value-type="string" calcext:value-type="string">
            <text:p><text:s/>Dreeg: dopo l'installazione hai eseguto gli aggiornament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08:33] &lt;Dreeg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che intendi per "non vogliono installarsi"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4] &lt;Dreeg</text:p>
          </table:table-cell>
          <table:table-cell/>
          <table:table-cell office:value-type="string" calcext:value-type="string">
            <text:p><text:s/>Non si attivano, mi restituisce "errore" <text:s/>dopo averli scaricat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(senza specificare qual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senza dare dettagl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tesso problema che avevo su Ubuntu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<text:s/>(solo che Xfce mi gira meglio, ovviamente xD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office:value-type="string" calcext:value-type="string">
            <text:p>[08:35] &lt;glpiana</text:p>
          </table:table-cell>
          <table:table-cell/>
          <table:table-cell office:value-type="string" calcext:value-type="string">
            <text:p><text:s/>Dreeg: apri un terminale e scrivi: dpkg -l | grep fglr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5] &lt;Dreeg</text:p>
          </table:table-cell>
          <table:table-cell/>
          <table:table-cell office:value-type="string" calcext:value-type="string">
            <text:p><text:s/>No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però mi fa riferimento ad un file di Log che non riesco ad interpretare xD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[08:3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office:value-type="string" calcext:value-type="string">
            <text:p>[08:3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office:value-type="string" calcext:value-type="string">
            <text:p>[08:36] &lt;Dreeg</text:p>
          </table:table-cell>
          <table:table-cell/>
          <table:table-cell office:value-type="string" calcext:value-type="string">
            <text:p><text:s/>Ehm.. accetta il comando ma non succede nulla o.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office:value-type="string" calcext:value-type="string">
            <text:p>[08:36] &lt;glpiana</text:p>
          </table:table-cell>
          <table:table-cell/>
          <table:table-cell office:value-type="string" calcext:value-type="string">
            <text:p><text:s/>Dreeg: ok, a che log fa riferimento l'errore di cui parlav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office:value-type="string" calcext:value-type="string">
            <text:p>[08:37] &lt;Dreeg</text:p>
          </table:table-cell>
          <table:table-cell/>
          <table:table-cell office:value-type="string" calcext:value-type="string">
            <text:p><text:s/>Aspetta un secondo che riproduco l'errore e vedo x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[08:37] &lt;glpiana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8] &lt;rocker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mi sono spiegato male: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l'icona nella dock unity non compare neanche quando Firefox è apperto..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38] &lt;rocker</text:p>
          </table:table-cell>
          <table:table-cell/>
          <table:table-cell office:value-type="string" calcext:value-type="string">
            <text:p><text:s/>*è aperto (correzione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8] &lt;glpiana</text:p>
          </table:table-cell>
          <table:table-cell/>
          <table:table-cell office:value-type="string" calcext:value-type="string">
            <text:p><text:s/>rocker: resetta unity allora: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unity --reset <text:s text:c="3"/>dato dopo aver premuto alt+f2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8:38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oppure prendi l'icona dalla dash e trascinala sulla barr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38] &lt;Dreeg</text:p>
          </table:table-cell>
          <table:table-cell/>
          <table:table-cell office:value-type="string" calcext:value-type="string">
            <text:p><text:s/>Mentre aspetto l'error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il terminale su Xubuntu da tastiera come si avvia?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,Ctrl+Alt+T non funzion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[08:39] &lt;glpiana</text:p>
          </table:table-cell>
          <table:table-cell/>
          <table:table-cell office:value-type="string" calcext:value-type="string">
            <text:p><text:s/>Dreeg: non hai i menu dei programmi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[08:40] &lt;Dreeg</text:p>
          </table:table-cell>
          <table:table-cell/>
          <table:table-cell office:value-type="string" calcext:value-type="string">
            <text:p><text:s/>Ah è per quello che hanno tolto la scorciatoia? x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41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Dreeg: non lo so perchè non ci sia la scorciatoia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quelle le controlli altrov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[08:42] &lt;Dreeg</text:p>
          </table:table-cell>
          <table:table-cell/>
          <table:table-cell office:value-type="string" calcext:value-type="string">
            <text:p><text:s/>Ok o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43] &lt;Dreeg</text:p>
          </table:table-cell>
          <table:table-cell/>
          <table:table-cell office:value-type="string" calcext:value-type="string">
            <text:p><text:s/>o.o ora si sono attivati non ci cred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43] &lt;Dreeg</text:p>
          </table:table-cell>
          <table:table-cell/>
          <table:table-cell office:value-type="string" calcext:value-type="string">
            <text:p><text:s/>e quelli "post-release" li attivo subito o prima riavvio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[08:43] &lt;glpiana</text:p>
          </table:table-cell>
          <table:table-cell/>
          <table:table-cell office:value-type="string" calcext:value-type="string">
            <text:p><text:s/>eh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44] &lt;Dreeg</text:p>
          </table:table-cell>
          <table:table-cell/>
          <table:table-cell office:value-type="string" calcext:value-type="string">
            <text:p><text:s text:c="2"/>Ah si scusami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ho due driver aggiuntivi ATI/AMD e ATI/AMD (post-releas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8:44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niziando da ATI/AMD mi dava l'errore (riprovato più volte)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<text:s/>ora che sono qui riprovo per avere l'errore e comunicarvelo e invece li ha installati &lt;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<text:s/>mi chiede di riavviare ma che faccio, installo subito quelli pos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8:45] &lt;Dreeg</text:p>
          </table:table-cell>
          <table:table-cell/>
          <table:table-cell office:value-type="string" calcext:value-type="string">
            <text:p><text:s/>post-release o prima riavvio, poi installo e riavvio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 office:value-type="string" calcext:value-type="string">
            <text:p>[08:45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4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Driver Grafici &lt;&lt;fglrx &lt; proprietari ATI/AMD (e lo stesso con aggiunto tra parentesi post-release)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Default" office:value-type="string" calcext:value-type="string">
            <text:p>[08:46] &lt;glpiana</text:p>
          </table:table-cell>
          <table:table-cell/>
          <table:table-cell office:value-type="string" calcext:value-type="string">
            <text:p><text:s/>Dreeg: se li ha installati riavvi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Default" office:value-type="string" calcext:value-type="string">
            <text:p>[08:47] &lt;Dreeg</text:p>
          </table:table-cell>
          <table:table-cell/>
          <table:table-cell office:value-type="string" calcext:value-type="string">
            <text:p><text:s/>Ok poi provo a installare i post-release, a tra poc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52] &lt;Dreeg</text:p>
          </table:table-cell>
          <table:table-cell/>
          <table:table-cell office:value-type="string" calcext:value-type="string">
            <text:p><text:s/>Eccomi, con i (post-release) ha dato errore.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[08:52] &lt;glpiana</text:p>
          </table:table-cell>
          <table:table-cell/>
          <table:table-cell office:value-type="string" calcext:value-type="string">
            <text:p><text:s/>Dreeg: conq uelli che hai messo prima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52] &lt;glpiana</text:p>
          </table:table-cell>
          <table:table-cell/>
          <table:table-cell office:value-type="string" calcext:value-type="string">
            <text:p><text:s/>funziona o no?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53] &lt;Dreeg</text:p>
          </table:table-cell>
          <table:table-cell/>
          <table:table-cell office:value-type="string" calcext:value-type="string">
            <text:p><text:s/>Si pareva funzionare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(leggermente più lento l'avvio ma non dava quella schermata e la schermata di caricamento (con scritto XUBUNTU) era meno definita) ma almeno tutto regol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8:53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olo che dopo l'errore (come su ubuntu) mi si disattiva il driver attivato poco f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Default" office:value-type="string" calcext:value-type="string">
            <text:p>[08:53] &lt;glpiana</text:p>
          </table:table-cell>
          <table:table-cell/>
          <table:table-cell office:value-type="string" calcext:value-type="string">
            <text:p><text:s/>Dreeg: però non eri content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[08:53] &lt;Dreeg</text:p>
          </table:table-cell>
          <table:table-cell/>
          <table:table-cell office:value-type="string" calcext:value-type="string">
            <text:p><text:s/>l'errore è: L'installazione di questo driver non è riuscita. Consultare i file di registro per maggiori informazioni: /var/log/jockey.lo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[08:53] &lt;glpiana</text:p>
          </table:table-cell>
          <table:table-cell/>
          <table:table-cell office:value-type="string" calcext:value-type="string">
            <text:p><text:s/>riattivalo e tieni quell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54] &lt;glpiana</text:p>
          </table:table-cell>
          <table:table-cell/>
          <table:table-cell office:value-type="string" calcext:value-type="string">
            <text:p><text:s/>Dreeg: devo assentarm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8:54] &lt;Dreeg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Non è che non ero contento, <text:s/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mi dice che ci sono due driver da attivar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pensavo fossero da attivare entramb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o.o scusa se sono sembrato "ingordo"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54] &lt;Dreeg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8:56] &lt;Dreeg</text:p>
          </table:table-cell>
          <table:table-cell/>
          <table:table-cell office:value-type="string" calcext:value-type="string">
            <text:p><text:s/>riavvi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9:0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09:15] &lt;jester-</text:p>
          </table:table-cell>
          <table:table-cell/>
          <table:table-cell office:value-type="string" calcext:value-type="string">
            <text:p><text:s/>'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09:24] &lt;stradade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9:25] &lt;stradade</text:p>
          </table:table-cell>
          <table:table-cell/>
          <table:table-cell office:value-type="string" calcext:value-type="string">
            <text:p><text:s/>ho un ubuntu 9.04 devo installare ssh server mi dice che il pacchetto è missing o obsoleto <text:s/>cosa devo fare ??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9:25] &lt;massimo18</text:p>
          </table:table-cell>
          <table:table-cell/>
          <table:table-cell office:value-type="string" calcext:value-type="string">
            <text:p><text:s/>stradade, aggiornare il sistema 9.04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non è più support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9:2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u questa macchina ho tanti servizi attivi se faccio upgrade li perdo tutti.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09:26] &lt;jester-</text:p>
          </table:table-cell>
          <table:table-cell/>
          <table:table-cell office:value-type="string" calcext:value-type="string">
            <text:p><text:s/>stradade: non è piu supporta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09:26] &lt;stradade</text:p>
          </table:table-cell>
          <table:table-cell/>
          <table:table-cell office:value-type="string" calcext:value-type="string">
            <text:p><text:s/>posso fare un wget di ssh 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09:26] &lt;massimo1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stradade, non ci sono più i serv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9:27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tradade: esiste il backup appunto per quell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backup ??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09:27] &lt;massimo18</text:p>
          </table:table-cell>
          <table:table-cell/>
          <table:table-cell office:value-type="string" calcext:value-type="string">
            <text:p><text:s/>stradade, ti salvi i dati e fai l'aggiorname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ma i file di configurazione sono tuti diversi ..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09:28] &lt;massimo18</text:p>
          </table:table-cell>
          <table:table-cell/>
          <table:table-cell office:value-type="string" calcext:value-type="string">
            <text:p><text:s/>stradade, se non trovi i pezzi di ricambio per l'automobile che fa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09:31] &lt;stradade</text:p>
          </table:table-cell>
          <table:table-cell/>
          <table:table-cell office:value-type="string" calcext:value-type="string">
            <text:p><text:s/>ragazzi ok se per scaricare un ssh server devo perdere una giornata di lavoro e imparare 5 versioni di demoni nuovi per replicare la mia configuraz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09:31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office:value-type="string" calcext:value-type="string">
            <text:p>[09:32] &lt;stradade</text:p>
          </table:table-cell>
          <table:table-cell/>
          <table:table-cell office:value-type="string" calcext:value-type="string">
            <text:p><text:s/>piglio la macchina cavo il freno a mano in discesa e m'amazz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[09:32] &lt;massimo18</text:p>
          </table:table-cell>
          <table:table-cell/>
          <table:table-cell office:value-type="string" calcext:value-type="string">
            <text:p><text:s/>stradade, come vuo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[09:33] &lt;gianiaz</text:p>
          </table:table-cell>
          <table:table-cell/>
          <table:table-cell office:value-type="string" calcext:value-type="string">
            <text:p><text:s/>so che sono ot, ma qualcuno qui usa il firmware ddwrt per il router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office:value-type="string" calcext:value-type="string">
            <text:p>[09:34] &lt;Drizamanuber</text:p>
          </table:table-cell>
          <table:table-cell/>
          <table:table-cell office:value-type="string" calcext:value-type="string">
            <text:p><text:s/>ciao a tutti, ci sono novità per le schede ati radeon per ubuntu 11-10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office:value-type="string" calcext:value-type="string">
            <text:p>[09:34] &lt;massimo18</text:p>
          </table:table-cell>
          <table:table-cell/>
          <table:table-cell office:value-type="string" calcext:value-type="string">
            <text:p><text:s/>!at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[09:34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Guarda su http://wiki.ubuntu-it.org/Hardware/Video/#head-0682d007ecb9abbcbaaa161f1873e63f0597ac6e; Driver prorietari Catalyst: http://wiki.ubuntu-it.org/Hardware/Video/Ati/Catalyst; Driver open source: http://wiki.ubuntu-it.org/Hardware/Video/Ati/Rade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ho trovato un sito launchpad.net/ubuntu/jaunty/+package dove ho trovato il pacchetto e l'ho istall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e qualcuno avesse lo stesso mio problema...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office:value-type="string" calcext:value-type="string">
            <text:p>[09:36] &lt;EvaStroll</text:p>
          </table:table-cell>
          <table:table-cell/>
          <table:table-cell office:value-type="string" calcext:value-type="string">
            <text:p><text:s/>stradade, ciao amic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09:3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osì evito di suicidarm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office:value-type="string" calcext:value-type="string">
            <text:p>[09:37] &lt;EvaStroll</text:p>
          </table:table-cell>
          <table:table-cell/>
          <table:table-cell office:value-type="string" calcext:value-type="string">
            <text:p><text:s/>stradade, non suicidart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[09:38] &lt;massimo18</text:p>
          </table:table-cell>
          <table:table-cell/>
          <table:table-cell office:value-type="string" calcext:value-type="string">
            <text:p><text:s/>!cha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Default" office:value-type="string" calcext:value-type="string">
            <text:p>[09:38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Default" office:value-type="string" calcext:value-type="string">
            <text:p>[09:38] &lt;stradade</text:p>
          </table:table-cell>
          <table:table-cell/>
          <table:table-cell office:value-type="string" calcext:value-type="string">
            <text:p><text:s/>massimo18 mi vuole morto :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 office:value-type="string" calcext:value-type="string">
            <text:p>[09:48] &lt;Dreeg</text:p>
          </table:table-cell>
          <table:table-cell/>
          <table:table-cell office:value-type="string" calcext:value-type="string">
            <text:p><text:s/>o.O su xubuntu come si esce dalla modalità "tutto schermo" di un applicazione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[09:48] &lt;glpiana</text:p>
          </table:table-cell>
          <table:table-cell/>
          <table:table-cell office:value-type="string" calcext:value-type="string">
            <text:p><text:s/>Dreeg: prova f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[09:49] &lt;Dreeg</text:p>
          </table:table-cell>
          <table:table-cell/>
          <table:table-cell office:value-type="string" calcext:value-type="string">
            <text:p><text:s/>Ok funziona su gmusic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a non qui su Xchat x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9:51] &lt;Dreeg</text:p>
          </table:table-cell>
          <table:table-cell/>
          <table:table-cell office:value-type="string" calcext:value-type="string">
            <text:p><text:s/>Vabbè chiudo e riapr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09:51] &lt;Dreeg</text:p>
          </table:table-cell>
          <table:table-cell/>
          <table:table-cell office:value-type="string" calcext:value-type="string">
            <text:p><text:s/>Rieccomi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Default" office:value-type="string" calcext:value-type="string">
            <text:p>[10:01] &lt;raff0z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1] &lt;raff0z</text:p>
          </table:table-cell>
          <table:table-cell/>
          <table:table-cell office:value-type="string" calcext:value-type="string">
            <text:p><text:s/>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[10:02] &lt;gigirock</text:p>
          </table:table-cell>
          <table:table-cell/>
          <table:table-cell office:value-type="string" calcext:value-type="string">
            <text:p><text:s/>domanda da 4 soldi.....screensaver 1110 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[10:03] &lt;raff0z</text:p>
          </table:table-cell>
          <table:table-cell/>
          <table:table-cell office:value-type="string" calcext:value-type="string">
            <text:p><text:s/>ho installato ubuntu sul nuovo pc )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( hp pavilion g6 con un i5 e una scheda video ati radeon 6470m HD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... mi sembra che si surriscaldi un pò troppo però .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e la durata della batteria è "poco" diciamo dato che ho una batteria a 6 celle dovrebbe durare di più di 1h e mezza no???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i potete dare una mano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 office:value-type="string" calcext:value-type="string">
            <text:p>[10:03] &lt;glpiana</text:p>
          </table:table-cell>
          <table:table-cell/>
          <table:table-cell office:value-type="string" calcext:value-type="string">
            <text:p><text:s/>raff0z: la versione 11.10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 office:value-type="string" calcext:value-type="string">
            <text:p>[10:03] &lt;raff0z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[10:04] &lt;glpiana</text:p>
          </table:table-cell>
          <table:table-cell/>
          <table:table-cell office:value-type="string" calcext:value-type="string">
            <text:p><text:s/>raff0z: il kernel che monta, il 3.0, ha problemi di elevato consum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Default" office:value-type="string" calcext:value-type="string">
            <text:p>[10:04] &lt;raff0z</text:p>
          </table:table-cell>
          <table:table-cell/>
          <table:table-cell office:value-type="string" calcext:value-type="string">
            <text:p><text:s/>a capit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4] &lt;raff0z</text:p>
          </table:table-cell>
          <table:table-cell/>
          <table:table-cell office:value-type="string" calcext:value-type="string">
            <text:p><text:s/>quindi che devo fare ?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evo forzare un kernel minore?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Default" office:value-type="string" calcext:value-type="string">
            <text:p>[10:04] &lt;Dreeg</text:p>
          </table:table-cell>
          <table:table-cell/>
          <table:table-cell office:value-type="string" calcext:value-type="string">
            <text:p><text:s/>Scusate, sul sito di ubuntu c'è la guida per installare il catalyst (anche il Catalyst Contro Center?) ma la versione di Ubuntu 11.10 vale anche per Xubuntu 11.10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e hai messo i driver proprietari dal gestore probabilmente già ce l'ha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crivi nel terminale: dpkg -l | grep fglrx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 office:value-type="string" calcext:value-type="string">
            <text:p>[10:0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Default" office:value-type="string" calcext:value-type="string">
            <text:p>[10:05] &lt;raff0z</text:p>
          </table:table-cell>
          <table:table-cell/>
          <table:table-cell office:value-type="string" calcext:value-type="string">
            <text:p><text:s/>poi una cosa che non capisco .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a perchè hanno tolto il gestore di pacchetti di default .... vabè ..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[10:05] &lt;glpiana</text:p>
          </table:table-cell>
          <table:table-cell/>
          <table:table-cell office:value-type="string" calcext:value-type="string">
            <text:p><text:s/>raff0z: o tieni quello e aspetti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o installi un kernel precedent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o installi la versione di ubuntu precedent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[10:05] &lt;raff0z</text:p>
          </table:table-cell>
          <table:table-cell/>
          <table:table-cell office:value-type="string" calcext:value-type="string">
            <text:p><text:s/>quindi se passo al kernel precedente dovrei risolvere glpiana 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6] &lt;raff0z</text:p>
          </table:table-cell>
          <table:table-cell/>
          <table:table-cell office:value-type="string" calcext:value-type="string">
            <text:p><text:s/>no magari solo il kernel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6] &lt;raff0z</text:p>
          </table:table-cell>
          <table:table-cell/>
          <table:table-cell office:value-type="string" calcext:value-type="string">
            <text:p><text:s/>dovrei risolvere?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Default" office:value-type="string" calcext:value-type="string">
            <text:p>[10:06] &lt;Dreeg</text:p>
          </table:table-cell>
          <table:table-cell/>
          <table:table-cell office:value-type="string" calcext:value-type="string">
            <text:p><text:s/>http://paste.ubuntu.com/735067/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6] &lt;glpiana</text:p>
          </table:table-cell>
          <table:table-cell/>
          <table:table-cell office:value-type="string" calcext:value-type="string">
            <text:p><text:s/>raff0z: per il gestore di pacchetti sonno scelte dei pacchettizatori e di chi prepara il cd. reinstallalo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nei repository c'è synapti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prova, se aspetti ti do un link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Default" office:value-type="string" calcext:value-type="string">
            <text:p>[10:06] &lt;raff0z</text:p>
          </table:table-cell>
          <table:table-cell/>
          <table:table-cell office:value-type="string" calcext:value-type="string">
            <text:p><text:s/>sisi già fatto :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Default" office:value-type="string" calcext:value-type="string">
            <text:p>[10:06] &lt;gigirock</text:p>
          </table:table-cell>
          <table:table-cell/>
          <table:table-cell office:value-type="string" calcext:value-type="string">
            <text:p><text:s/>domanda ancor + facile come si fa un lanciatore ?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Default" office:value-type="string" calcext:value-type="string">
            <text:p>[10:06] &lt;raff0z</text:p>
          </table:table-cell>
          <table:table-cell/>
          <table:table-cell office:value-type="string" calcext:value-type="string">
            <text:p><text:s/>ok t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6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o meglio 3.1 da ppa mainline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http://kernel.ubuntu.com/~kernel-ppa/mainline/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[10:07] &lt;raff0z</text:p>
          </table:table-cell>
          <table:table-cell/>
          <table:table-cell office:value-type="string" calcext:value-type="string">
            <text:p><text:s/>capito ok allora aspett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7] &lt;raff0z</text:p>
          </table:table-cell>
          <table:table-cell/>
          <table:table-cell office:value-type="string" calcext:value-type="string">
            <text:p><text:s/>a perfett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7] &lt;raff0z</text:p>
          </table:table-cell>
          <table:table-cell/>
          <table:table-cell office:value-type="string" calcext:value-type="string">
            <text:p><text:s/>allora provo ... ma è il 3.1 questo 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7] &lt;raff0z</text:p>
          </table:table-cell>
          <table:table-cell/>
          <table:table-cell office:value-type="string" calcext:value-type="string">
            <text:p><text:s/>com'è in fatto di stabilità?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Default" office:value-type="string" calcext:value-type="string">
            <text:p>[10:07] &lt;jester-</text:p>
          </table:table-cell>
          <table:table-cell/>
          <table:table-cell office:value-type="string" calcext:value-type="string">
            <text:p><text:s/>gigirock: il verso di spogliare la morosa lo hai trovato o deve venire filo1234 a farti veder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7] &lt;glpiana</text:p>
          </table:table-cell>
          <table:table-cell/>
          <table:table-cell office:value-type="string" calcext:value-type="string">
            <text:p><text:s/>Dreeg: è già installato. <text:s/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cercalo tra i programmi di amministraz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Oppure avvia le impostazioni del monitor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Default" office:value-type="string" calcext:value-type="string">
            <text:p>[10:08] &lt;Dreeg</text:p>
          </table:table-cell>
          <table:table-cell/>
          <table:table-cell office:value-type="string" calcext:value-type="string">
            <text:p><text:s/>Ok, quindi ora dovrebbe essere TUTTO ok?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08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raff0z: no. è il 3.0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metti un 2.6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Default" office:value-type="string" calcext:value-type="string">
            <text:p>[10:08] &lt;raff0z</text:p>
          </table:table-cell>
          <table:table-cell/>
          <table:table-cell office:value-type="string" calcext:value-type="string">
            <text:p><text:s/>aaaa ok :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08] &lt;raff0z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Default" office:value-type="string" calcext:value-type="string">
            <text:p>[10:09] &lt;glpiana</text:p>
          </table:table-cell>
          <table:table-cell/>
          <table:table-cell office:value-type="string" calcext:value-type="string">
            <text:p><text:s/>Dreeg: in teoria sì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10] &lt;Dreeg</text:p>
          </table:table-cell>
          <table:table-cell/>
          <table:table-cell office:value-type="string" calcext:value-type="string">
            <text:p><text:s/>Altra cosetta, su ubuntu piuttosto spesso e mi è successo una volta anche qui su Xubuntu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(non sono riuscito a trovare un criterio in base a quando accadesse)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e clicco su "Arresta" anziché spegnersi la macchina si è solo chiusa la sessione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 cosa può essere dovuto?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Default" office:value-type="string" calcext:value-type="string">
            <text:p>[10:11] &lt;raff0z</text:p>
          </table:table-cell>
          <table:table-cell/>
          <table:table-cell office:value-type="string" calcext:value-type="string">
            <text:p><text:s/>scusami glpiana devo scaricare solo l'header e l'image della mia architettura vero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15] &lt;raff0z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10:23] &lt;smilso20</text:p>
          </table:table-cell>
          <table:table-cell/>
          <table:table-cell office:value-type="string" calcext:value-type="string">
            <text:p><text:s/>buongiorn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4] &lt;smilso20</text:p>
          </table:table-cell>
          <table:table-cell/>
          <table:table-cell office:value-type="string" calcext:value-type="string">
            <text:p><text:s/>c'è qualcuno disponibile a darmi supporto per eseguire l'aggiornamento di ubuntu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10:26] &lt;jester-</text:p>
          </table:table-cell>
          <table:table-cell/>
          <table:table-cell office:value-type="string" calcext:value-type="string">
            <text:p><text:s/>smilso20: da 11.04 a 11.10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io ho installato la 10.04 netbook remix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vorrei passare alla 11.1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8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l'aggiornamento automatico mi fa passare alla 10.1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apri gestore aggiornamenti e pigia avanz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10:28] &lt;smilso20</text:p>
          </table:table-cell>
          <table:table-cell/>
          <table:table-cell office:value-type="string" calcext:value-type="string">
            <text:p><text:s/>già fat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non è possibile passare da 10.10 direttamente a 11.0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9] &lt;jester-</text:p>
          </table:table-cell>
          <table:table-cell/>
          <table:table-cell office:value-type="string" calcext:value-type="string">
            <text:p><text:s/>cioè a 11.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ok quindi devo riscaricare la 11.10 e reinstallare il tutto giust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[10:29] &lt;jester-</text:p>
          </table:table-cell>
          <table:table-cell/>
          <table:table-cell office:value-type="string" calcext:value-type="string">
            <text:p><text:s/>yes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mill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entilissim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adesso proced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ancora jest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10:30] &lt;Dreeg</text:p>
          </table:table-cell>
          <table:table-cell/>
          <table:table-cell office:value-type="string" calcext:value-type="string">
            <text:p><text:s/>Ma l'aggiornamento non fa passare alla 10.10 poi se lo rifa alla 11.04 etc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3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reeg: dalla 10.4 sarebbero tre passagg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33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 me andrebbe bene passare alla 10.10 per poi passare alla 10.04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0:33] &lt;smilso20</text:p>
          </table:table-cell>
          <table:table-cell/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[10:33] &lt;Dreeg</text:p>
          </table:table-cell>
          <table:table-cell/>
          <table:table-cell office:value-type="string" calcext:value-type="string">
            <text:p><text:s/>eh e non si può fa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me lo permette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office:value-type="string" calcext:value-type="string">
            <text:p>[10:33] &lt;jester-</text:p>
          </table:table-cell>
          <table:table-cell/>
          <table:table-cell office:value-type="string" calcext:value-type="string">
            <text:p><text:s/>passaggio diretto solo lts to l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ok capit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[10:33] &lt;Dreeg</text:p>
          </table:table-cell>
          <table:table-cell/>
          <table:table-cell office:value-type="string" calcext:value-type="string">
            <text:p><text:s/>No dico, che problema ci sarebbe a fare tre passaggi? x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office:value-type="string" calcext:value-type="string">
            <text:p>[10:34] &lt;jester-</text:p>
          </table:table-cell>
          <table:table-cell/>
          <table:table-cell office:value-type="string" calcext:value-type="string">
            <text:p><text:s/>Dreeg: se hai una banda buona una giornata e difficilmente avrai un os 100% funzionan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office:value-type="string" calcext:value-type="string">
            <text:p>[10:39] &lt;Dreeg</text:p>
          </table:table-cell>
          <table:table-cell/>
          <table:table-cell office:value-type="string" calcext:value-type="string">
            <text:p><text:s/>Però tecnicamente è possibile quindi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Perché difficilmente funzionante al 100%?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ici che è elevato il rischio di "errori" interni tra un passaggio ed un altro rispetto ad un installazione da CD (quindi perdendo tutto)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41] &lt;jester-</text:p>
          </table:table-cell>
          <table:table-cell/>
          <table:table-cell office:value-type="string" calcext:value-type="string">
            <text:p><text:s/>Dreeg: reinstallando sopra (senza formattare la partizione) non perdi nulla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ma i backup dati andrebbero comunque fatti che si aggiorni o n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office:value-type="string" calcext:value-type="string">
            <text:p>[10:52] &lt;Dreeg</text:p>
          </table:table-cell>
          <table:table-cell/>
          <table:table-cell office:value-type="string" calcext:value-type="string">
            <text:p><text:s/>Ah.. però come dicevi prima non si può fare da 10.04 a 11.10 giusto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5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tallare sopra (senza formattare)= sostituire il sistema non fottendo <text:s/>dati e impostazion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0:56] &lt;Dreeg</text:p>
          </table:table-cell>
          <table:table-cell/>
          <table:table-cell office:value-type="string" calcext:value-type="string">
            <text:p><text:s/>Ah quindi è fattibile..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scusami ma di linux sono nuovo di zecca e ogni cosa me la devo reimparare xD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'è qualche funzione per i backup di cui parl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office:value-type="string" calcext:value-type="string">
            <text:p>[10:57] &lt;jester-</text:p>
          </table:table-cell>
          <table:table-cell/>
          <table:table-cell office:value-type="string" calcext:value-type="string">
            <text:p><text:s/>Dreeg: installare/reinstallare è diverso da aggiorna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[10:59] &lt;Dreeg</text:p>
          </table:table-cell>
          <table:table-cell/>
          <table:table-cell office:value-type="string" calcext:value-type="string">
            <text:p><text:s/>Giustamente xD per i backup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Default" office:value-type="string" calcext:value-type="string">
            <text:p>[10:59] &lt;jester-</text:p>
          </table:table-cell>
          <table:table-cell/>
          <table:table-cell office:value-type="string" calcext:value-type="string">
            <text:p><text:s/>!backup | Dreeg e la 11.10 è gia attrezzata di su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Default" office:value-type="string" calcext:value-type="string">
            <text:p>[10:5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 e la 11.10 è gia attrezzata di suo: backup is http://wiki.ubuntu-it.org/AmministrazioneSistema/BackupDelSistem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 office:value-type="string" calcext:value-type="string">
            <text:p>[11:00] &lt;Dreeg</text:p>
          </table:table-cell>
          <table:table-cell/>
          <table:table-cell office:value-type="string" calcext:value-type="string">
            <text:p><text:s/>Ottimo! :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00] &lt;Dreeg</text:p>
          </table:table-cell>
          <table:table-cell/>
          <table:table-cell office:value-type="string" calcext:value-type="string">
            <text:p><text:s/>Ultima cosa, skype in Xubuntu se lo minimizzo a tray dove lo trovo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0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evi chiedere a glpiana che lo u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[11:02] &lt;Dreeg</text:p>
          </table:table-cell>
          <table:table-cell/>
          <table:table-cell office:value-type="string" calcext:value-type="string">
            <text:p><text:s/>ok.. io mi assento 20 minu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3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volevo fare alcune domande su ubuntu c'è qualcun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[11:36] &lt;jester-</text:p>
          </table:table-cell>
          <table:table-cell/>
          <table:table-cell office:value-type="string" calcext:value-type="string">
            <text:p><text:s/>!qualcuno | pi_tri_cid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11:36] &lt;ubot-it</text:p>
          </table:table-cell>
          <table:table-cell/>
          <table:table-cell office:value-type="string" calcext:value-type="string">
            <text:p><text:s/>pi_tri_cidd: la maggior parte delle prime domande fatte in questo canale è del tipo «qualcuno puo' aiutarmi/qualcuno ha tempo/qualcuno usa...?». Fate la vostra domanda tecnica e se qualcuno sa, rispondera'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[11:37] &lt;pi_tri_cidd</text:p>
          </table:table-cell>
          <table:table-cell/>
          <table:table-cell office:value-type="string" calcext:value-type="string">
            <text:p><text:s/>posso installare ubuntu su hard disk esterno usb insieme al boot loader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intendi il boot loader su mbr dell'usb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[11:38] &lt;pi_tri_cidd</text:p>
          </table:table-cell>
          <table:table-cell/>
          <table:table-cell office:value-type="string" calcext:value-type="string">
            <text:p><text:s/>si 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certo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:pro</text:p>
          </table:table-cell>
          <table:table-cell office:value-type="string" calcext:value-type="string">
            <text:p><text:s/>logico che devi poi avviare al boot il disco usb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satto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 se non lo avvio, rimane tutto come prima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in fase installazione scegli di installare si sd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non su sdx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39] &lt;pi_tri_cidd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perchè ho già due sistemi operativ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1:40] &lt;pi_tri_cidd</text:p>
          </table:table-cell>
          <table:table-cell/>
          <table:table-cell office:value-type="string" calcext:value-type="string">
            <text:p><text:s/>ok quindi facendo così, se non accendo il disco usb, parte tutto normalmente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invece con disco usb acceso ho la possibilità di far partire ubu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[11:41] &lt;jester-</text:p>
          </table:table-cell>
          <table:table-cell/>
          <table:table-cell office:value-type="string" calcext:value-type="string">
            <text:p><text:s/>pi_tri_cidd: se non parte usb avrai la configurazione che hai adess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11:41] &lt;pi_tri_cidd</text:p>
          </table:table-cell>
          <table:table-cell/>
          <table:table-cell office:value-type="string" calcext:value-type="string">
            <text:p><text:s/>perfetto ti ringrazio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[11:42] &lt;gian</text:p>
          </table:table-cell>
          <table:table-cell/>
          <table:table-cell office:value-type="string" calcext:value-type="string">
            <text:p><text:s/>ciao a tutti, per un pc molto datato è consigliabile xubuntu oppure Lubun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2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si facendo funza anche se attacchi il disco ad altro pc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1:42] &lt;jester-</text:p>
          </table:table-cell>
          <table:table-cell/>
          <table:table-cell office:value-type="string" calcext:value-type="string">
            <text:p><text:s/>gian: lubuntu dovrebbe essere un filino piu legge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[11:42] &lt;pi_tri_cidd</text:p>
          </table:table-cell>
          <table:table-cell/>
          <table:table-cell office:value-type="string" calcext:value-type="string">
            <text:p><text:s/>ottimo è proprio quello che mi serviv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occhio a non metterlo su partizione ma su mbr cioè per es sdb e non sdb1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[11:43] &lt;gian</text:p>
          </table:table-cell>
          <table:table-cell/>
          <table:table-cell office:value-type="string" calcext:value-type="string">
            <text:p><text:s/>uno e basato su xforce, mentre l'altr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3] &lt;jester-</text:p>
          </table:table-cell>
          <table:table-cell/>
          <table:table-cell office:value-type="string" calcext:value-type="string">
            <text:p><text:s/>gian: xubuntu usa xfce lubuntu lxd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gian: il sistema è sempre lo stesso, cambia il gestore grafi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[11:43] &lt;pi_tri_cidd</text:p>
          </table:table-cell>
          <table:table-cell/>
          <table:table-cell office:value-type="string" calcext:value-type="string">
            <text:p><text:s/>il boot su sdb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[11:44] &lt;gian</text:p>
          </table:table-cell>
          <table:table-cell/>
          <table:table-cell office:value-type="string" calcext:value-type="string">
            <text:p><text:s/>certo, ti ringrazi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[11:44] &lt;jester-</text:p>
          </table:table-cell>
          <table:table-cell/>
          <table:table-cell office:value-type="string" calcext:value-type="string">
            <text:p><text:s/>pi_tri_cidd: se sdb sarà il tuo disco mentre sdb1 sarebbe una partizi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[11:44] &lt;pi_tri_cidd</text:p>
          </table:table-cell>
          <table:table-cell/>
          <table:table-cell office:value-type="string" calcext:value-type="string">
            <text:p><text:s/>ok perfet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4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se hai un solo disco nel pc l'usb sarà sicuro sdb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ho due dischi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più quello us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5] &lt;jester-</text:p>
          </table:table-cell>
          <table:table-cell/>
          <table:table-cell office:value-type="string" calcext:value-type="string">
            <text:p><text:s/>allora penso che sia sd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[11:4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munque lo vedi installando da altro/manual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[11:46] &lt;pi_tri_cidd</text:p>
          </table:table-cell>
          <table:table-cell/>
          <table:table-cell office:value-type="string" calcext:value-type="string">
            <text:p><text:s/>vabè individuarlo non è un problema,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:pro</text:p>
          </table:table-cell>
          <table:table-cell office:value-type="string" calcext:value-type="string">
            <text:p>la cosa importante è installare il boot su mbr e non su una partizione del dis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1:47] &lt;pi_tri_cidd</text:p>
          </table:table-cell>
          <table:table-cell/>
          <table:table-cell office:value-type="string" calcext:value-type="string">
            <text:p><text:s/>ti ringrazio nuovamen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lace to to stay that has cheap price rang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should be in a type of hotel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do you have a specific area you want to stay i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o make sure it's cheap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h, and i need parking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found 1 cheap hotel for you that includes parking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like me to book it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6 people 3 nights starting on tuesday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am sorry but I wasn't able to book that for you for Tuesday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s there another day you would like to stay or perhaps a shorter st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only 2 nights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.</text:p>
          </table:table-cell>
          <table:table-cell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2"/>
          <table:table-cell table:style-name="ce2" office:value-type="string" calcext:value-type="string">
            <text:p>nReference number is : 7GAWK763. </text:p>
          </table:table-cell>
          <table:table-cell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2"/>
          <table:table-cell table:style-name="ce2" office:value-type="string" calcext:value-type="string">
            <text:p>Anything else I can do for you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that will be all. Good by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ervices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ello, I have been robbed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please help me get in touch with the police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arkside Police Station is in Parkside,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number is 0122335896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ything else I can do for you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have the postcode as well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the Parkside Police Station is CB11J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as Parkside the address of the police station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not, can I have the address please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, Parkside is the address.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be all for now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. Thank you for contacting Cambridge Towninfo Centre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ou were great. Goodby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e are happy to help. Have a good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book a hotel in the east that has 4 stars. <text:s/>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help you with that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is your price range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doesn't matter as long as it has free wifi and parking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f you'd like something cheap, I recommend the Allenbell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or something moderately priced, I would recommend the Warkworth House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book the Wartworth for one night, 1 person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staying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riday and Can you book it for me and get a reference number 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 number is : BMUKPTG6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elp you with anything else today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to book a train that is leaving from Cambridge to Bishops Stortford on Friday.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a number of trains leaving throughout the 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hat time would you like to travel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get there by 19:45 at the latest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! The latest train you can take leaves at 17:29, and arrives by 18:07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for me to book that for you?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also need the travel time, departure time, and pric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Reference number is : UIFV8FA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price is 10.1 GBP and the trip will take about 38 minutes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 text:c="2"/>May I be of any other assistance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. Sorry, but suddenly my plans changed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change the Wartworth booking to Monday for 3 people and 4 nights?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I have made that change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nd your reference number is YF86GE4J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very much, goodby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nice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I'm looking for a train that is going to cambridge and arriving there by 20:45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like that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over 1,000 trains like tha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ere will you be departing fr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departing from birmingham new street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n you confirm your desired travel d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leave on wednesday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how a train leaving birmingham new street at 17:40 and arriving at 20:23 on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Will this work for you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will, ye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ease make a booking for 5 people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rain tickets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your reference number is A9NHSO9Y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s so much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would also need a place to s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am looking for something with 4 stars and has free wifi.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the cambridge belfry?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has all the attributes you requested and a great nam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ybe even a real belfry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, could you make a booking for me please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ould you like your booking for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for Wednesday for 5 people and 5 nights, pleas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Booking was successful. Reference number is : 5NAWGJDC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, goodbye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oodbye. If you think of anything else you need don't hesitate to contact us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a taxi from Saint John's college to Pizza Hut Fen Ditton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time do you want to leave and what time do you want to arrive by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leave after 17:15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\nBooking completed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your taxi will be blue hond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 text:c="2"/>Contact number is 07218068540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for all the help! I appreciate it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am all se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ve a nice day. <text:s/>By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too! thank you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robbed a few minutes ago and need assistanc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lease contact the Parkside, Cambridge police station.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he address including postcode of the police station and also the phone number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f cours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address is Parkside, Cambridge postcode CB11JG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nd phone number is 01223358966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's all I needed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more than welcome!\n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, have a good day. Goodby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very welcome. Goodbye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. I'm looking for a hotel in the eas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internet is not needed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3" office:value-type="string" calcext:value-type="string">
            <text:p><text:s/>There are no hotels that do not have internet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but 7 which do have it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o you have a specific price range you'd prefer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, but it should have free parking,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in the area and has free parking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ore inform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at a guesthouse or a hotel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'd really prefer a guesthouse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hotel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re are 5 guesthouses in the are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Do you prefer cheap or moderate for the price range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price doesn't really matter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just need free parkin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doesn't really need to have internet though. 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guesthouses that have free parking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ould I book one of them for you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none of them DON'T offer free wifi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not, I'll need the address for one that does have wifi, pleas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ll me about your favorite.,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llenbell is a guesthouse on the eas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addres sis 517a coldham lane post code cb13js.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. Can you help me with a train as well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'm looking to come in from Ely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is your destination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do you have any preference for day, departure or arrival tim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 want to go from cambridge to ely, no preference for time but I need to book for 8 people.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There are trains that run every two hours every day starting at 5:50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o you know what day you'd like to travel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'm looking for Wednesday , arrive by 11:30 for 8 people Please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total fee is 35.2 GBP payable at the station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<text:s/>You reference number is 7ZCVR4Q3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Can I help you with anything else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n't need anything else right now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Thank you for your assistance. <text:s/>Good By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and enjoy your visit. Have a great day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from Norwich, leaving after 21:15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ere would you like to go to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go to Ely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don't have any listings for trains leaving Norwich and arriving in Ely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to try a different departure st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I meant Cambridge please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I also need the travel time, departure time, and price.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Ok I will book that for you and get you a confirmation number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anything booked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just need to get the arrival time, travel time and price of a train from norwich to cambridge leaving after 21:15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trains arriving at 22:35, 23:35 and 24:35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17.60 pounds and 79 minutes each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, thanks! I'm also looking for a 4 star hotel in the north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you please help with that?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several that meet your criteri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 price range you are interested in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keep it in the moderate range, please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ee 7 option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all guesthouse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preferences for internet and parking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have a preference on those things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hall I try to start and book you into one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and provide the reference number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many nights will you be staying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e hotel for 4 people and 2 nights. <text:s/>Thank you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arriving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same day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nday please.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I apologize, some of our new workers have phobias of the booking system, <text:s/>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 booked you at Acorn guest house,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he reference number is 04CSEO7Q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ny other questions?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for today. <text:s/>Thanks for your help!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, and I hope you enjoy your st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planning a trip to town and want to sight see a bit. Can you let me know some attractions I may be interested in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79 attractions in the city. Do you have a specific type of attraction or specific area of the attraction that you are interested i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something in the centr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Great! How about All Saints Church? </text:p>
          </table:table-cell>
          <table:table-cell office:value-type="string" calcext:value-type="string">
            <text:p>price slot – architec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t has fantastic architecture and free entrance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ore inform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get the address for it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ould also like an expensive place to eat around it.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Jesus Lan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type of food would you like to eat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in the mood for Caribbean food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Unfortunately, there are no expensive caribbean restaurants in that area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e to check a different type of cuisine, or another area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also love turkish foo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something in the center that's expensive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lso, what type of attraction is All Saints Church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Meze Bar Restaurant is an expensive Turkish restaurant in the city centr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All Saints Church is an architecture attraction.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have the phone number, address and postcode for the restaurant please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don't have a phone number available,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but the address is 196 Mill Road City Centr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, postal code cb13nf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<text:s/>Anything else I can do for you? 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 that's all that I needed to know, thank you!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feel free to contact us about anything else you need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ve been injured and need to find a hospital nearby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The Addenbrookes Hospital is located at Hills Rd., Cambridge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re you looking for a specific department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he general phone number,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01223245151, is the number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need anything el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do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eel better soon! Have a better night! 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out of Cambridg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ill be leaving town on Wednesday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trains out of Cambridge on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 departure time in mind? 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'd like to go to peterborough and leave after 12:45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 have to attend a meeting beforehand.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1879 leaves at 13:06 on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ill that work for you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of the fair and could you tell me what is the arrival time into Peterborough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rice is 16.50 pounds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the train will arrive in Peterborough by 13:56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a ticket for you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one ticket please, can I also get the reference number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booked you one seat on TR1879 departing Cambridge for Peterborough on Wednesday at 13:0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: xu1qlhvw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elp further today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for a museum in centr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ld you give me the address, postcode and phone number of one?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Broughton House Gallery is located at 98 King Street, postcode cb11ln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phone number is 01223314960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you need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right now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s, you have been very helpful!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I hope you enjoy your time in Cambridge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hoping to see local places while in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me entertainment would be great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got 5 options. which side is okay for you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t doesn't matter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ave the address of a good one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funky fun hous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located at 8 mercers row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ercers row industrial estate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also get the phone number and postcode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. The phone number is 01223304705, and the postcode is cb58h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need a restuaran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ant something on the south sid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pensiv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er are man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kind of food would you like 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ndian food is my favorite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's the address for the best one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Unfortunately, there aren't any Indian restaurants in the south side of town,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e to look in other areas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check one more time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taurant in the south part of town, expensive, that serves Indian food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'm sorry there doesn't seem to be any expensive Indian restaurants to the south.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check again for a 3rd time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really want to eat Indian food. 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Please stop asking to check for the same thing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 have said there is none in the south try a different area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 you have any Indian restaurants in the south in a different price range?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Hi this is the supervisor. <text:s text:c="2"/>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 apologize for the attitude of our staff.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We do have taj tandoori, and expensive Indian restaurant in the South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Would you like me to book?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ay I have the address?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64 Cherry Hinton Road Cherry Hinto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 today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, thanks so much for all of your help! Have a great day!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 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lso, thanks for the apolog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don't need anything else at this time.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ave a great day. good bye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information about the City Centre North B and B hotel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help me with that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! City Centre North B and B is an inexpensively-priced guesthouse in the north of town at 328A Histon Roa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to book a ro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can I book it for 6 people starting on Saturday for 4 nights please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They weren't able to accommodate those parameters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to try a shorter st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ure. <text:s/>Let's try 2 nights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s. I'll need a reference number, too, please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The booking for City Centre North B&amp;B has been made,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your reference number is 0FAFY5PP.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! I also need a train from bishops stortford to cambridge,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find one for you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tell me what day you would like to travel, please? 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arrive by 14:45 and should be on the same day as the hotel booking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, I recommend train TR5108.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departs at 13:29 and will get you there by 14:07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it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at train for me now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! How many tickets would you lik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6 tickets for the same day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total fee is 48.48 GBP payable at the station 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ference number is : GSTIN0L6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, thank you.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! Lovely day to you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place to stay in the north pleas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3 places to stay in the north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ny other criteria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want to have to pay for parking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5 different gueshouses liste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For what day and for how many plea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or 3 people starting on Wednesday and staying 2 nights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1 hotels available actuall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to narrow it to a specific price range or star rating? 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Just a guesthouse in the north with free parkin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'll need a reference number then too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get you in at Archway Hous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WUMUZ0JX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. Thanks! Bye!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ystem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 I am looking for a train to arrive in Cambridge by 08:15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here will you be departing fr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ll be leaving from Bishops Stortford on Monday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look like the TR0532 is what you are looking for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parting Bishops Stortford at 7:29 and arriving in Cambridge at 8:07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to book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for that trip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are is 10.10 GBP per ticket. 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make a booking for 2 peopl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can you find me a place to stay in the north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ickets for the 7:29 train from Bishops Stortford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 ZHT6R80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give me more information about the type of hotel you'd lik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cheap hotel with free parking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0 total hotels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 preference for area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prefer the hotel be in the north part of town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ity centre north b and b and Worth house are both guesthouses and located in the north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one for you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to book today, thanks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get me the postcode of one of them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h, and please make sure the one you choose has internet!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Worth House is cb41d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yes, it has internet!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ill go ahead an book at the Worth House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, great. will it be the same two people as on the train and starting on Monday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or do you have different needs for lodging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pe, same peopl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 book that for you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day will you be arriving on, and for how many nights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1 person 5 nights please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ould you clarify if you need the reservation for 1 or 2 people please?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reservations for 2.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Okay let me see if I can book that for you.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ctually, I'm all set. Thank you! Bye!,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you sure you will not require a booking?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college type attraction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8 colleges I have found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prefer one in town centre or in the west? 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visit on in town centre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Sure, we have thirteen options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10 of which are fre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/>May I suggest king's college, or hughes hall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may I have their postcode, entrance fee, and phone number?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 post code to king's college is cb21st, the entrance fee is free, and phone number 01223331100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find an Indian restaurant for me that is also in the town centre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mbridge has 9 options for Indian food in the centr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do you have a specific price rang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 postcode, price range, and phone number of one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irst result is Curry Garden, postcode is cb21dp, price range is expensive, phone number is 01223302330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reserve a table for you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nk you, I'll just give them a call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t's all I needed for now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choosing Cambridge TownInfo Centre. Have a wonderful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can you give me some information on places to stay for my upcoming trip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e have many fine guest houses and hotels in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specific you were looking for, to help narrow it dow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2 star hotel with free wifi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s for that information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area are you looking to stay in? 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The area doesn't matter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I would like an expensive hotel if you can find one. 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located in the east and meet your criteria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all I book you a room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Yes, please book me a room for friday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or how many peopl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it for 2 people pleas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nd how many nights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5 nights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I would need the reference number also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oom at the Express by Holiday Inn Cambridge is all set up for Fri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The reference is 7F6ZIHSZ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 today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! I am also looking for a place to go in tow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'm thinking a college in the centr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hrist's College is located in the centre at saint andrew's street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get their phone number and postcode?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ir phone number is 01223334900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postcode is cb23bu. 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Thanks! I'm going to hanging out at the college late tonight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/>could you get me a taxi back to the hotel at 2:45?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Okay I've got a white Honda booked for you to pick you up at 2:45 and take you back to your hote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their number is 07078899267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 is all I need.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ope you enjoy your time in Cambridge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articular restaurant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is called pizza hut city centr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cheap italian place in the centre at Regent Street City Centre cb21ab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phone number is 01223323737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more info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like just the place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book me a table for 2 at 19:45 on Thursday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all set. I've got a table for 2 at 19:45 this Thur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F3K2PQZZ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 sounds good. Thank you!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is all. Thank you for your help! 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great day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so hungry - can you find me a place to eat in the city centre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! There are a great deal of restaurants there. What type of food did you have in mind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not care, it just needs to be expensive. 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fitzbillies restaurant serves british food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would that be ok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may I have the address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y're located at 51 Trumpington Street City Centre. Can I help you with anything else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can you help me find a train that can take me from Cambridge to Norwich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. Can you tell me what day you would like to travel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the train should arrive by 13:45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and book for 6 people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nd give me the reference number please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, but can you tell me which day you'd like to travel on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leave on thursday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one closest to your desired arrive by time will arrive at 12:55 and depart at 11:3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me to book this for you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ld I have the reference number as well?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book you 6 tickets for that trai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<text:s/>PSQ9JOOI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with? 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 not think s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 you for your help.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great, have a good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find me an expensive place to dine on the South side of town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Sure, we have Chinese, Indian, Italian or Mexican that you could choose from.,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chine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how about the good luck chinese food takeaway?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ill that work for you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that sounds good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 a table for 3 at 13:45 please.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ll be happy to help you with that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day would you like the reservation for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to make it for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include the reference number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eservation is all set for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68X7U9I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hotel in the same price range as the restaurant that has free parking and free wifi for the same group for 3 nights starting from the same day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 and for how many days 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1 nights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results matching your requirement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area of town would you lik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area does not matter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Just the criteria I state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will be starting Wednesday.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How about the University Arms Hotel?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t has free parking and wifi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And it's a 4 star rated hotel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f you can book it for my group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need it for 3 nights starting on Wednesday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 I will book it for you and get a reference number ?, 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iao, mi chiamo Giulia e oggi sono il tuo Navigator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ome posso aiutarti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erco un lavoro a tempo indeterminato.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, in che settore preferiresti lavorare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Ho terminato un corso professionale come tecnico di impianti elettrici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e me la cavo bene con tutto quello che riguarda il pacchetto Office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, oltre al corso professionale possiedi anche altri titoli di studio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<text:span text:style-name="T4">No, ma ho già lavorato nel settore.</text:span>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Grazie mill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aresti disposto a trasferirti all'estero se necessario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.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Attualmente non sono disponibili lavori relativi al tuo settore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9" office:value-type="string" calcext:value-type="string">
            <text:p>ma vediamo se trovo un annuncio che possa interessarti.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.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mai lavorato nel settore della contabilità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No, ma uso Excel molto bene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Tra gli annunci ho trovato un'offerta interessante: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si tratta di un tirocinio nel campo dell'edilizi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Cercano una figura da assegnare allo studio di progetti esecutivi e della documentazione per realizzare una gara d'appalto (elenchi prezzi, computi metrici, capitolato).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incuriosisce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Posso provare a contattarli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Certo! L'azienda si trova a Pistoia e si chiama CMSA Società Cooperativa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uoi contattarli direttamente via e-mail al seguente indirizzo info@azienda.com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osso fare qualcos'altro per te?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osso sapere quanti posti sono disponibili?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 ulteriori informazioni devi rivolgerti personalmente all'azienda, </text:p>
          </table:table-cell>
          <table:table-cell table:style-name="ce3" office:value-type="string" calcext:value-type="string">
            <text:p>instruc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fail + pro</text:p>
          </table:table-cell>
          <table:table-cell table:style-name="ce31" office:value-type="string" calcext:value-type="string">
            <text:p>mi spiace,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. Li contatto subito.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! Se non hai ulteriori domande, ti saluto e ti auguro una buona giornata slightly_smiling_face</text:p>
          </table:table-cell>
          <table:table-cell table:style-name="ce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 mille, buona giornata!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, il mio nome è Giulia e sono qui come tuo Navigator personale slightly_smiling_fac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come posso aiutarti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 Giulia, mi chiamo Alejandra e sono in cerca di un posto di lavoro!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, sono qui per cercare insieme a te l'annuncio perfetto per te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Raccontami un po' di te: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he percorso di studi hai fatto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sono diplomata presso il liceo classico e poi ho conseguito una laurea in infermieristica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D'accordo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erchi un lavoro nel tuo ambito di specializzazione o saresti disposta a considerare anche offerte di altri settori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Ovviamente preferirei qualcosa che sia adeguato al mio ambito, ma sono aperta anche ad altre esperienz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Dipende dal tipo di offerta!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. Hai già avuto esperienze lavorative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27" office:value-type="string" calcext:value-type="string">
            <text:p>Ho lavorato per un anno in un ospedale a Roma, in un reparto di pediatria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e ho fatto esperienze come volontaria con minori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4" office:value-type="string" calcext:value-type="string">
            <text:p>Molto interessante! , <text:s/>Cerchi un contratto a tempo determinato o indeterminato?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Purtroppo al momento non abbiamo offerte relative al tuo settor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a vediamo se posso trovare comunque un'offerta che possa interessarti!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referirei indeterminato, ma sono disposta a valutarne uno a tempo determinato.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referiresti un lavoro al pubblico o un lavoro d'ufficio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Direi un posto di lavoro che mi permetta di stare a contatto con il pubblico.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Ok, hai qualche esperienza in ambito di pianificazione del budget e sicurezza sul lavoro?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olo per quanto riguarda la sicurezza sul lavoro!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Ok ho trovato un'offerta che risponde ai tuoi interessi: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si tratta di uno stage post-laurea nel settore alimentari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Cercano una figura che si occupi della pianificazione del budget e del rendiconto economico, oltre a garantire la sicurezza sul lavoro e quella alimentare.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embra interessante, presso quale azienda?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Compass Group Italia S.p.A, è una <text:s/>grande azienda con base a Milano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Hai informazioni riguardo al tipo di contratto?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i tratta di un tirocinio post-laurea,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ma per maggiori informazioni chiedono di contattarli direttamente via posta elettronica all'indirizzo info@azienda.com</text:p>
          </table:table-cell>
          <table:table-cell table:style-name="ce3" office:value-type="string" calcext:value-type="string">
            <text:p>instruc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Hai bisogno di ulteriori informazioni?</text:p>
          </table:table-cell>
          <table:table-cell table:style-name="ce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Quanti posti sono disponibili per quest'azienda?</text:p>
          </table:table-cell>
          <table:table-cell table:style-name="ce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tanno cercando due persone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Tuttavia l'azienda conta più di 500 dipendenti quindi ci sta che ci siano anche altre posizioni disponibili!</text:p>
          </table:table-cell>
          <table:table-cell table:style-name="ce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redo di non avere più domande. Ti ringrazio per la disponibilità!</text:p>
          </table:table-cell>
          <table:table-cell table:style-name="ce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slightly_smiling_face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alve! Sono Giulia e per oggi sarò il tuo Navigator slightly_smiling_fac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<text:s/>in cosa posso esserti utile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iao, Giulia slightly_smiling_face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Sto cercando lavoro e vorrei sapere se magari hai qualche offerta da propormi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ono qui proprio per aiutarti!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Che tipo di lavoro stai cercando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piacerebbe lavorare nel mondo della pubblicità e della comunicazione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D'accordo.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<text:s/>Sei alla ricerca di uno stage o comunque di un lavoro a tempo determinato o preferiresti un contratto a tempo indeterminato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Un contratto a tempo indeterminato sarebbe l'ideale,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ma posso valutare l'idea di un contratto a tempo determinato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.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Un'altra domanda: saresti disposta a trasferirti all'estero se necessario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ì, non sarebbe assolutamente un problema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Grazie mille.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Che titolo di studi possiedi?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ono laureata in Filosofia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!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<text:s/>Mentre controllo tra gli annunci un'offerta che possa essere compatibile con i tuoi interessi,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<text:s/>raccontami un po' di te.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Hai già avuto esperienze lavorative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Ho svolto un tirocinio presso un'importante agenzia pubblicitaria, curandone il sito web.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Non ho altre esperienze lavorative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! Sulla base di quanto mi hai raccontato, ho trovato un'offerta lavorativa che potrebbe interessarti. <text:s/>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Si tratta di un tirocinio nel settore web marketing presso un'azienda che ha sede a Pisa.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Cercano un laureato con esperienza che si occupi di gestire il sito web e i canali social, oltre a pubblicizzare l'azienda.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<text:s/>Cosa ne pensi?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embra interessante.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Si tratta dunque di un tirocinio retribuito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Il tirocinio è retribuito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0" office:value-type="string" calcext:value-type="string">
            <text:p>ma non abbiamo informazioni specifiche riguardo il salario disappointe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" office:value-type="string" calcext:value-type="string">
            <text:p>Saresti comunque interessata a metterti in contatto con l'azienda?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, non fa niente slightly_smiling_fac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" office:value-type="string" calcext:value-type="string">
            <text:p>Sì, sono interessata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4" office:value-type="string" calcext:value-type="string">
            <text:p>Molto bene! L'azienda si chiama PUBBLIDEA SRL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33" office:value-type="string" calcext:value-type="string">
            <text:p>è una piccola impresa ma sono sicura che potresti trovarti bene!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33" office:value-type="string" calcext:value-type="string">
            <text:p>Puoi contattarli direttamente al seguente indirizzo e-mail: info@azienda.com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" office:value-type="string" calcext:value-type="string">
            <text:p>Posso esserti d'aiuto in qualche altro modo?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ei stata molto d'aiuto, grazie mille! Li contatterò al più presto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" office:value-type="string" calcext:value-type="string">
            <text:p>Buona giornata e buon lavoro! slightly_smiling_face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e in bocca al lupo! :)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12"/>
          <table:table-cell table:style-name="ce3"/>
          <table:table-cell table:style-name="ce3" office:value-type="string" calcext:value-type="string">
            <text:p>Grazie!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 slightly_smiling_face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alve, mi chamo Giulia e oggi sarò il tuo Navigator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Come posso aiutarti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Ciao Giulia, sono Celeste, ho 24 anni e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sto cercando un lavoro part-time!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auqli sono i tuoi interessi principali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Mi sto laureando in Discipline dello spettacolo e comunicazione a Pisa,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però mi piace anche recitare e fare sport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Mi piacerebbe lavorare a contatto con il pubblico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lto bene.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Mentre cerco tra le offerte, mi dici dove preferiresti lavorare?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Vicino a casa o saresti disposta anche a trasferirti in un'altra città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referirei vicino casa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così posso concludere il mio percorso di studi senza troppe distrazioni, grazie.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D'accordo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Un'altra domanda: questa sarebbe la tua prima esperienza lavorativa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No, lavoro come cameriera nel periodo estivo, <text:s/>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quindi sono in grado di gestire situazioni di tensione,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ma so anche mettere a proprio agio le persone.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 Celeste! Dal database mi risulta un'offerta che potrebbe interessarti: si tratta di uno stage all'interno di una azienda che si trova proprio a Pisa!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er quanto riguarda il luogo sarebbe perfetto! Puoi dirmi di cosa si occupano? E anche impegno lavorativo e paga mensile, grazie.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i tratterebbe di gestire tutte le attività di web marketing web dell’azienda. Dovresti occuparti del sito web e di tutti i profili social ad essa collegati, come Facebook, Instagram eccetera. Non saresti sola, ma collaboreresti al progetto con un'azienda estern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Inoltre, dovresti gestire la promozione dell'impresa in prima persona, contattando anche telefonicamente la clientela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piace davvero tanto, è proprio quello che fa per me!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ono molto felice per te! Ho controllato l'offerta. Il tirocinio è retribuito: si parla di un compenso lordo di 500euro per un molte ore pari a 24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e sei interessata posso fornmirti il nome e il contatto dell'azienda, in modo che tu possa metterti in contatto con loro,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<text:s/>che ne dici?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sembra un'ottima idea, grazie.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Il nome dell'azienda è PUBBLIDEA SRL e puoi contattarli via e-mail all'indirizzo info@azienda.com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osso esserti utile in qualche altro modo?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, grazie mill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Sei stata davvero gentile e professionale, buona giornata e buon lavoro!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anche a te Celeste!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, sono Lucio e oggi sarò il tuo navigator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osso esserti utile?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 Lucio! Sono alla ricerca di un lavoro a tempo determinato, puoi aiutarmi?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i provo, ma prima parlami un po' di te: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in quale ambito cerchi lavoro?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Hai esperienze pregresse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4" office:value-type="string" calcext:value-type="string">
            <text:p>Mi interessa lavorare nel settore turistico. 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3" office:value-type="string" calcext:value-type="string">
            <text:p><text:s/>Mi sono diplomata all'Istituto alberghiero un anno fa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<text:s/>ho lavorato per 6 mesi come receptionist in un ristorante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Parlo abbastanza bene il francese e l'inglese!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bbiamo qualche annuncio nell'ambito del turism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hai esigenze particolari per quanto riguarda l'area geografica o sei disposta a spostarti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orrei rimanere in Italia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ma non ho preferenze per quanto riguarda la zona!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ti interesserebbe una posizione di addetto alle visite guidate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uoi spiegarmi in dettaglio quali sarebbero le mie mansioni?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purtroppo l'annuncio non è molto dettaglia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la posizione è presso una piccola azienda nell'ambito dei servizi turistici di Roma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il tipo di contratto non è specificato, potrebbe essere un contratto a progetto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e vuoi ti do i riferimenti dell'annuncio e i contatti dell'azienda così puoi informarti direttamente da loro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, volentieri grazie!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L'azienda è la Munus s.r.l. di Rom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il loro indirizzo email è info@azienda.it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pecifica il riferimento dell'annuncio "Addetto visite guidate e attività didattiche" nell'oggetto della mail quando li contatti</text:p>
          </table:table-cell>
          <table:table-cell table:style-name="ce3" office:value-type="string" calcext:value-type="string">
            <text:p>instruct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 caso hai anche altre opzioni o per adesso hai trovato solo questa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28" office:value-type="string" calcext:value-type="string">
            <text:p>per adesso purtroppo abbiamo solo quest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ò se vuoi possiamo ricontattarti se ci arrivano altri annunci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e non è un problema mi verrebbe molto comodo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Nel frattempo contatterò l'azienda che mi hai consigliato!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, allora ti ricontatteremo nel caso in cui ci arrivino altri annunci nell'ambito del turism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'è qualcos'altro in cui posso aiutarti?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 grazie, sei già stato d'aiuto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Buona giornata e grazie ancora!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anche a te, nel caso avessi ancora bisogno di qualcosa non esitare a contattarci in futuro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iao, sono Lucio, il tuo navigator. Hai bisogno di aiuto?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Ciao Lucio, piacere sono Francesca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Si avrei bisogno di aiuto per uno stag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<text:s/>sono laureata in Design Industriale 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iacere di conoscerti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Hai qualche preferenza riguardo al luogo di lavoro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Dopo aver fatto la triennale a Roma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i piacerebbe tornare verso casa, a Firenze 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al momento non abbiamo nessun annuncio che faccia al caso tuo nella zona di Firenz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ò ci sono delle opportunità di lavoro su Roma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ti piacerebbe lavorare in un'azienda nell'ambito della grande distribuzione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essun problema, va benissimo anche Roma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i mi piacerebbe anche un’azienda del genere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bbiamo una posizione da tirocinante alla ENEL spa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le tue mansioni sarebbero progettare e sviluppare soluzioni di automazione ed innovare quelle già esistent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ti interessa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 sono molto interessata! 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llora questo è il riferimento all'annuncio: Junior Engineer Automation&amp;Robotics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e ti servono maggiori informazioni puoi contattare direttamente l'azienda: info@azienda.com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'è qualcos'altro in cui posso aiutarti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Ti ringrazio molto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i volevo chiederti se puoi comunque contattarmi nel caso ci fossero offerte nella zona di Firenze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se non è un problema 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erto, se ci arrivano nuovi annunci ti ricontatteremo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Ti ringrazio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4" office:value-type="string" calcext:value-type="string">
            <text:p>L’ultima cosa scusami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i piacerebbe avere un lavoro che mi faccia viaggiar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33" office:value-type="string" calcext:value-type="string">
            <text:p>, mi piace molto la lingua inglese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33" office:value-type="string" calcext:value-type="string">
            <text:p>tanto che ho anche il certificato B1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Sai se l’azienda offre un posto con queste possibilità? 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purtroppo questo è l'unico annuncio che abbiamo per ENEL sp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ò ti consiglio di chiedere a loro, 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3" office:value-type="string" calcext:value-type="string">
            <text:p>magari durante il tuo tirocinio se accetti questa posizione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uò darsi che dopo questo lavoro te ne offrano un altro, magari all'estero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apisco, contatto l’azienda allora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e serve qualcos'altro chiedi pure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ai per quale periodo hanno bisogno?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Se tra qualche mese oppure cercano qualcuno con disponibilità immediata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purtroppo le aziende non forniscono mai questa informazion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cercano quasi tutti personale con disponibilità immediata,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a potrebbe non essere questo il caso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apisco, ti ringrazio molto per la disponibilità! 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Figurati, siamo qui per questo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a presto, in bocca al lup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e hai qualche dubbio non esitare a contattarci in futuro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32" office:value-type="string" calcext:value-type="string">
            <text:p>Ti ringrazio! </text:p>
          </table:table-cell>
          <table:table-cell table:style-name="ce3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/>
          <table:table-cell table:style-name="ce32" office:value-type="string" calcext:value-type="string">
            <text:p>Anche per dubbi sul colloquio?</text:p>
          </table:table-cell>
          <table:table-cell table:style-name="ce4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/>
          <table:table-cell table:style-name="ce33" office:value-type="string" calcext:value-type="string">
            <text:p><text:s/>Essendo neolaureata non sono molto esperta!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purtroppo non forniamo consigli su come prepararsi per i colloqui di lavor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ti consiglio di rivolgerti ad un'azienda che se ne occupa 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33" office:value-type="string" calcext:value-type="string">
            <text:p>oppure di informarti se lo sportello di Job Placement della tua università organizza qualcosa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erfetto contatto loro! Grazie mille e buona giornata </text:p>
          </table:table-cell>
          <table:table-cell table:style-name="ce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nche a te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alve, sono Lucio e oggi sarò il tuo navigator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alve, mi chiamo Fabio e vorrei trovare un lavoro a tempo indeterminato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iacere di conoscerti Fabio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Raccontami un po' di te: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cerchi lavoro in qualche ambito particolare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Il mio sogno sarebbe quello di fare l'insegnante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33" office:value-type="string" calcext:value-type="string">
            <text:p>perché mi piace lavorare con i bambini e ragazzi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qualche titolo di studio rilevante per il lavoro che cerchi o qualche esperienza pregressa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Mi sono laureato a Torino conseguendo la laurea triennale in economia e marketing sei mesi fa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4"/>
          <table:table-cell table:style-name="ce32" office:value-type="string" calcext:value-type="string">
            <text:p>In passato ho lavorato part time con studenti del liceo per delle ripetizioni in matematica ed economia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, ho due annunci che fanno al caso tu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il primo riguarda quello che hai studiato: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è un tirocinio in ambito amministrativo contabil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a a quanto ho capito non ti interessa lavorare nel campo dell'economia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inoltre il tirocinio è a tempo determina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il secondo invece è una posizione di addetto alle attività didattiche in una piccola aziend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non so dirti di più sul tipo di contratto perché non è specifica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qualcuno dei due ti interessa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interessa sapere qualcosa di più sulla seconda propost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Vorrei comunque rimanere nell'ambito dell'attività didattica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Mi potresti dare qualche informazione in più o qualche contatto?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urtroppo l'annuncio non è molto dettagliat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come principali mansioni riporta solo: "Addetto visite guidate e attività didattiche"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l'azienda in questione è la Munus S.r.l. di Rom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e ti interessa puoi provare ad informarti direttamente da loro contattando questo indirizzo email: info@azienda.com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Ho appena visto il sito dell'azienda ,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e purtroppo è fuori dal centro abitato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33" office:value-type="string" calcext:value-type="string">
            <text:p>non c'è possibilità di raggiungerlo neppure con i mezzi pubblici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Non ho la macchina per questo non posso raggiungere quotidianamente l'azienda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i potresti fornire informazioni sull'altra proposta di lavoro?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erto, attendi solo un momento per favor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ti consiglio di informarti comunque presso la Munus s.r.l. 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33" office:value-type="string" calcext:value-type="string">
            <text:p>perché potrebbe darsi che il luogo di lavoro per questa proposta non sia nella sede principale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L'altro annuncio riguarda un tirocinio in un'azienda di Grosseto nell'ambito di credito e assicurazion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ome ti dicevo prima la posizione è a tempo determinato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e le tue principali mansioni saranno nell'area amministrativa-contabile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arlerò con l'azienda per farmi dare maggiori informazion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Nel caso in cui sia possibile raggiungere l'azienda solo in auto mi potresti fornire qualche info in più su quest'ultimo annuncio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4" office:value-type="string" calcext:value-type="string">
            <text:p>l'azienda si chiama BLUE FACTOR SPA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è richiesta una laurea in economia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ma non sono richieste esperienze pregress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2" office:value-type="string" calcext:value-type="string">
            <text:p>quindi questo annuncio farebbe al caso tu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non so dirti niente più nel dettaglio sulle mansioni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<text:s/>ma anche in questo caso se vuoi puoi contattare direttamente l'azienda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La proposta mi interessa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Ho letto qualcosa sull'azienda 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nonostante non sia nell'ambito in cui cercav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la contatterò senz'altro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dimenticavo di darti l'indirizzo email della BLUE FACTOR SPA: info@azienda.com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 mille, lo stavo cercando ma avevo difficoltà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ricordati di specificare il riferimento all'annuncio "Addetto Area Amministrativo-contabile" nell'oggetto della mail quando li contatti</text:p>
          </table:table-cell>
          <table:table-cell table:style-name="ce3" office:value-type="string" calcext:value-type="string">
            <text:p>instruct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pecificherò la posizione, grazie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'è qualcos'altro in cui posso aiutarti?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e non hai informazioni in più sull'azienda vado a contattarl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Non ho bisogno di altro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, in bocca al lupo</text:p>
          </table:table-cell>
          <table:table-cell table:style-name="ce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repi e grazie ancora. Buona giornata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alve, sono Lucio, il tuo navigator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osso esserti utile?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, sono Andrea, e sto cercando un lavoro in Italia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iacere di conoscerti Andrea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erchi lavoro in uno specifico ambito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Sì, ho esperienza principalmente in ambito giuridico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33" office:value-type="string" calcext:value-type="string">
            <text:p>Mi sono laureato 10 anni fa in Giurisprudenza a Milano con ottimi voti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e hai qualche esperienza pregressa in questo campo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erto, subito dopo la laurea ho fatto un periodo di tirocinio in un uffico legale che tratta di mercati finanziari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<text:s/>In seguito ho ottenuto un impiego come avvocato nella stessa azienda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</text:p>
          </table:table-cell>
          <table:table-cell table:style-name="ce28" office:value-type="string" calcext:value-type="string">
            <text:p>purtroppo non abbiamo annunci in ambito giuridic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a se il lavoro nella precedente azienda ti è piaciuto vorresti continuare a lavorare nel campo dell'economia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Sì, diciamo che in questi anni ho accumulato esperienza nel campo. </text:p>
          </table:table-cell>
          <table:table-cell table:style-name="ce3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Più che altro sarei interessato a fare un salto di qualità anche dal punto di vista di responsabilità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erfett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come ti dicevo c'è una posizione di addetto in area Amministrativo-contabile in un'azienda che si occupa di crediti e assicurazion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ti interesserebbe iniziare con un tirocinio con possibilità di successiva assunzione nella stessa azienda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Dipende molto dalla durata,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e dalle condizioni di retribuzione del tirocinio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0" office:value-type="string" calcext:value-type="string">
            <text:p>Potresti darmi maggiori informazioni su questo?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purtroppo l'azienda non ha fornito questi dati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se vuoi puoi contattare direttamente loro per avere maggiori informazioni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ertamente, grazie mille. Come si chiama questa azienda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l'azienda è la BLUE FACTOR SPA di Grosset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uoi contattarli all'indirizzo email info@azienda.com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hai bisogno di qualche altra informazione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erfetto, grazie ancor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 caso hai qualche dettaglio riguardo il tipo di mansioni che sono svolte?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Sono richiesti requisiti particolari?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è richiesta una laurea ed esperienze pregresse in economia (requisiti che tu già possiedi)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 quanto riguarda le mansioni l'annuncio non è molto specifico: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c'è scritto solo "tirocinio nell'area amministrativo-contabile"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ti consiglio di chiedere direttamente a loro quando li contatti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Ho capito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Sapresti dirmi quanti posti liberi sono al momento disponibili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l momento alla BLUE FACTOR c'è solo questa posizione aperta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ò se vuoi posso farti ricontattare nel caso in cui arrivano altri annunci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magari anche annunci da altre aziende in campo giuridico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he ne dici?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. Nel frattempo credo che contatterò BLUE FACTOR per conoscere meglio i dettagli dell'offerta che mi hai proposto. Grazie mille!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allora ti ricontatteremo non appena avremo altri annunci che fanno al caso tuo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e serve qualcos'altro non esitare a scriverci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e in bocca al lupo!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 e buona giornata anche a te!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, mi chiamo Erica e oggi sarò il tuo navigator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ome posso esserti utile?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 Erica! Cercavo un lavoro a tempo determinato!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ene, mi servirebbe sapere se hai già avuto esperienze lavorative e i tuoi titoli formativi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Ho lavorato per 6 mesi come receptionist di un ristorante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4" office:value-type="string" calcext:value-type="string">
            <text:p>mi sono diplomata all'Istituto alberghiero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e parlo abbastanza bene francese e inglese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Ti piacerebbe lavorare nel turismo?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Il turismo è il settore che cerco!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Ottimo!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Avrei un'offerta da proporti proprio in questo ambito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i tratta di un'azienda che si occupa di servizi turistici e e sta cercando un addetto visite guidate e attività didattiche.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!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In che zona si trova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Non servono particolari esperienze pregresse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i trova a Roma!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n c'è nulla in Toscana?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</text:p>
          </table:table-cell>
          <table:table-cell table:style-name="ce28" office:value-type="string" calcext:value-type="string">
            <text:p>Purtroppo al momento no, mi dispiace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 allora!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i puoi dare il contatto dell'azienda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Certo, l'azienda si chiama Munus s.r.l e si trova in via Garibaldi 205 (RM)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4" office:value-type="string" calcext:value-type="string">
            <text:p>Per qualsiasi informazione contatta info@munus_roma.it!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Va bene! Grazie!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Di nulla! Buona giornata e in bocca al lupo!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 lavoro e buona giornata anche a te!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 sono Pierluigi e oggi sarò il tuo navigator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ome posso aiutarti?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 Pierluigi. Sono Chiara e sono in cerca di un tirocinio o di un lavoro part-time.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D'accordo, cerchiamo una soluzione adatta per t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i parleresti di te, di cosa ti piacerebbe fare?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Certo. A me piacerebbe trovare un impiego nel mio settor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Mi sono appena laureata in Economia e legislazione dei sistemi logistici, presso l'Università di Pisa (sede decentrata di Livorno)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Quali sono le tue conoscenze linguistiche?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onosco abbastanza bene l'inglese, specialmente per quanto riguarda il mio settor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E parlo anche un po' di francese (livello A2).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referiresti un'azienda di piccolo, medie o grandi dimensioni?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Dato che sono alla ricerca di un tirocinio, andrebbe bene anche un'azienda di piccole dimensioni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a sono aperta a qualsiasi cadidatura.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preferenze riguardo l'ubicazione del tuo futuro impiego lavorativo?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In particolare no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ma se dovesse essere in Toscana o nel nord Italia sarebbe perfetto.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Sarebbe la tua prima esperienza lavorativa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. In passato ho lavorato come commessa e come assistente alla contabilità.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i daresti informazione aggiuntive riguardo i tuoi dati anagrafici?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Certamente. Sono nata nel 1995 a Livorno.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Ok, Chiara penso di aver trovato l'offerta adatta a te, nella provincia di Milan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vorresti maggiori informazioni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ì le vorrei, grazie mille!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hanel Coordination S.R.L. , che lavora nel campo della logistica/trasporti, cerca qualcuno che affianchi la responsabile qualità prodotto referente per l'Itali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<text:s/>Posso se vuoi, darti maggiori informazioni sulle mansioni che dovrai svolgere.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, vorrei più informazioni grazie.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onitoraggio del database dei prodotti delle collezioni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Gestione dei contatti con i fornitori locali ed esteri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Archiviazione e consultazione dei Test di laboratorio 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upporto della responsabile nella preparazione di presentazioni in PPT e nelle traduzioni della reportistica nelle lingue in inglese e francese.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i interesserebbe come posizione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Saprebbe indicarmi il termine ultimo per poter inviare la mia candidatura all'azienda?</text:p>
          </table:table-cell>
          <table:table-cell table:style-name="ce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Non dispongo di questa informazioni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<text:s/>ti invio per maggiori informazioni a contattare l'azienda info@azienda.com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 mille per il contatto!</text:p>
          </table:table-cell>
          <table:table-cell table:style-name="ce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osso fare altro per te?</text:p>
          </table:table-cell>
          <table:table-cell table:style-name="ce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er ora no, la ringrazio per l'aiuto e le auguro una buona giornata!</text:p>
          </table:table-cell>
          <table:table-cell table:style-name="ce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per qualsiasi altra informazione non esitare a contattarmi.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, sono Pierluigi, il tuo navigator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come posso aiutarti?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! Io sono Maria Ilaria e sto cercando un impiego a tempo determinato.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iao, Maria Ilaria, mi parleresti di te e di cosa ti piacerebbe fare?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Sono laureanda in informatica umanistica presso l'università di Pisa,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vorrei proseguire gli studi con il percorso "Management della conoscenza"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4" office:value-type="string" calcext:value-type="string">
            <text:p>Prima però vorrei fare qualche esperienza lavorativa e prendermi un anno sabbatico dallo studio.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ome valuteresti la tua conoscenza della lingua inglese?</text:p>
          </table:table-cell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Ho una buona conoscenza dell'inglese, oltre che del francese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Ho già lavorato per un breve periodo come guida turistica di un museo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Preferiresti un'azienda di grandi, piccole o medie dimensioni?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n ho preferenze di questo tipo, per cui dipende dall'offerta.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invece, preferenze sull'ubicazione del posto di lavoro?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Dovendo ancora terminare gli studi preferirei una sede non troppo distante da Pisa.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Quali sono le soft-skills che contraddistinguono il tuo profilo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ono una persona molto tranquilla ed affabile,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mi piace la socialità ed adoro confrontarmi con persone nuove soprattutto se distanti dal mio modo di essere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 questo motivo non sono rigida sulle mie posizioni ma sono pronta a mettermi in discussione a partire da un confronto costruttivo.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i daresti informazioni aggiuntive sui tuoi dati anagrafici?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ono necessarie ai fini della ricerca?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La tua età mi aiuterebbe a trovare un profilo più adatto a te.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Ho 22 anni.</text:p>
          </table:table-cell>
          <table:table-cell table:style-name="ce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o trovato un'offerta nella provincia di Forlì-Cesen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Vorresti avere maggiori informazioni?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Un po' distante da Pisa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ò sì, sentiamo.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L'azienda Horsa SPA cerca un Junior Consultant nel contesto della Business Intelligence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l'azienda lavora nel settore dell'informatica/elettronica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e conta più di 500 dipendenti.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ono previsti benefit per gli spostamenti?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La sede è distante dalla stazione dei treni?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E' un lavoro full-time in azienda o posso anche lavorare da remoto?</text:p>
          </table:table-cell>
          <table:table-cell table:style-name="ce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/>
          <table:table-cell table:style-name="ce4" office:value-type="string" calcext:value-type="string">
            <text:p>E' previsto un tironci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per maggiori informazioni ti invito a contattare l'azienda info@azienda.com</text:p>
          </table:table-cell>
          <table:table-cell table:style-name="ce3" office:value-type="string" calcext:value-type="string">
            <text:p>suggest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Molto bene, proverò a contattare l'azienda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Valuterò se questa offerta è ideale per le mie esigenze.</text:p>
          </table:table-cell>
          <table:table-cell table:style-name="ce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Grazie mille per la disponibilià e buona giornata!</text:p>
          </table:table-cell>
          <table:table-cell table:style-name="ce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Grazie a te, Maria Ilaria se posso fare altro per te non esitare a contattarmi.</text:p>
          </table:table-cell>
          <table:table-cell table:style-name="ce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er il momento non ho altro da chiedere. Grazie mille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giorno, sono Pierluigi, il tuo navigator per oggi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osa posso fare per te?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Buongiorno, sono Roberta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Mi sono laureata in lingue e letterature straniere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<text:s/>E sto cercando lavoro come guida turistica.</text:p>
          </table:table-cell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Che tipo di forma contrattuale preferiresti?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referirei un contratto a tempo indeterminato ma sono aperta anche ad altre tipologie ovviamente.</text:p>
          </table:table-cell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esperienze lavorative che potrebbe aiutarci a trovare l'impiego più adatto a te?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Ho lavorato in passato come guida museale <text:s/>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però questo impiego non mi soddisfa appieno;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preferirei fare altro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Se può essere d'aiuto so anche molto bene molte lingue: inglese, spagnolo, tedesco e cinese.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una preferenza riguardo l'eventuale ubicazione del tuo futuro lavoro?</text:p>
          </table:table-cell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, mi piace molto viaggiare e sono disposta a trasferirmi anche all'estero.</text:p>
          </table:table-cell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Mi daresti informazioni aggiuntive riguardo i tuoi dati anagrafici?</text:p>
          </table:table-cell>
          <table:table-cell table:style-name="ce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Client:</text:p>
          </table:table-cell>
          <table:table-cell table:style-name="ce3"/>
          <table:table-cell table:style-name="ce4" office:value-type="string" calcext:value-type="string">
            <text:p>Sono Roberta, ho 27 anni e sono nata a Pisa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c:pro</text:p>
          </table:table-cell>
          <table:table-cell table:style-name="ce27" office:value-type="string" calcext:value-type="string">
            <text:p>dove mi sono anche laureata 3 anni fa. </text:p>
          </table:table-cell>
          <table:table-cell table:style-name="ce3" office:value-type="string" calcext:value-type="string">
            <text:p>inform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4" office:value-type="string" calcext:value-type="string">
            <text:p>Ci sono altre informazioni di cui hai bisogno?</text:p>
          </table:table-cell>
          <table:table-cell table:style-name="ce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ai delle soft-skill che potrebbero aiutarci a trovare l'offerta più adatta a te?</text:p>
          </table:table-cell>
          <table:table-cell table:style-name="ce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Ottima capacità comunicativa e personalità solare ed estroversa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er questo sono particolarmente adatta ad interagire direttamente con il pubblico.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i sono opportunità di lavoro che fanno per me?</text:p>
          </table:table-cell>
          <table:table-cell table:style-name="ce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Ho trovato un'offerta che potrebbe interessarti nella provincia di Pisa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Vorresti avere maggiori informazioni?</text:p>
          </table:table-cell>
          <table:table-cell table:style-name="ce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, grazie.</text:p>
          </table:table-cell>
          <table:table-cell table:style-name="ce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L'azienda Exit sas è alla ricerca di un presentatore all'interno di un programma televesivo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la persona in questione deve essere un ragazzo/a tra i 20 e i 30 anni.</text:p>
          </table:table-cell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Potrebbe fare al caso mio.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Che tipo di contratto sarebbe?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Agent:</text:p>
          </table:table-cell>
          <table:table-cell table:style-name="ce3" office:value-type="string" calcext:value-type="string">
            <text:p>fail + pro</text:p>
          </table:table-cell>
          <table:table-cell table:style-name="ce28" office:value-type="string" calcext:value-type="string">
            <text:p>La tipologia contrattuale non è specificata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 office:value-type="string" calcext:value-type="string">
            <text:p>a:pro</text:p>
          </table:table-cell>
          <table:table-cell table:style-name="ce27" office:value-type="string" calcext:value-type="string">
            <text:p>ma se vuoi posso fornirti un contatto dell'azienda.</text:p>
          </table:table-cell>
          <table:table-cell table:style-name="ce3" office:value-type="string" calcext:value-type="string">
            <text:p>offer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Si, grazie così potrò fare direttamente a loro tutte le domande specifiche.</text:p>
          </table:table-cell>
          <table:table-cell table:style-name="ce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info@azienda.com , </text:p>
          </table:table-cell>
          <table:table-cell table:style-name="ce3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" office:value-type="string" calcext:value-type="string">
            <text:p>posso fare altro per te?</text:p>
          </table:table-cell>
          <table:table-cell table:style-name="ce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Client:</text:p>
          </table:table-cell>
          <table:table-cell table:style-name="ce3"/>
          <table:table-cell table:style-name="ce3" office:value-type="string" calcext:value-type="string">
            <text:p>No grazie, va benissimo così! Buona giornata.</text:p>
          </table:table-cell>
          <table:table-cell table:style-name="ce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Agent:</text:p>
          </table:table-cell>
          <table:table-cell table:style-name="ce3"/>
          <table:table-cell table:style-name="ce3" office:value-type="string" calcext:value-type="string">
            <text:p>Buona giornata a te, per qualsiasi altra informazione non esitare a contattarmi.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Dialogue Count</text:p>
          </table:table-cell>
          <table:table-cell table:style-name="ce17" table:formula="of:=COUNTIF([.A$1:.A2203];&quot;1&quot;)" office:value-type="float" office:value="51" calcext:value-type="float">
            <text:p>51</text:p>
          </table:table-cell>
          <table:table-cell table:style-name="ce34" office:value-type="string" calcext:value-type="string">
            <text:p><text:s/>→ conteggio dialogh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urn Count</text:p>
          </table:table-cell>
          <table:table-cell table:style-name="ce17" table:formula="of:=COUNTIF([.A$1:.A2203];&quot;*&quot;)" office:value-type="float" office:value="1140" calcext:value-type="float">
            <text:p>1140</text:p>
          </table:table-cell>
          <table:table-cell table:style-name="ce34" office:value-type="string" calcext:value-type="string">
            <text:p><text:s/>→ conteggio turn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gent Turn Count</text:p>
          </table:table-cell>
          <table:table-cell table:style-name="ce3" table:formula="of:=COUNTIF([.C$1:.C2203];&quot;Agent:&quot;)" office:value-type="float" office:value="420" calcext:value-type="float">
            <text:p>420</text:p>
          </table:table-cell>
          <table:table-cell table:style-name="ce34" office:value-type="string" calcext:value-type="string">
            <text:p><text:s/>→ conteggio turni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Client Turn Count</text:p>
          </table:table-cell>
          <table:table-cell table:style-name="ce18" table:formula="of:=COUNTIF([.C$1:.C2203];&quot;Client:&quot;)" office:value-type="float" office:value="414" calcext:value-type="float">
            <text:p>414</text:p>
          </table:table-cell>
          <table:table-cell table:style-name="ce34" office:value-type="string" calcext:value-type="string">
            <text:p><text:s/>→ conteggio turni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Utterance Count</text:p>
          </table:table-cell>
          <table:table-cell table:style-name="ce18" table:formula="of:=ROWS([.A$1:.A2202])" office:value-type="float" office:value="2202" calcext:value-type="float">
            <text:p>2202</text:p>
          </table:table-cell>
          <table:table-cell table:style-name="ce34" office:value-type="string" calcext:value-type="string">
            <text:p><text:s/>→ conteggio utteran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Turn per dialogue</text:p>
          </table:table-cell>
          <table:table-cell table:style-name="ce18" table:formula="of:=ROUND([.D2205]/[.D2204]; 2)" office:value-type="float" office:value="22.35" calcext:value-type="float">
            <text:p>22.35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dialogue</text:p>
          </table:table-cell>
          <table:table-cell table:style-name="ce18" table:formula="of:=ROUND([.D2208]/[.D2204]; 2)" office:value-type="float" office:value="43.18" calcext:value-type="float">
            <text:p>43.18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Turn</text:p>
          </table:table-cell>
          <table:table-cell table:style-name="ce18" table:formula="of:=ROUND([.D2208]/[.D2205]; 2)" office:value-type="float" office:value="1.93" calcext:value-type="float">
            <text:p>1.93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Utterance Count</text:p>
          </table:table-cell>
          <table:table-cell table:style-name="ce18" table:formula="of:=COUNTIF([.D$1:.D2203];&quot;a:pro&quot;)+COUNTIF([.D$1:.D2203];&quot;c:pro&quot;)" office:value-type="float" office:value="267" calcext:value-type="float">
            <text:p>267</text:p>
          </table:table-cell>
          <table:table-cell table:style-name="ce34" office:value-type="string" calcext:value-type="string">
            <text:p><text:s/>→ conteggio utterance proattiv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Agent Pro Count</text:p>
          </table:table-cell>
          <table:table-cell table:style-name="ce18" table:formula="of:=COUNTIF([.D$1:.D2203];&quot;a:pro&quot;)" office:value-type="float" office:value="176" calcext:value-type="float">
            <text:p>176</text:p>
          </table:table-cell>
          <table:table-cell table:style-name="ce34" office:value-type="string" calcext:value-type="string">
            <text:p><text:s/>→ conteggio utterance proattive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Client Pro Count</text:p>
          </table:table-cell>
          <table:table-cell table:style-name="ce18" table:formula="of:=COUNTIF([.D$1:.D2203];&quot;c:pro&quot;)" office:value-type="float" office:value="91" calcext:value-type="float">
            <text:p>91</text:p>
          </table:table-cell>
          <table:table-cell table:style-name="ce34" office:value-type="string" calcext:value-type="string">
            <text:p><text:span text:style-name="T5"> → conteggio utterance proattive</text:span>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Count</text:p>
          </table:table-cell>
          <table:table-cell table:style-name="ce17" table:formula="of:=COUNTIF([.B$1:.B2203];&quot;x&quot;)" office:value-type="float" office:value="176" calcext:value-type="float">
            <text:p>176</text:p>
          </table:table-cell>
          <table:table-cell table:style-name="ce34" office:value-type="string" calcext:value-type="string">
            <text:p><text:s/>→ conteggio turni proattiv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Rate</text:p>
          </table:table-cell>
          <table:table-cell table:style-name="ce19" table:formula="of:=[.D2217]/[.D2205]" office:value-type="float" office:value="0.154385964912281" calcext:value-type="float">
            <text:p>0.15</text:p>
          </table:table-cell>
          <table:table-cell table:style-name="ce34" office:value-type="string" calcext:value-type="string">
            <text:p><text:s/>→ tasso turni proattivi su turni total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Pro Rate</text:p>
          </table:table-cell>
          <table:table-cell table:style-name="ce19" table:formula="of:=[.D2213]/[.D2217]" office:value-type="float" office:value="1.51704545454545" calcext:value-type="float">
            <text:p>1.52</text:p>
          </table:table-cell>
          <table:table-cell table:style-name="ce34" office:value-type="string" calcext:value-type="string">
            <text:p><text:s/>→ tasso utterance proattive in un turno proattivo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ure Count</text:p>
          </table:table-cell>
          <table:table-cell table:style-name="ce18" table:formula="of:=COUNTIF([.D$1:.D2203];&quot;fail*&quot;)" office:value-type="float" office:value="39" calcext:value-type="float">
            <text:p>39</text:p>
          </table:table-cell>
          <table:table-cell table:style-name="ce34" office:value-type="string" calcext:value-type="string">
            <text:p><text:s/>→ conteggio utterance di fai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Count</text:p>
          </table:table-cell>
          <table:table-cell table:style-name="ce18" table:formula="of:=COUNTIF([.D$1:.D2203];&quot;fail + pro&quot;)" office:value-type="float" office:value="23" calcext:value-type="float">
            <text:p>23</text:p>
          </table:table-cell>
          <table:table-cell table:style-name="ce34" office:value-type="string" calcext:value-type="string">
            <text:p><text:s/>→ conteggio utterance di fail seguitie da utterance proattiva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Rate</text:p>
          </table:table-cell>
          <table:table-cell table:style-name="ce19" table:formula="of:=[.D2222]/[.D2221]" office:value-type="float" office:value="0.58974358974359" calcext:value-type="float">
            <text:p>0.59</text:p>
          </table:table-cell>
          <table:table-cell table:style-name="ce34" office:value-type="string" calcext:value-type="string">
            <text:p><text:s/>→ tasso utterance di fail seguite da utterance proattiva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nform Count</text:p>
          </table:table-cell>
          <table:table-cell table:formula="of:=COUNTIF([.F$1:.F2203];&quot;inform&quot;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uggest Count</text:p>
          </table:table-cell>
          <table:table-cell table:formula="of:=COUNTIF([.F$1:.F2203];&quot;suggest&quot;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Offer Count</text:p>
          </table:table-cell>
          <table:table-cell table:formula="of:=COUNTIF([.F$1:.F2203];&quot;offer&quot;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Request Count</text:p>
          </table:table-cell>
          <table:table-cell table:style-name="ce3" table:formula="of:=COUNTIF([.F$1:.F2203];&quot;request&quot;)" office:value-type="float" office:value="13" calcext:value-type="float">
            <text:p>13</text:p>
          </table:table-cell>
          <table:table-cell table:style-name="ce3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Instruct Count</text:p>
          </table:table-cell>
          <table:table-cell table:formula="of:=COUNTIF([.F$1:.F2203];&quot;instruct&quot;)" office:value-type="float" office:value="26" calcext:value-type="float">
            <text:p>26</text:p>
          </table:table-cell>
          <table:table-cell table:style-name="ce3"/>
          <table:table-cell/>
        </table:table-row>
      </table:table>
      <table:table table:name="NESPOLE" table:style-name="ta1">
        <table:table-column table:style-name="co1" table:default-cell-style-name="Default"/>
        <table:table-column table:style-name="co1" table:default-cell-style-name="ce6"/>
        <table:table-column table:style-name="co3" table:default-cell-style-name="ce10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rentino informazioni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o vorrei alcune informazioni {m} per una vacanza che voglio fare quest' estate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in particolare vorrei andare in un parco del trentino {e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non ho ancora scelto qua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ma mi hanno parlato molto del parco del brenta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sarei magari un po' curiosa {breath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{e} appunto saremo 2 persone {breath}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verso la fine di lugli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volevo appunto sapere se c'è la possibilità di {e} alloggiare cioè di avere qualche sistemazione non so di che tipo nel parc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all' interno quindi fare delle escursioni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sì del {silence} sì {silence} sì {silence}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fail + pro</text:p>
          </table:table-cell>
          <table:table-cell table:style-name="ce20" office:value-type="string" calcext:value-type="string">
            <text:p>{ma} all' interno del parco non è possibile trovare alcun genere di sistemazione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lei può {e} alloggiare al di fuori del parco {e} nelle zone turistiche vicine</text:p>
          </table:table-cell>
          <table:table-cell office:value-type="string" calcext:value-type="string">
            <text:p>suggest/inform</text:p>
          </table:table-cell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6" office:value-type="string" calcext:value-type="string">
            <text:p>e poi da lì ogni giorno fare delle escursioni all' interno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a meno che non 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a} {silence} sì {silence} ho capito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veva già in mente qualche località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oppure 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breath} ecco volevo appunto chiederle {e} quali erano le località più vicine al parco del brenta 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a {em} può stare dalla parte del dell' adamello quindi pinzolo madonna di campiglio oppure nella zona del del brenta andalo molveno fa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[da dove] lei può {e} accedere al parco attraverso escursioni [che varie APT organizzano anche {e} di giorno in giorno]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escursioni con guide turistich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quindi potrebbe anche approfittare di quest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{silence} ok {silence} {puff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<text:s/>ho capito {silence} {puff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quindi potrei anche rivolgermi alle APT locali di queste località per avere informazioni 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on {silence} sì {silence} sì {silence} sì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enta è possibile avere a casa delle brochure {e} con informazioni appunto {e} sul parco e magari anche 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aturalmente abbiamo una guida {e} sui parchi naturali del trentin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e lei mi vuol lasciare gentilmente il suo indirizz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office:value-type="string" calcext:value-type="string">
            <text:p>noi gliela possiamo spedire gratuitament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{silence} {breath} bene allora il mio indirizzo sarebb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io mi chiamo cristina barbero {silence} {mou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abito a povo in via villamaria 41 {puff} 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va bene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breath} ecco poi volevo chiederle {em} ci sono già previste {e} delle escursioni già organizzate nel parco 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{mouth} sì {e} ci sono delle escursioni organizzate ogni mercoledì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si parte alle 8 dall' APT {e} local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e con una guida turistica si {m} si entra nel parco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vengono date delle indicazion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e poi {e} si possono appunto fare delle escursion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e questo sia {e} per l' APT di andalo come in quella di molveno e anche a madonna di campigli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m} {m} <text:s/>{silence} capit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direttamente nel parco non ci sono guide [da contattare] {e} {e}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a {em} lei dovrebbe sempre rivolgersi alle APT local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per chiedere queste ulteriori informazioni 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 {m} {m} {mou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<text:s/>ecco e potrebbe darmi qualche indicazione proprio sul parco del brenta adamello brenta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oprattutto a proposito un po' della flora e della fauna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 insomma di quello che {puff} 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a {silence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la fauna {e} più caratteristica naturalmente sono l' orso gli ermellini le martore le faine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poi per quel che riguarda gli uccelli l' aquila reale la poiana il gufo reale {silence} [per animali alpini] 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{m} {m} <text:s/>{silence} {m} {m} {m} sì 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 quel che riguarda la flora il rovere il carpino il frassino il castagno {silence} {e 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<text:s/>ma poi [quando andrà sul posto] sicuramente le guide le spiegheranno {e} la flora la fauna più caratteristiche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be} e poi scusi {m} {m} {m} <text:s/>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cco le guide <text:s/>{silence} {a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cco sì infatti {silence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bene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per i prezzi di queste di queste escursioni occorre rivolgersi sempre alle alle APT locali giusto 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mouth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empre alle APT local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ì certo 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ene {silence} {puff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cco posso ancora chiederle una cosa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ad esempio a partire da andalo o o da pinzolo {em} per raggiungere innanzitutto andalo o pinzolo a partire da trento {breath} e poi anche come {em} da da andalo o pinzolo raggiungere {e} il parco ecco 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sì {silence} {breath} {ma} 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{silence} {ma} {e} da trento {e} alla stazione del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dalla stazione delle autocorriere partono {em} corriere di linea sia per andalo e molveno della trento malé come per pinzolo madonna di campiglio {silence} {breath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poi per quel che riguarda l' accesso al parco se lei non non ha intenzione di venire in macchina {e} 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dai centri più più importanti come andalo pinzolo e molveno partono dei bus navetta che portano direttamente al parco 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{m} <text:s/>{silence} {m} {silence} {a} benissimo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cco le chiedo ancora una cosa {e} anzi 2 cos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dunque innanzitutto se è possibile ricevere a casa anche una cartina del del parco 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naturalmente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ppure siccome ho anche la connessione internet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e è possibile riceverlo insomma anche su internet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n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ma gliela spediamo direttamente a casa con {e} la brochure della guida ai parchi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come il resto {silence} {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bene {silence} {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vediam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ecco se è l' ultima cosa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se mi può magari d' indicare un paio di hotel a 2 stelle ad andalo 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sì {silence} {em}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di modo che posso prenotare direttamente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1" office:value-type="string" calcext:value-type="string">
            <text:p>{m} le posso dare il numero di telefono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così {silence} si può rivolgere direttamente all' alberg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per poter per la disponibilità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a me mi dicono un 2 stelle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{m}</text:p>
          </table:table-cell>
          <table:table-cell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1" office:value-type="string" calcext:value-type="string">
            <text:p>c'è l' hotel iris {silence} <text:span text:style-name="T1">ha parcheggio</text:span><text:span text:style-name="T2"> </text:span>{e} 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è 0 4 6 1 il numero di telefono 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24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{m}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58 0 0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m} {silence} bene {puff} 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1" office:value-type="string" calcext:value-type="string">
            <text:p>e il prezzo indicativamente {silence} è sulle 100000 lir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per una doppia 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1" office:value-type="string" calcext:value-type="string">
            <text:p>doppia {em} <text:span text:style-name="T2">con pensione completa </text:span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sì {em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con solo pernottamento e prima colazione 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5"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5" office:value-type="string" calcext:value-type="string">
            <text:p>solo pernottamento non è possibil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25" office:value-type="string" calcext:value-type="string">
            <text:p>non è possibile in questo hotel {silence}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25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a} non è possibile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se ce ne fosse uno [in cui fare] solo pernottamento pernottamento e colazione </text:p>
          </table:table-cell>
          <table:table-cell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bed and breakfast <text:s/>{silence} {e} sempre 2 stelle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puff} sì 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{e} è possibile all' hotel nordik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puff} sì {puff} 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16" office:value-type="string" calcext:value-type="string">
            <text:p>e il numero di telefono è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e per una singola il prezzo è 6300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m} {silence} {a} una doppia sarebbe una doppia in questo caso {puff} </text:p>
          </table:table-cell>
          <table:table-cell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e per una doppia invece 58000 {silence} a persona</text:p>
          </table:table-cell>
          <table:table-cell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ben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immagino che bisogna prenotare al più presto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15" office:value-type="string" calcext:value-type="string">
            <text:p>sì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15" office:value-type="string" calcext:value-type="string">
            <text:p>le conviene telefonare al più presto</text:p>
          </table:table-cell>
          <table:table-cell/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perché {silence} {e} naturalmente questa è una stagione [in cui ci sono molti turisti]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/>
          <table:table-cell table:style-name="ce5"/>
          <table:table-cell/>
          <table:table-cell office:value-type="string" calcext:value-type="string">
            <text:p>a:pro</text:p>
          </table:table-cell>
          <table:table-cell table:style-name="ce21" office:value-type="string" calcext:value-type="string">
            <text:p>e quindi è anche difficile [trovare] una sistemazion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table:style-name="ce15" office:value-type="string" calcext:value-type="string">
            <text:p>{m} bene</text:p>
          </table:table-cell>
          <table:table-cell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veva bisogno ancora di </text:p>
          </table:table-cell>
          <table:table-cell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outh} la ringrazio molto allora {puff} </text:p>
          </table:table-cell>
          <table:table-cell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5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style-name="ce1"/>
          <table:table-cell table:style-name="ce5"/>
          <table:table-cell table:number-columns-repeated="2"/>
          <table:table-cell office:value-type="string" calcext:value-type="string">
            <text:p>arrivederci {silence} arrivederci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 <text:s/>trentino informazioni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<text:s text:c="3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mi chiamo giovanni pezzulo e telefono da chiet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vorrei fare una vacanza in trentino quest' estate verso settemb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siamo un gruppo di 5 anziani tutti sopra i 65 ann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<text:s/>sì <text:s/>s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 text:c="2"/>vorremmo un pacch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ci fosse un pacchetto tutto compreso per una settiman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ciamo ci interessa un soggiorno in hote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 interessava qualche fare qualche attività in particola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veva degli interessi specifici <text:s/>o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l massimo delle piccole camminate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ma non oltre le 3 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abbiamo una certa età <text:s text:c="2"/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nque <text:s/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se c'è se è possibile assaggiare i piatti piatti tipici local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uardi per <text:s/>persone un po' adulte c'è ci sono dei pacchetti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he si chiamano vacanze senioren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e sono dei pacchetti formula tutto compres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no organizzati in diverse zone del trentino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una soluzione sarebbe in valle di fiemme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un altro pacchetto è organizzato nella zona di cavalese e predazz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ntre la terza la terza possibilità sarebbe un pacchetto settimana per giovani e anziani in val rende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<text:s/>s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ei aveva preferenze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onosce un po' la zona <text:s/>o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 <text:s text:c="4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n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ò potremmo provare in val rende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 val renden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llora un attimo solo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le do <text:s text:c="2"/>un informazione esatta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unque questo pacchetto <text:s/>comprende il pernottamento in albergo per una settimana quindi 7 notti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ha la possibilità di scegliere i pernottamenti in hotel a 2 3 <text:s/>o 4 stelle <text:s/>oppure in campeggi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<text:s/>sì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no no n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scegliamo con meno <text:s/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 in campeggio no <text:s text:c="3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ci sarebbe la possibilità di <text:s/>pernottare in appartamenti <text:s/>di 4 letti <text:s/>4 letti per appartament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 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 bene l' hotel a 3 o 4 stel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3 o 4 stel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che periodo le interessava scusi <text:s/>non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si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nsava su in settembr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 settemb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unque nel periodo dal dal 3 settembre al primo ottobre <text:s/>il pernottamento per 7 notti in hotel 3 stelle è sulle 525000 a persona <text:s text:c="3"/>[mentre in hotel a 4 stelle sono 595000 sempre a persona]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la proposta di questo pacchetto è applicabile a persone dai 55 anni in po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 perfett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indi <text:s text:c="2"/>ci rientrate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ì m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per il il trasporto fino al posto <text:s/>che che mezzi pubblici posso usare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<text:s/>noi veniamo coi mezzi pubblici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previsto per caso anche un trasporto dalla stazione di trento <text:s/>oppure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può arrivar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da dove da dove vie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eniamo da chiet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rriva in treno da chiet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indi arriva in treno fino a trento <text:s/>giust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esatt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ecco lei una volta che arriva a tren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 sono dei può usare i mezzi pubblic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indi con con i pullman <text:s/>può arrivare tranquillamente in val rende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 per caso dirmi gli orar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mio treno il mio treno arriverà a trento verso mezzogior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 per caso gli orari dei pullman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 attim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lo che glielo dico subi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unque va bene il a madonna di campigli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la possibilità di fare questo soggiorno a madonna di campiglio o a pinzol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conosciam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famosissima la zon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 benissimo lì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adonna di madonna di campiglio no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<text:s/>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lei arriva a trento a che ora più o meno scus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erso arriviamo a mezzogiorno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treno arriv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 mezzogior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ra ci sarebb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la prima corriera utile che parte da trento per madonna di campiglio è alle 12 e 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distante la stazione delle corriere dalla stazione dei tren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 già è vicinissi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ranno 200 metri a pied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nsomma perché anche sono un edificio affianco all' alt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indi se lei arriva con il tre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ò può andare tranquillamente a piedi alla stazione delle autocorrie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è proprio nelle immediate vicinanz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le dicev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corriera parte alle 12 e 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d arriva a madonna di campiglio alle 15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 <text:s/>ho capito <text:s/>ho capi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il soggiorno prevede per caso <text:s/>anche qualche qualche cosa extra <text:s/>tipo che so delle brevi escursioni con guida oppure assaggi di piatti tipici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indi può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pacchetto [che <text:s/>le ho proposto] <text:s/>comprende la visita guidata in val di genova nel parco naturale dell' adamello brenta <text:s text:c="3"/>una visita a un' azienda locale con degustazione di salumi tipici della val rendena per l' appunto <text:s text:c="3"/>e una visita ad un' azienda locale di artigianato artistic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che producono oggetti in rame e ferro battuto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 più è compresa nel nel pacchetto l' entrata per 2 persone in un centro sportivo con sauna bagnoturco idromassaggio e palestra <text:s/>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 benissim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sattamente quello che volev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ringrazio tantissim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a lei buonaser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buongior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sarei interessato a venire in trentino per una settimana {silence} in in agosto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mouth} {e} ha qualche idea su quale località del trentino sceglie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osce già la regi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vuole qualche indicaz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{silence} {e} penso di andare in bassa vallagarina {puff}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è una zona c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 bassa vallagarin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{breath} {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era interessato a fare una settimana di soggiorno con un pacch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scegliere una struttura al di fuori di un' offerta già {breath} predefinita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satt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nsavo di fare qualcosa diciamo al di fuori di offerte di pacchett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 di fuori dei pacchett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alloggio {e} cosa era interessa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satto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ma} {e} come alloggi non non ho problem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ciamo pens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un albergo o {silence} {m} {mouth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ra {m} {silence} io potrei {e} mandarle {e} direttamente {e} le offerte alberghie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sì poi lei con calma può scegliere {breath} {e} la soluzione che più {silence} le fa comodo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mouth} {e} lei aveva anche qualche interesse particolare [sportivo] cultura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sì tanto da saperla orienta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sentito che in bassa vallagarina esiste un castello il castello di avi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vorrei sapere un po' di più su questo castello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breath} sì <text:s/>{silence} 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ra aspett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che] le mando direttamente {silence} sullo schermo <text:s/>{silence} la pagina web relativa ai castelli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cco adesso adesso lei dovrebbe vederlo già direttamente sullo scherm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sat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ove presenta un po' tutti i castelli della del trentino {em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l nel particolar caso della della vallagarina il castello di avio [un castello rocca] {silence}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{em} <text:span text:style-name="T3">gestito da {m} un' associazione {silence} a scopo di ricerca benefica</text:span>  {silence} e è e è visitabi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 estate organizza anche delle visite guida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ngono fatte anche delle iniziative seral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queste informazioni potrà averle {breath} {silence} direttamente dall' APT locale della vallagarin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ando si trova sul territorio {silence} {breath} {em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esto è il castello più significa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a rovereto poi sempre in vallagarina esiste il castello di rovere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che {e} ospita un museo di tipo storico con dei reperti della {breath} grande guerra delle guerre mondiali insomma la prima e la seconda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anche questo visitabile {em}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 quindi anche con propone anche delle offerte di visite guidat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sempre in vallagarina sopra rovereto [un po' a nord di rovereto] {silence} {breath} {e} abbiamo castel beseno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che quest' anno ospita una mostra storica molto interessan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si chiama landesaustellung {breath}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 è una mostra che ripercorre la battaglia di calliano del 1500 che si è svolta proprio nella piana {silence} sottostante al castello {breath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 propone anche dei momenti di cultura e tradizione nel castello {silence} sia la sera [che durante alcune giornate chiamate giornate al castello]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 {breath} proprio in agosto verrà fatta la rievocazione di questa battagli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uno spettacolo abbastanza interessant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indi un modo sia per visitare il castello che {silence} per conoscere un po' la storia le tradizioni trentine <text:s/>{silence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 serviva qualcos' alt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i sapere la chiusura del castello di roveret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e} il periodo {silence} {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guardo al castello di rovereto {puff}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g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raggiungere il castello di roveret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satto {puff}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 sono dei trasporti pubblici che arrivano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e} lei arriva {silence} lei con che mezzi arriva a rovereto in tren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arrivare in treno alla stazione di roveret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breath} allora alla stazione dalla stazione del treno lei ci può arrivare anche a pied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ranno circa 20 minuti a piedi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prendere un autobu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rova gli orari direttamente in stazione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ma {m} forse {silence} non è è più è più semplice arrivare a piedi {breath} {e}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è proprio nel centro di rovere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agari chiede indicazion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siste una cartina anche affissa {silence} in stazion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{breath} con il logo del castello e quindi l' itinerario segnato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è molto semplice {silence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{mouth} la città è abbastanza piccol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indi gli spostamenti sono sono semplicissimi e veloc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ok 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fa un colpo di bigliett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per gli orari del castello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ont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breath} gli orari del castello l' orari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castello è aperto tutti i giorni tranne il lunedì [che è giorno di chiusura]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gli orari sono {e} dalle 10 alle 12 e 30 e dalle 15 alle 19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cco {e} salvo casi in cui ci sono particolari mostre {silence} {breath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cui possono esserci anche delle variazioni di orari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queste cose si vedono poi sul pos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quando arriv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somma se ci sono iniziative particolar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 troverà segnalato {breath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oppure le posso lasciare anche il numero dell' APT locale di rovereto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sì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e è interessa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 mando anche la disponibilità alberghiera [aggiornata per agosto]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lo 0 4 6 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4 6 {silence} 4 6 3 3 0 6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} 4 6 4 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4 6 3 3 0 6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l' APT di rovereto vallagarin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per conoscere anche l' esatta disponibilità alberghiera o di altre strutture {silence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loro hanno l' aggiornamento in tempo reale {silence}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indi per agosto le sanno dire le strutture dove può alloggiare {silence} già con posti disponibili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e} va bene {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arrivare al castell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possibile fare delle visite guidate {e} o delle visite <text:s/>{silence} in modo indipende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{puff} {silence} c'è solo una modalità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utti i castelli {e} danno la possibilità di essere visitati sia liberamente che {em} all' interno di visite visite organizza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vereto {silence} {breath} organizza quest' anno una visita guidata {silence} al centro storico della città al castello di rovereto e a castel beseno nell' arco di un pomeriggio <text:s/>{silence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{e} per gruppi viene organizzata con un pullmin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i vi porta in giro e vi fa visitare castelli e mostre nei castelli {silence} {breath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e comunque poi anche i castelli stessi hanno a disposizione delle guid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che che può richiedere direttamente sul pos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va ben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e} basta co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tutto chiar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a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ringrazi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6"/>
          <table:table-cell office:value-type="string" calcext:value-type="string">
            <text:p>pron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ntino informazioni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onto {silence} buongiorn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{silence} 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lve {breath} <text:s/>{silence} 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buongior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olev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iamavo per {m} {silence} avere un po' di informazioni {silence} su una una vacanza in inverno in val di fiem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va già in mente {e} una zona in particola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o potrei mostrarle {breath} una cartina della val di fiemme {silence}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così {e} {silence} vede quali sono le località {silence} più important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a sta veden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 sto vedend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o dando un' occhia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d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vo in mente qualcos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gari le dico durante la conversazione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vorrei una vacanza {silence} {e} {silence} per 2 settima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opo {silence} il {silence} {m} 10 dicembr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ciamo con con partenza il 12 dicembre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orrei star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ma} lei voleva un pacchetto {silence} un pacchetto offer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{m} {silence} veniva per conto suo in un in un alberg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scia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unque siamo [un gruppo] una famiglia di 4 person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ltre al sottoscritto c'è mia moglie {silence} {e} 2 bimb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a di 4 e l' altra di 6 ann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sì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 vorrei un alberg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in particolare un albergo a 2 o 3 stel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n val di fiem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in mente un un paio di albergh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magari mi può dir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{puff} {e} supportano i servizi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cui sarei interessat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in mente l' l' albergo erika a teser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v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 attim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rik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' albergo erik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dic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 poi l' altro invece l' albergo excelsior a cavales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celsi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ma} dell' albergo erika voleva sapere {m} i prezzi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pure che tipo di servizi offr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nfatti magari le dico i servizi a cui sarei interessa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silence} e se lei fosse così gentile da dirmi se questi alberghi li supportan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' altro m' aveva detto a cavales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celsio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un attimo di pazienz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sarei interessa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ra appunto [come le dicevo prima] una una famigliola di 4 persone per 2 settimane {silence} con 2 bimb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ic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{silence} penso di arrivare in macchina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sì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} come tip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{breath} le dico subito che {silence} entrambi gli alberghi hanno il parcheggio custodito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 molto bene {silence} {e}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prattutto sono interessato a sciare sci da fond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em} diciamo come accomodation tipo di accomodation vorrei una modalità tipo bed and breakfas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indi notte e colazion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n particolare {e} se può dirm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esistono nelle vicinanze piste da fondo {em} che modalità ti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ci sono {silence} {e} possibilità di noleggiare attrezzatur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prezzi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breath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può vedere in questo momento [gli sci da fondo] le piste da fondo {silence} che ci sono nel trentino e nella zona della val di fiemm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a passo lavazè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ede piste 3 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è vicino a {silence} ai 2 alberghi [di cui si parlava prima] 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e} e poi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è molto vicino anche il lago di tese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ale dei 2 erika dice o o l' l' excelsi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ma} l' erika è proprio a teser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indi è vicinissimo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olto bene allor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 invece l' excelsior avevamo detto che era a cavalese {silence} è un po' più dista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comunque <text:s/>{silence} è sempre nella stessa zon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rà 10 chilometr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mpre in zon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 bene {silence} {em} {silence} {mouth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la possibilità di arrivare sulle piste da sci con la macchin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m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ova sempre dei parchegg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lei può lasciare lì la macchin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poi prendere gli sci</text:p>
          </table:table-cell>
          <table:table-cell/>
        </table:table-row>
        <table:table-row table:style-name="ro1">
          <table:table-cell table:number-columns-repeated="4"/>
          <table:table-cell table:style-name="ce22" office:value-type="string" calcext:value-type="string">
            <text:p>e {silence} sciare tutto il giorno</text:p>
          </table:table-cell>
          <table:table-cell/>
        </table:table-row>
        <table:table-row table:style-name="ro1">
          <table:table-cell table:number-columns-repeated="4"/>
          <table:table-cell table:style-name="ce22" office:value-type="string" calcext:value-type="string">
            <text:p>non ci sono problemi {silence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non sono a pagamento questi parchegg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 {silence} non sono {silence} {a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k {silence} ben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quanto riguarda la possibilità di avere dei {m} dei servizi o comunque dell' intrattenimento intrattenimento per i bambini <text:s/>{silence} gli hotel [che dicevamo dicevamo prima] offrono qualcos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hé <text:s/>{silence} {ma} {e} {silence} l' erika center sì {e} comprende anche un un' animazione per bambini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ail + pro</text:p>
          </table:table-cell>
          <table:table-cell table:style-name="ce23" office:value-type="string" calcext:value-type="string">
            <text:p>invece l' excelsior di cavalese no {silence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indi a questo punto le conviene {silence} forse scegliere appunto l' erika di teser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è vicino al lago di tese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ve ci sono le piste da fond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l' animazione per per bambi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il parcheggi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sembra la soluzione miglior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{silence} 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ttim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uole che le dia il numero di telefono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e volevo [magari] chiedere un un altro paio di cosette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possibile mangiare nell' hote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sa dirmi orientativamente i costi per pranzo e cena 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possibile {m} scegliere sia {e} la modalità di mezza pensione che {e} pensione intera <text:s/>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nsione intera sono {e} 85000 {silence} per persona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zza pensione {e} 70000 per person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f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 sono prezzi speciali per bambini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bambini al di sotto dei 2 anni {em} {silence} possono soggiornare gratuitamente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al di sopra] fino ai 15 anni c'è una riduzion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unque se stando in stanza con i genitori {silence} {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prezzi sono molto più ridott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mi può dare il numero di telefono dell' albergo erika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4 6 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6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6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k {silence} va bene {silence}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{a} {e} per quanto riguard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bbiamo già detto c'è la possibilità di parcheggiare all' hotel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il parcheggio custodito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enissimo {silence}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ringrazio molto 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iente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asera {puff}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 table:style-name="ce16"/>
          <table:table-cell office:value-type="string" calcext:value-type="string">
            <text:p>buonasera</text:p>
          </table:table-cell>
          <table:table-cell/>
        </table:table-row>
        <table:table-row table:style-name="ro1">
          <table:table-cell table:number-columns-repeated="3"/>
          <table:table-cell table:style-name="ce16"/>
          <table:table-cell office:value-type="string" calcext:value-type="string">
            <text:p>trentino informazio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aser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levo venire in trentino con mia moglie verso settembre per una vacanza in un parco natural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uò dare qualche informaz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va già un' idea di di quale parco accettare {em} visitare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era indifferente per le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{ma} {silence} ho sentito parlare molto ben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sentito parlare del parco naturale adamello bren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er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le mostro intanto {silence} {e} una schermata sui {e} nostri parchi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 attimo di pazienz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esso lo ve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ovrebbe arrivare {silence} subi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adamell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ei mi aveva detto il parco naturale adamello brenta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c'è la possibilità di di soggiornare nel parco {e}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est'anno poi legati appunto alla storia del parco {e} agli animali alla natura ci sono anche delle serate naturalistiche organizzate all' interno del parco {silence}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quindi oltre a escursioni con le guide alpine potrebbe anche {breath} assistere a queste manifestazioni serali {silence} {breath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perché immagino che {m} l' idea del {em} di soggiornare in un parco sia legata anche al fatto di {e} voler fare delle escursioni in malga magar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sì esa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 interessava particolarmente {silence} sì avere la possibilità di avere di vedere la natura incontaminata di quelle z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scursioni escursioni guidat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po {silence} dopo dopo la seconda metà di settembre dire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 in settembre lei m' aveva detto che voleva venire in trentino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hé proprio in settembre ci sono alcune escursioni guidate ad esempio a malga campo {silence} e san giuliano {silence} oppure {e} a malga patascos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indi lei potrebbe tranquillamente partecipare a queste {silence} {breath} a queste escursioni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{m} i turisti sono sempre accompagnati da una guida che spiega {silence} {breath} la storia del parco {e} quali sono gli animali e le piante tipiche di quel parc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{m} {silence} penso sia interessante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se lei poi ha anche dei bambini {silence} {breath} {e}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penso che questi siano ancora più entusiasti di queste gite all' interno dei parchi natural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un' informazione per raggiungere la zona la zon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ccome viaggio in macchina {silence} {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possibile avere qualche {silence} sì qualche mappa dell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{silence} 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 macchin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ei dintorn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o posso {e} spedirle {e} intanto una cartina del trentino e poi anche alcune cartine sulle escursioni [che si possono fare] all' interno del parco {silence} {breath}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 le può interessar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fet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{e} preferisce avere l' indirizzo di posta elettronica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vien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{ma} preferisco {e} l' indirizzo di cas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hé le spediamo alcune brochur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quindi è più comodo {m} attraverso con la posta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mi vuol lasciare il suo indirizz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via bellavista {silence} 37 {silence} {e} vero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nome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ì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fetto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nso che riceverà immediatamente il materia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 una decina di giorn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enissimo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ringrazio {silence}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i nie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asera {silence}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rentino informazio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v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bisog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formazioni per favo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formazioni su un viaggio in itali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bisgno di informazio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aggio in itali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 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uò suggerire una città vicino ad un' are siistica con pattinaggi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favore mi può aiutare a trovare un hotel vicino alla fermata dell' autobus per meno di 200000 lire a not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bisogno di un hotel a 3 stell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ei può sciare in molte località della val di fiem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ra le mostro la cartina della val di fiem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esce a vedere la cartina della val di fiem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 può sciare in molte località della val di fiem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ra gliele indico sulla mapp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sulla cartina le ho indicato in rosso cavalese e in blu panchià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olto be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anchià è indicato con il cerchio bl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valese è indicato con il cerchio rosso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:pro</text:p>
          </table:table-cell>
          <table:table-cell table:style-name="ce22" office:value-type="string" calcext:value-type="string">
            <text:p>quelli sono due colori che mi piaccion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lla cartina sono indicate anche le aree sciistiche che può raggiungere dai paes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olor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no più interessato ad un hotel a questo pun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ei può raggiungere l' area sciistica di pampeago da panchià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ntre può raggiungere l' area sciistica dell' 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3 cos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e vuo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ra le suggerisco alcuni alberghi di cavales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orrei un hotel a 3 stelle in cavales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ra le indico sulla mappa l' albergo astori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è un 3 stelle mezza pens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quante stelle ha l' hotel astori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ante stelle per l' hotel astori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esidera qualche informazione in particolare sull' alberg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sidera qualcos' altro sull' alberg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i un alberg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i un albergo a 3 stelle con mezza pension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a be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all' hotel astoria abbiamo la doppia che costa 240000 lire a not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quante stelle ha l'alberg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' albergo astoria il costo della doppia è di 240000 lire a not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è inclusa la mezza pensione notte colazione e cen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' albergo astoria il costo della doppia è di 240000 lire a nott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è inclusa anche la mezza pension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costo della doppia è di 240000 lire a not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clude la mezza pensione e anche la colazio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scus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scus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ho capito l' ultima fras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trebbe ripete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ora se vuo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 ripe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' hotel astoria è un 3 stelle mezza pensi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costo della doppia è di 240000 lire a not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è disponibile per la seconda settimana in dicemb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cus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ho capi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riva la seconda settimana di dicembr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è giust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cus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ò ripetere per favor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è libera questa stanz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è libera la stanza per 7 nott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capito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er prenota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deve chiamare direttamente l' albergo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 vuole prenota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ve chiamare direttamente l' alberg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per il suo aiut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ì per favo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uole il numero di telefono dell' alberg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capisc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 bisogno di qualcos'altr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vuole il numero di telefono dell' alberg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desidero nient' alt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azie per l'aiu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o per salutarla adess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arrivederci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Dialogue Count</text:p>
          </table:table-cell>
          <table:table-cell table:style-name="ce17" table:formula="of:=COUNTIF([.A$1:.A715];&quot;1&quot;)" office:value-type="float" office:value="6" calcext:value-type="float">
            <text:p>6</text:p>
          </table:table-cell>
          <table:table-cell table:style-name="ce34" office:value-type="string" calcext:value-type="string">
            <text:p><text:s/>→ conteggio dialogh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urn Count</text:p>
          </table:table-cell>
          <table:table-cell table:style-name="ce17" table:formula="of:=COUNTIF([.A$1:.A715];&quot;*&quot;)" office:value-type="float" office:value="288" calcext:value-type="float">
            <text:p>288</text:p>
          </table:table-cell>
          <table:table-cell table:style-name="ce34" office:value-type="string" calcext:value-type="string">
            <text:p><text:s/>→ conteggio turn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gent Turn Count</text:p>
          </table:table-cell>
          <table:table-cell table:style-name="ce3" table:formula="of:=COUNTIF([.C$1:.C715];&quot;Agent:&quot;)" office:value-type="float" office:value="145" calcext:value-type="float">
            <text:p>145</text:p>
          </table:table-cell>
          <table:table-cell table:style-name="ce34" office:value-type="string" calcext:value-type="string">
            <text:p><text:s/>→ conteggio turni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Client Turn Count</text:p>
          </table:table-cell>
          <table:table-cell table:style-name="ce18" table:formula="of:=COUNTIF([.C$1:.C715];&quot;Client:&quot;)" office:value-type="float" office:value="143" calcext:value-type="float">
            <text:p>143</text:p>
          </table:table-cell>
          <table:table-cell table:style-name="ce34" office:value-type="string" calcext:value-type="string">
            <text:p><text:s/>→ conteggio turni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Utterance Count</text:p>
          </table:table-cell>
          <table:table-cell table:style-name="ce18" table:formula="of:=ROWS([.A$1:.A714])" office:value-type="float" office:value="714" calcext:value-type="float">
            <text:p>714</text:p>
          </table:table-cell>
          <table:table-cell table:style-name="ce34" office:value-type="string" calcext:value-type="string">
            <text:p><text:s/>→ conteggio utteran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Turn per dialogue</text:p>
          </table:table-cell>
          <table:table-cell table:style-name="ce18" table:formula="of:=ROUND([.D717]/[.D716]; 2)" office:value-type="float" office:value="48" calcext:value-type="float">
            <text:p>48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dialogue</text:p>
          </table:table-cell>
          <table:table-cell table:style-name="ce18" table:formula="of:=ROUND([.D720]/[.D716]; 2)" office:value-type="float" office:value="119" calcext:value-type="float">
            <text:p>119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Turn</text:p>
          </table:table-cell>
          <table:table-cell table:style-name="ce18" table:formula="of:=ROUND([.D720]/[.D717]; 2)" office:value-type="float" office:value="2.48" calcext:value-type="float">
            <text:p>2.48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Utterance Count</text:p>
          </table:table-cell>
          <table:table-cell table:style-name="ce18" table:formula="of:=COUNTIF([.D$1:.D715];&quot;a:pro&quot;)+COUNTIF([.D$1:.D715];&quot;c:pro&quot;)" office:value-type="float" office:value="58" calcext:value-type="float">
            <text:p>58</text:p>
          </table:table-cell>
          <table:table-cell table:style-name="ce34" office:value-type="string" calcext:value-type="string">
            <text:p><text:s/>→ conteggio utterance proattiv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Agent Pro Count</text:p>
          </table:table-cell>
          <table:table-cell table:style-name="ce18" table:formula="of:=COUNTIF([.D$1:.D715];&quot;a:pro&quot;)" office:value-type="float" office:value="57" calcext:value-type="float">
            <text:p>57</text:p>
          </table:table-cell>
          <table:table-cell table:style-name="ce34" office:value-type="string" calcext:value-type="string">
            <text:p><text:s/>→ conteggio utterance proattive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Client Pro Count</text:p>
          </table:table-cell>
          <table:table-cell table:style-name="ce18" table:formula="of:=COUNTIF([.D$1:.D715];&quot;c:pro&quot;)" office:value-type="float" office:value="1" calcext:value-type="float">
            <text:p>1</text:p>
          </table:table-cell>
          <table:table-cell table:style-name="ce34" office:value-type="string" calcext:value-type="string">
            <text:p><text:span text:style-name="T5"> → conteggio utterance proattive</text:span>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Count</text:p>
          </table:table-cell>
          <table:table-cell table:style-name="ce17" table:formula="of:=COUNTIF([.B$1:.B715];&quot;x&quot;)" office:value-type="float" office:value="29" calcext:value-type="float">
            <text:p>29</text:p>
          </table:table-cell>
          <table:table-cell table:style-name="ce34" office:value-type="string" calcext:value-type="string">
            <text:p><text:s/>→ conteggio turni proattiv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Rate</text:p>
          </table:table-cell>
          <table:table-cell table:style-name="ce19" table:formula="of:=[.D729]/[.D717]" office:value-type="float" office:value="0.100694444444444" calcext:value-type="float">
            <text:p>0.10</text:p>
          </table:table-cell>
          <table:table-cell table:style-name="ce34" office:value-type="string" calcext:value-type="string">
            <text:p><text:s/>→ tasso turni proattivi su turni total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Pro Rate</text:p>
          </table:table-cell>
          <table:table-cell table:style-name="ce19" table:formula="of:=[.D725]/[.D729]" office:value-type="float" office:value="2" calcext:value-type="float">
            <text:p>2.00</text:p>
          </table:table-cell>
          <table:table-cell table:style-name="ce34" office:value-type="string" calcext:value-type="string">
            <text:p><text:s/>→ tasso utterance proattive in un turno proattivo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ure Count</text:p>
          </table:table-cell>
          <table:table-cell table:style-name="ce18" table:formula="of:=COUNTIF([.D$1:.D715];&quot;fail*&quot;)" office:value-type="float" office:value="4" calcext:value-type="float">
            <text:p>4</text:p>
          </table:table-cell>
          <table:table-cell table:style-name="ce34" office:value-type="string" calcext:value-type="string">
            <text:p><text:s/>→ conteggio utterance di fai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Count</text:p>
          </table:table-cell>
          <table:table-cell table:style-name="ce18" table:formula="of:=COUNTIF([.D$1:.D715];&quot;fail + pro&quot;)" office:value-type="float" office:value="2" calcext:value-type="float">
            <text:p>2</text:p>
          </table:table-cell>
          <table:table-cell table:style-name="ce34" office:value-type="string" calcext:value-type="string">
            <text:p><text:s/>→ conteggio utterance di fail seguitie da utterance proattiva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Rate</text:p>
          </table:table-cell>
          <table:table-cell table:style-name="ce19" table:formula="of:=[.D734]/[.D733]" office:value-type="float" office:value="0.5" calcext:value-type="float">
            <text:p>0.50</text:p>
          </table:table-cell>
          <table:table-cell table:style-name="ce34" office:value-type="string" calcext:value-type="string">
            <text:p><text:s/>→ tasso utterance di fail seguite da utterance proattiva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Inform Count</text:p>
          </table:table-cell>
          <table:table-cell table:style-name="Default" table:formula="of:=COUNTIF([.F$1:.F715];&quot;inform&quot;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uggest Count</text:p>
          </table:table-cell>
          <table:table-cell table:style-name="Default" table:formula="of:=COUNTIF([.F$1:.F715];&quot;suggest&quot;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Offer Count</text:p>
          </table:table-cell>
          <table:table-cell table:style-name="Default" table:formula="of:=COUNTIF([.F$1:.F715];&quot;offer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Request Count</text:p>
          </table:table-cell>
          <table:table-cell table:style-name="ce3" table:formula="of:=COUNTIF([.F$1:.F715];&quot;request&quot;)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Instruct Count</text:p>
          </table:table-cell>
          <table:table-cell table:style-name="Default" table:formula="of:=COUNTIF([.F$1:.F715];&quot;instruct&quot;)" office:value-type="float" office:value="3" calcext:value-type="float">
            <text:p>3</text:p>
          </table:table-cell>
          <table:table-cell table:style-name="ce3"/>
          <table:table-cell/>
        </table:table-row>
      </table:table>
      <table:table table:name="UBUNTU" table:style-name="ta1">
        <table:table-column table:style-name="co1" table:default-cell-style-name="Default"/>
        <table:table-column table:style-name="co1" table:default-cell-style-name="ce6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8:27] &lt;giuseppe_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8:28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? la prima volta che entro in questa chat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8:29] &lt;giuseppe_</text:p>
          </table:table-cell>
          <table:table-cell/>
          <table:table-cell office:value-type="string" calcext:value-type="string">
            <text:p><text:s/>c'? nessun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8:29] &lt;vitop</text:p>
          </table:table-cell>
          <table:table-cell/>
          <table:table-cell office:value-type="string" calcext:value-type="string">
            <text:p><text:s/>qulcuno si.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8:30] &lt;giuseppe_</text:p>
          </table:table-cell>
          <table:table-cell/>
          <table:table-cell office:value-type="string" calcext:value-type="string">
            <text:p><text:s/>dopo posso trovare i comandi utili per questa ch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8:30] &lt;CoOltux</text:p>
          </table:table-cell>
          <table:table-cell/>
          <table:table-cell office:value-type="string" calcext:value-type="string">
            <text:p><text:s/>!comand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8:30] &lt;ubot-it</text:p>
          </table:table-cell>
          <table:table-cell office:value-type="string" calcext:value-type="string">
            <text:p>bot</text:p>
          </table:table-cell>
          <table:table-cell table:style-name="ce2" office:value-type="string" calcext:value-type="string">
            <text:p><text:s/>trovi i comandi base su http://wiki.ubuntu-it.org/AmministrazioneSistema/ComandiBase - Gestione di File e Directory: http://wiki.ubuntu-it.org/AmministrazioneSistema/ComandiBase#gestionefiledirectory - Terminale e File Manager: http://wiki.ubuntu-it.org/AmministrazioneSistema/RigaDiComand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8:30] &lt;giuseppe_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8:31] &lt;giuseppe_</text:p>
          </table:table-cell>
          <table:table-cell/>
          <table:table-cell office:value-type="string" calcext:value-type="string">
            <text:p><text:s/>posso chiederti l'ultima cosa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8:31] &lt;giuseppe_</text:p>
          </table:table-cell>
          <table:table-cell/>
          <table:table-cell office:value-type="string" calcext:value-type="string">
            <text:p><text:s/>come si fa a programmare in php da sh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8:35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n so io ho visto che alcune persone scrivevano codice php da shell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8:35] &lt;giuseppe_</text:p>
          </table:table-cell>
          <table:table-cell/>
          <table:table-cell office:value-type="string" calcext:value-type="string">
            <text:p><text:s/>come si f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8:36] &lt;giuseppe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puntavano le funzioni in diversi color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9:12] &lt;Nippon</text:p>
          </table:table-cell>
          <table:table-cell/>
          <table:table-cell office:value-type="string" calcext:value-type="string">
            <text:p><text:s/>salve a tutti, desidero sapere se è possibile passare da Ubuntu vers. 10.04 Lucid Linx alla vers.10.10 senza cambiare configurazione del p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9:12] &lt;Nippon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9:14] &lt;Nippon</text:p>
          </table:table-cell>
          <table:table-cell/>
          <table:table-cell office:value-type="string" calcext:value-type="string">
            <text:p><text:s/>qualche consigli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9:15] &lt;Scall</text:p>
          </table:table-cell>
          <table:table-cell/>
          <table:table-cell office:value-type="string" calcext:value-type="string">
            <text:p><text:s/>Nippon: che io sappia i file di configurazione (almeno la maggiorparte credo) sono nascosti nella tua cartella dentro home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che puoi vedere premendo "ctrl+h" oppure da terminale con il comando "ls -a" dopo esserti posizionato in home-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9:16] &lt;Scall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quindi non dovresti perdere nulla..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a meglio sentire il parere di qualche esperto (quale io non sono)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9:17] &lt;Nippon</text:p>
          </table:table-cell>
          <table:table-cell/>
          <table:table-cell office:value-type="string" calcext:value-type="string">
            <text:p><text:s/>si ma se io scarico l' ultima versione e faccio installa cosa succede? cambia tutto la configurazione della vecchia version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9:18] &lt;Nippon</text:p>
          </table:table-cell>
          <table:table-cell/>
          <table:table-cell office:value-type="string" calcext:value-type="string">
            <text:p><text:s/>come faccio ad avere la stessa configurazione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9:19] &lt;Scall</text:p>
          </table:table-cell>
          <table:table-cell/>
          <table:table-cell office:value-type="string" calcext:value-type="string">
            <text:p><text:s/>la scarichi da dove? dal gestore aggiornamenti intendi, vero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9:20] &lt;Scall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munque nel sito ubuntu-it.org raccomando di fare tutti ma propio tutti gli aggiornamenti disponibili dal gestore aggiornamenti prima di fare l'aggiornamento di vers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9:20] &lt;Scall</text:p>
          </table:table-cell>
          <table:table-cell/>
          <table:table-cell office:value-type="string" calcext:value-type="string">
            <text:p><text:s/>*raccomando- raccomandano, volevo scrive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20:15] &lt;madadam1</text:p>
          </table:table-cell>
          <table:table-cell/>
          <table:table-cell office:value-type="string" calcext:value-type="string">
            <text:p><text:s/>ragazzi sapete in che cartella posso trovare i driver della mia stamp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20:36] &lt;cristian_c</text:p>
          </table:table-cell>
          <table:table-cell/>
          <table:table-cell office:value-type="string" calcext:value-type="string">
            <text:p><text:s/>Mistya, uhm, potresti usare vnc e la l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37] &lt;cristian_c</text:p>
          </table:table-cell>
          <table:table-cell/>
          <table:table-cell office:value-type="string" calcext:value-type="string">
            <text:p><text:s/>madadam1, di quale stampante parli? Funzion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cristian_c, canon mx3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non funzi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39] &lt;madadam1</text:p>
          </table:table-cell>
          <table:table-cell/>
          <table:table-cell office:value-type="string" calcext:value-type="string">
            <text:p><text:s/>diami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20:40] &lt;cristian_c</text:p>
          </table:table-cell>
          <table:table-cell/>
          <table:table-cell office:value-type="string" calcext:value-type="string">
            <text:p><text:s/>madadam1, http://forum.ubuntu-it.org/index.php?topic=375455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1] &lt;cristian_c</text:p>
          </table:table-cell>
          <table:table-cell/>
          <table:table-cell office:value-type="string" calcext:value-type="string">
            <text:p><text:s/>sei andato sul sito di avasys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0:41] &lt;madadam1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ristian_c, la stampante è collegata ad un print server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20:41] &lt;cristian_c</text:p>
          </table:table-cell>
          <table:table-cell/>
          <table:table-cell office:value-type="string" calcext:value-type="string">
            <text:p><text:s/>uh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3] &lt;cristian_c</text:p>
          </table:table-cell>
          <table:table-cell/>
          <table:table-cell office:value-type="string" calcext:value-type="string">
            <text:p><text:s/>http://wiki.ubuntu-it.org/Server/Stamp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4] &lt;cristian_c</text:p>
          </table:table-cell>
          <table:table-cell/>
          <table:table-cell office:value-type="string" calcext:value-type="string">
            <text:p><text:s/>quindi il print server che sistema equipaggia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comunque volevo chiedervi una co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non riesco ad installare dei pacchetti dei reposit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ottengo questi errori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libedataserver1.2-dev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 text:c="2"/>Dipende: libgconf2-dev, ma non sta per essere installa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47] &lt;cristian_c</text:p>
          </table:table-cell>
          <table:table-cell/>
          <table:table-cell office:value-type="string" calcext:value-type="string">
            <text:p><text:s/>come posso fare per risolvere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20:51] &lt;Steeler</text:p>
          </table:table-cell>
          <table:table-cell/>
          <table:table-cell office:value-type="string" calcext:value-type="string">
            <text:p><text:s/>ho canellato per sbaglio "IL CESTINO" nel pannello, per rimetterlo?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0:52] &lt;cristian_c</text:p>
          </table:table-cell>
          <table:table-cell/>
          <table:table-cell office:value-type="string" calcext:value-type="string">
            <text:p><text:s/>Aggiungi al panne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0:53] &lt;cristian_c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molto semplic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21:09] &lt;Steeler</text:p>
          </table:table-cell>
          <table:table-cell/>
          <table:table-cell office:value-type="string" calcext:value-type="string">
            <text:p><text:s/>cristian_c; si ma dove lo trov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21:11] &lt;CoOltux</text:p>
          </table:table-cell>
          <table:table-cell/>
          <table:table-cell office:value-type="string" calcext:value-type="string">
            <text:p><text:s/>clicca col destro sulla bar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2] &lt;CoOltux</text:p>
          </table:table-cell>
          <table:table-cell/>
          <table:table-cell office:value-type="string" calcext:value-type="string">
            <text:p><text:s/>aggiungi al pannello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2] &lt;CoOltux</text:p>
          </table:table-cell>
          <table:table-cell/>
          <table:table-cell office:value-type="string" calcext:value-type="string">
            <text:p><text:s/>e lo tro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2] &lt;CoOltux</text:p>
          </table:table-cell>
          <table:table-cell/>
          <table:table-cell office:value-type="string" calcext:value-type="string">
            <text:p><text:s/>steel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21:12] &lt;Steeler</text:p>
          </table:table-cell>
          <table:table-cell/>
          <table:table-cell office:value-type="string" calcext:value-type="string">
            <text:p><text:s/>CoOltux, trovato, 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21:13] &lt;CoOltux</text:p>
          </table:table-cell>
          <table:table-cell/>
          <table:table-cell office:value-type="string" calcext:value-type="string">
            <text:p><text:s/>ben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21:13] &lt;Steeler</text:p>
          </table:table-cell>
          <table:table-cell/>
          <table:table-cell office:value-type="string" calcext:value-type="string">
            <text:p><text:s/>ma l'icona dei lanciatori personalizzati SI PUO CAMBIA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21:13] &lt;CoOltux</text:p>
          </table:table-cell>
          <table:table-cell/>
          <table:table-cell office:value-type="string" calcext:value-type="string">
            <text:p><text:s/>scarichi le ic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3] &lt;CoOltux</text:p>
          </table:table-cell>
          <table:table-cell/>
          <table:table-cell office:value-type="string" calcext:value-type="string">
            <text:p><text:s/>!cha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21:13] &lt;ubot-it</text:p>
          </table:table-cell>
          <table:table-cell/>
          <table:table-cell office:value-type="string" calcext:value-type="string">
            <text:p><text:s/>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21:13] &lt;CoOltux</text:p>
          </table:table-cell>
          <table:table-cell/>
          <table:table-cell office:value-type="string" calcext:value-type="string">
            <text:p><text:s/>entra 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3] &lt;CoOltux</text:p>
          </table:table-cell>
          <table:table-cell/>
          <table:table-cell office:value-type="string" calcext:value-type="string">
            <text:p><text:s/>per ste cos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21:14] &lt;Steeler</text:p>
          </table:table-cell>
          <table:table-cell/>
          <table:table-cell office:value-type="string" calcext:value-type="string">
            <text:p><text:s/>mica stiamo parlando di con non di ubunt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14] &lt;Steeler</text:p>
          </table:table-cell>
          <table:table-cell/>
          <table:table-cell office:value-type="string" calcext:value-type="string">
            <text:p><text:s/>vabb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21:27] &lt;zappo_</text:p>
          </table:table-cell>
          <table:table-cell/>
          <table:table-cell office:value-type="string" calcext:value-type="string">
            <text:p><text:s/>ciao a tutti :ho aggiornato ubuntu alla versione 10/10 e non mi trovo troppo ben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|a rallentato il pc e quando guardo la rai si blocca f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devo riavviar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faccio a tornare alla versione precedent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27] &lt;zappo_</text:p>
          </table:table-cell>
          <table:table-cell/>
          <table:table-cell office:value-type="string" calcext:value-type="string">
            <text:p><text:s/>di ubun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28] &lt;AlexZion</text:p>
          </table:table-cell>
          <table:table-cell/>
          <table:table-cell office:value-type="string" calcext:value-type="string">
            <text:p><text:s/>mhhh zappo_, formattare e reinstallare temo .....,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vediamo che dicono gli altr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a mi sa che ti tocca se vuoi tornare indietro .…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21:31] &lt;zappo_</text:p>
          </table:table-cell>
          <table:table-cell/>
          <table:table-cell office:value-type="string" calcext:value-type="string">
            <text:p><text:s/>AlexZion, come faccio per aggiungere l'icona di un programma alla barra laterale dei preferiti suppong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32] &lt;AlexZion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su ubuntu non saprei sai , io uso da sempre kubuntu , sorry ....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io uso da sempre kubuntu , sorry ...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1:33] &lt;AlexZion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eròdi solito , vai nel menu,trovil'applicazione,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e poi con tasto destro , dovrebbe esserci qualcosa ..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21:33] &lt;zappo_</text:p>
          </table:table-cell>
          <table:table-cell/>
          <table:table-cell office:value-type="string" calcext:value-type="string">
            <text:p><text:s/>AlexZion, grazie prov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35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zappo_ disattiva gli effett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36] &lt;zappo_</text:p>
          </table:table-cell>
          <table:table-cell/>
          <table:table-cell office:value-type="string" calcext:value-type="string">
            <text:p><text:s/>attempt, cosa vuoi dire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vai piu in dettaglio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36] &lt;attempt</text:p>
          </table:table-cell>
          <table:table-cell/>
          <table:table-cell office:value-type="string" calcext:value-type="string">
            <text:p><text:s/>disattiva compiz. gli effetti del deskto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37] &lt;attempt</text:p>
          </table:table-cell>
          <table:table-cell/>
          <table:table-cell office:value-type="string" calcext:value-type="string">
            <text:p><text:s/>http://www.go-mono.com/moonlight/download.aspx <text:s/>zappo_ <text:s/>non so che versione hai di moonlight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a prova a mettere quello che puoi scaricare dal link a destra, la vancouver 2010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1:38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zappo_ se poi i problemi continuano allora procedi. 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prima di reinstallare proverei le cose che ti ho detto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1:38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ntrolla in hardware drivers di avere attivati i driver giusti per la scheda video, vedi se ne consiglia uno specifico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21:39] &lt;Simon_</text:p>
          </table:table-cell>
          <table:table-cell/>
          <table:table-cell office:value-type="string" calcext:value-type="string">
            <text:p><text:s/>Ser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21:39] &lt;zappo_</text:p>
          </table:table-cell>
          <table:table-cell/>
          <table:table-cell office:value-type="string" calcext:value-type="string">
            <text:p><text:s/>attempt, scusami ma non conosco compiz dove lo trov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21:40] &lt;Simon_</text:p>
          </table:table-cell>
          <table:table-cell/>
          <table:table-cell office:value-type="string" calcext:value-type="string">
            <text:p><text:s/>Ubuntu mi trova:These package contains Broadcom 802.11 Linux STA wireless driverfor use with Broadcom's BCM4311-, BCM4312-, BCM4321-, andBCM4322-based hardwar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40] &lt;Simon_</text:p>
          </table:table-cell>
          <table:table-cell/>
          <table:table-cell office:value-type="string" calcext:value-type="string">
            <text:p><text:s/>Dal packet manager posso installare il file aggiornato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42] &lt;attempt</text:p>
          </table:table-cell>
          <table:table-cell/>
          <table:table-cell office:value-type="string" calcext:value-type="string">
            <text:p><text:s/>zappo_ vedi nel menu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office:value-type="string" calcext:value-type="string">
            <text:p>non ricordo il percorso esatto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43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mpostazioni di Sistema - Effetti del desktop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21:47] &lt;zappo_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attempt, purtroppo con questa versione non capisco null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mpostazioni di sistema non lo trov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21:49] &lt;CoOltux</text:p>
          </table:table-cell>
          <table:table-cell/>
          <table:table-cell office:value-type="string" calcext:value-type="string">
            <text:p><text:s/>zappo_ | lo trovi in Sistema – preferenze - gestore configurazione compizconfi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21:54] &lt;DAMN3dg1rl</text:p>
          </table:table-cell>
          <table:table-cell/>
          <table:table-cell office:value-type="string" calcext:value-type="string">
            <text:p><text:s/>http://www.playdeb.net/welcome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1:56] &lt;zappo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o0ltux io a lato dello schermo ho una icona "applicazioni"che poi mi da anche le applicazioni di sistema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office:value-type="string" calcext:value-type="string">
            <text:p><text:s/>ma preferenze non c'è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21:56] &lt;filo1234</text:p>
          </table:table-cell>
          <table:table-cell/>
          <table:table-cell office:value-type="string" calcext:value-type="string">
            <text:p><text:s/>!ccsm | zappo_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21:56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zappo_: Per abilitare effetti visivi aggiuntivi personalizzabili in Ubuntu: installa 'compizconfig-settings-manager' o 'simple-ccsm'. Dopo l'installazione apparirà la relativa icona in Sistema Preferenze - Vedi anche !compiz - Aiuto in #compiz-fus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21:56] &lt;Spartan82</text:p>
          </table:table-cell>
          <table:table-cell/>
          <table:table-cell office:value-type="string" calcext:value-type="string">
            <text:p><text:s/>buonasera a tutte e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59] &lt;Spartan82</text:p>
          </table:table-cell>
          <table:table-cell/>
          <table:table-cell office:value-type="string" calcext:value-type="string">
            <text:p><text:s/>mi potreste dare un aiuto: in rhythmbox quando voglio aggiungere una stazione radio streaming mi dice: cannot resolve hostnam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he vuol dire??? grazie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1:59] &lt;Spartan82</text:p>
          </table:table-cell>
          <table:table-cell/>
          <table:table-cell office:value-type="string" calcext:value-type="string">
            <text:p><text:s/>ciao kna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22:00] &lt;knap</text:p>
          </table:table-cell>
          <table:table-cell/>
          <table:table-cell office:value-type="string" calcext:value-type="string">
            <text:p><text:s/>Spartan82: cia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[22:05] &lt;Spartan82</text:p>
          </table:table-cell>
          <table:table-cell/>
          <table:table-cell office:value-type="string" calcext:value-type="string">
            <text:p><text:s/>ciao Carlin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[22:08] &lt;Carlin0</text:p>
          </table:table-cell>
          <table:table-cell/>
          <table:table-cell office:value-type="string" calcext:value-type="string">
            <text:p><text:s/>ciao Spartan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10] &lt;zappo_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ilo1234, ho installato ccsm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office:value-type="string" calcext:value-type="string">
            <text:p>ma nulla è cambiat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22:10] &lt;filo1234</text:p>
          </table:table-cell>
          <table:table-cell/>
          <table:table-cell office:value-type="string" calcext:value-type="string">
            <text:p><text:s/>zappo_: si ma devi usar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10] &lt;filo1234</text:p>
          </table:table-cell>
          <table:table-cell/>
          <table:table-cell office:value-type="string" calcext:value-type="string">
            <text:p><text:s/>per configurare compiz dic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22:11] &lt;Spartan82</text:p>
          </table:table-cell>
          <table:table-cell/>
          <table:table-cell office:value-type="string" calcext:value-type="string">
            <text:p><text:s/>mi potreste dare un aiuto: in rhythmbox quando voglio aggiungere una stazione radio streaming mi dice: cannot resolve hostnam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vuol dire??? grazie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22:11] &lt;filo1234</text:p>
          </table:table-cell>
          <table:table-cell/>
          <table:table-cell office:value-type="string" calcext:value-type="string">
            <text:p><text:s/>Spartan82: boh starai sbagliando l'ur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22:12] &lt;Spartan82</text:p>
          </table:table-cell>
          <table:table-cell/>
          <table:table-cell office:value-type="string" calcext:value-type="string">
            <text:p><text:s/>filo1234: e che se volessi aggiungere un'altra stazione radio streaming, rhythmbox mi crasha e mi fa uscire... come mai?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22:12] &lt;zappo_</text:p>
          </table:table-cell>
          <table:table-cell/>
          <table:table-cell office:value-type="string" calcext:value-type="string">
            <text:p><text:s/>filo1234, ma dove si trova compiz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[22:12] &lt;filo1234</text:p>
          </table:table-cell>
          <table:table-cell/>
          <table:table-cell office:value-type="string" calcext:value-type="string">
            <text:p><text:s/>!ccsm | zappo_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22:12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zappo_: Per abilitare effetti visivi aggiuntivi personalizzabili in Ubuntu: installa 'compizconfig-settings-manager' o 'simple-ccsm'. Dopo l'installazione apparirà la relativa icona in Sistema Preferenze - Vedi anche !compiz - Aiuto in #compiz-fusio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15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: uhm ora che ricordo capiotava anche a me che craschass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15] &lt;filo12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Spartan82: ma non saprei...non me ne sono mai preoccupat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22:16] &lt;Spartan82</text:p>
          </table:table-cell>
          <table:table-cell/>
          <table:table-cell office:value-type="string" calcext:value-type="string">
            <text:p><text:s/>filo1234: non ti ricordi come evitare sto crash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17] &lt;filo1234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Spartan82: no, me ne sono fregato :D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guarda sul forum se trovi qualco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22:17] &lt;Spartan82</text:p>
          </table:table-cell>
          <table:table-cell/>
          <table:table-cell office:value-type="string" calcext:value-type="string">
            <text:p><text:s/>tu per riprodurre la musica cosa usi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22:18] &lt;filo1234</text:p>
          </table:table-cell>
          <table:table-cell/>
          <table:table-cell office:value-type="string" calcext:value-type="string">
            <text:p><text:s/>Spartan82: vl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[22:19] &lt;Spartan82</text:p>
          </table:table-cell>
          <table:table-cell/>
          <table:table-cell office:value-type="string" calcext:value-type="string">
            <text:p><text:s/>secondo te un'alternativa a rhythmbox potrebbe essere amarok?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19] &lt;Carlin0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, per le radio shutcast uso exaille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office:value-type="string" calcext:value-type="string">
            <text:p>le stremaing non sapre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22:19] &lt;Inside_</text:p>
          </table:table-cell>
          <table:table-cell/>
          <table:table-cell office:value-type="string" calcext:value-type="string">
            <text:p><text:s/>Qualcuno che se ne intende di boot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19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artan82: anche ma io preferisco vlc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19] &lt;filo1234</text:p>
          </table:table-cell>
          <table:table-cell/>
          <table:table-cell office:value-type="string" calcext:value-type="string">
            <text:p><text:s/>!qualcuno | Inside_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[22:1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Inside_: la maggior parte delle prime domande fatte in questo canale è del tipo «qualcuno puo' aiutarmi/qualcuno ha tempo/qualcuno usa...?». Fate la vostra domanda tecnica e se qualcuno sa, rispondera'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22:20] &lt;Inside_</text:p>
          </table:table-cell>
          <table:table-cell/>
          <table:table-cell office:value-type="string" calcext:value-type="string">
            <text:p><text:s/>scusate non sapev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22:21] &lt;Spartan82</text:p>
          </table:table-cell>
          <table:table-cell/>
          <table:table-cell office:value-type="string" calcext:value-type="string">
            <text:p><text:s/>Carlin0: exaille?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22:21] &lt;Inside_</text:p>
          </table:table-cell>
          <table:table-cell/>
          <table:table-cell office:value-type="string" calcext:value-type="string">
            <text:p><text:s/>cmq alla schermata di scelta del sistema operativo mi appaiono due doppioni:Ubuntu with Linux 2.6.35-23 e Ubuntu with Linux 2.6.35-23 recovery mod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sa normale ma sotto mi appare di nuovo la stessa scelta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pete che vuol dire?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[22:21] &lt;Carlin0</text:p>
          </table:table-cell>
          <table:table-cell/>
          <table:table-cell office:value-type="string" calcext:value-type="string">
            <text:p><text:s/>!info exaill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[22:21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Package exaille does not exist in luci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[22:21] &lt;Carlin0</text:p>
          </table:table-cell>
          <table:table-cell/>
          <table:table-cell office:value-type="string" calcext:value-type="string">
            <text:p><text:s/>!info exail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[22:21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exaile (source: exaile): flexible audio player, similar to Amarok, but written in GTK+. In component universe, is optional. Version 0.3.1.1-0ubuntu1 (lucid), package size 1117 kB, installed size 5556 kB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21] &lt;filo1234</text:p>
          </table:table-cell>
          <table:table-cell/>
          <table:table-cell office:value-type="string" calcext:value-type="string">
            <text:p><text:s/>Inside_: non credo sia la stessa.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sarà un kernel divers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[22:22] &lt;Carlin0</text:p>
          </table:table-cell>
          <table:table-cell/>
          <table:table-cell office:value-type="string" calcext:value-type="string">
            <text:p><text:s/>scusa Spartan82 <text:s/>una elle sol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[22:22] &lt;Inside_</text:p>
          </table:table-cell>
          <table:table-cell/>
          <table:table-cell office:value-type="string" calcext:value-type="string">
            <text:p><text:s/>Filo1234_: Vuol dire che ho due "ubunti"?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[22:23] &lt;Spartan82</text:p>
          </table:table-cell>
          <table:table-cell/>
          <table:table-cell office:value-type="string" calcext:value-type="string">
            <text:p><text:s/>grazie sia ubot-it e Carlin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24] &lt;Spartan82</text:p>
          </table:table-cell>
          <table:table-cell/>
          <table:table-cell office:value-type="string" calcext:value-type="string">
            <text:p><text:s/>scusate per controllare il forum dove devo andare a cliccare??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[22:25] &lt;filo1234</text:p>
          </table:table-cell>
          <table:table-cell/>
          <table:table-cell office:value-type="string" calcext:value-type="string">
            <text:p><text:s/>Inside_: no, sono gli aggiornamenti di Ubuntu che installano versioni di kernel più recenti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25] &lt;Inside_</text:p>
          </table:table-cell>
          <table:table-cell/>
          <table:table-cell office:value-type="string" calcext:value-type="string">
            <text:p><text:s/>Filo1234_:Avevo immaginato potesse essere quello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ma ho riavviato due volte e mi è rimastato cos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26] &lt;filo1234</text:p>
          </table:table-cell>
          <table:table-cell/>
          <table:table-cell office:value-type="string" calcext:value-type="string">
            <text:p><text:s/>Inside_: è norm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26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ide_: se non lo vuoi, da synaptic, disinstalli i vecchi kernel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[22:28] &lt;Inside_</text:p>
          </table:table-cell>
          <table:table-cell/>
          <table:table-cell office:value-type="string" calcext:value-type="string">
            <text:p><text:s/>Filo1234_: Ma perche dopo l'update e il riavvio per completare l'aggiornamento non si leva quella scelta?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28] &lt;filo1234</text:p>
          </table:table-cell>
          <table:table-cell/>
          <table:table-cell office:value-type="string" calcext:value-type="string">
            <text:p><text:s/>perchè dovrebbe? è un pacchetto diver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28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ide_: e nel caso non andasse bene il nuovo kernel installato puoi scegliere il vecchi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[22:29] &lt;Inside_</text:p>
          </table:table-cell>
          <table:table-cell/>
          <table:table-cell office:value-type="string" calcext:value-type="string">
            <text:p><text:s/>mmm...capito si è fatto un backu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sono diver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29] &lt;filo1234</text:p>
          </table:table-cell>
          <table:table-cell/>
          <table:table-cell office:value-type="string" calcext:value-type="string">
            <text:p><text:s/>ripeto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[22:30] &lt;Inside_</text:p>
          </table:table-cell>
          <table:table-cell/>
          <table:table-cell office:value-type="string" calcext:value-type="string">
            <text:p><text:s/>un kernel vecchio non aggiornato l'altro nuovo aggiornato o sbaglio?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[22:30] &lt;filo1234</text:p>
          </table:table-cell>
          <table:table-cell/>
          <table:table-cell office:value-type="string" calcext:value-type="string">
            <text:p><text:s/>no un kernel di una versione e un kernel di un altr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[22:33] &lt;inside_</text:p>
          </table:table-cell>
          <table:table-cell/>
          <table:table-cell office:value-type="string" calcext:value-type="string">
            <text:p><text:s/>non conosco alla grande ubuntu ma recovery mode che farebbe?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[22:34] &lt;filo1234</text:p>
          </table:table-cell>
          <table:table-cell/>
          <table:table-cell office:value-type="string" calcext:value-type="string">
            <text:p><text:s/>inside_: un kernel di emergenza nel caso di problemi con il siste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22:48] &lt;flash</text:p>
          </table:table-cell>
          <table:table-cell/>
          <table:table-cell office:value-type="string" calcext:value-type="string">
            <text:p><text:s/>Qualcuno sa dirmi perche da windows xp riesco a collegarmi con il wife e da ubuntu mi dice si è ora fuori ret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48] &lt;flash</text:p>
          </table:table-cell>
          <table:table-cell/>
          <table:table-cell office:value-type="string" calcext:value-type="string">
            <text:p><text:s/>il driver c'è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49] &lt;flash</text:p>
          </table:table-cell>
          <table:table-cell/>
          <table:table-cell office:value-type="string" calcext:value-type="string">
            <text:p><text:s/>forse un paccheto manc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22:50] &lt;filo1234</text:p>
          </table:table-cell>
          <table:table-cell/>
          <table:table-cell office:value-type="string" calcext:value-type="string">
            <text:p><text:s/>flash: la scheda viene vist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50] &lt;flash</text:p>
          </table:table-cell>
          <table:table-cell/>
          <table:table-cell office:value-type="string" calcext:value-type="string">
            <text:p><text:s/>ma guar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0] &lt;flash</text:p>
          </table:table-cell>
          <table:table-cell/>
          <table:table-cell office:value-type="string" calcext:value-type="string">
            <text:p><text:s/>mi da il problema ades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0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4 ore fa andav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0] &lt;flash</text:p>
          </table:table-cell>
          <table:table-cell/>
          <table:table-cell office:value-type="string" calcext:value-type="string">
            <text:p><text:s/>la scheda mi richiese di installarla appena misi ubunt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2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ho fatto apt.get update da root ma non mi ha risol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22:52] &lt;filo1234</text:p>
          </table:table-cell>
          <table:table-cell/>
          <table:table-cell office:value-type="string" calcext:value-type="string">
            <text:p><text:s/>flash: ma quindi non ho capito ti disconnette o non ti connetti proprio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52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a la sua ricerca tipo quando windows prende ip di rete ma puoi mi dice disconnected si è ora fuori re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2] &lt;flash</text:p>
          </table:table-cell>
          <table:table-cell/>
          <table:table-cell office:value-type="string" calcext:value-type="string">
            <text:p><text:s/>non mi connete propi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22:53] &lt;filo1234</text:p>
          </table:table-cell>
          <table:table-cell/>
          <table:table-cell office:value-type="string" calcext:value-type="string">
            <text:p><text:s/>flash: wpa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54] &lt;flash</text:p>
          </table:table-cell>
          <table:table-cell/>
          <table:table-cell office:value-type="string" calcext:value-type="string">
            <text:p><text:s/>wpa all'altra mia casa ma uguale nie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4] &lt;flash</text:p>
          </table:table-cell>
          <table:table-cell/>
          <table:table-cell office:value-type="string" calcext:value-type="string">
            <text:p><text:s/>adesso rete libe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4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è un problema di ubuntu qui si windows sto dentr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5] &lt;flash</text:p>
          </table:table-cell>
          <table:table-cell/>
          <table:table-cell office:value-type="string" calcext:value-type="string">
            <text:p><text:s/>*s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6] &lt;flash</text:p>
          </table:table-cell>
          <table:table-cell/>
          <table:table-cell office:value-type="string" calcext:value-type="string">
            <text:p><text:s/>che facci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56] &lt;filo1234</text:p>
          </table:table-cell>
          <table:table-cell/>
          <table:table-cell office:value-type="string" calcext:value-type="string">
            <text:p><text:s/>flash: guarda se in sistema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7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flash: altrimenti proverei ad installare wicd al posto di N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7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wicd | flash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22:57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flash: http://wiki.ubuntu-it.org/Hardware/DispositiviSenzaFili/Wic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2:57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ricordo che il driver wife non è ufficilal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7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forse devo scaricare il paccheto da synaptic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2:58] &lt;flash</text:p>
          </table:table-cell>
          <table:table-cell/>
          <table:table-cell office:value-type="string" calcext:value-type="string">
            <text:p><text:s/>ma come senza connesione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cav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: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22:58] &lt;flash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eheh rotto il connettore l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22:58] &lt;filo1234</text:p>
          </table:table-cell>
          <table:table-cell/>
          <table:table-cell office:value-type="string" calcext:value-type="string">
            <text:p><text:s/>flash: che scheda è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22:58] &lt;flash</text:p>
          </table:table-cell>
          <table:table-cell/>
          <table:table-cell office:value-type="string" calcext:value-type="string">
            <text:p><text:s/>broadacom se non er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lspc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22:59] &lt;flash</text:p>
          </table:table-cell>
          <table:table-cell/>
          <table:table-cell office:value-type="string" calcext:value-type="string">
            <text:p><text:s/>provo vado a vedere che d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9] &lt;flash</text:p>
          </table:table-cell>
          <table:table-cell/>
          <table:table-cell office:value-type="string" calcext:value-type="string">
            <text:p><text:s/>da root giusto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2:59] &lt;filo1234</text:p>
          </table:table-cell>
          <table:table-cell/>
          <table:table-cell office:value-type="string" calcext:value-type="string">
            <text:p><text:s/>!ro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22:5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root è disabilitato di default su ubuntu, <text:s/>usa sudo per eseguire i comandi testuali con i permessi di root http://wiki.ubuntu-it.org/AmministrazioneSistema/Sudo - per i programmi con interfaccia grafica usa gksudo o kdesud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23:00] &lt;filo1234</text:p>
          </table:table-cell>
          <table:table-cell/>
          <table:table-cell office:value-type="string" calcext:value-type="string">
            <text:p><text:s/>non si usa roo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23:00] &lt;flash</text:p>
          </table:table-cell>
          <table:table-cell/>
          <table:table-cell office:value-type="string" calcext:value-type="string">
            <text:p><text:s/>sudo -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0] &lt;filo1234</text:p>
          </table:table-cell>
          <table:table-cell/>
          <table:table-cell office:value-type="string" calcext:value-type="string">
            <text:p><text:s/>non si u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0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ai lspci da utente intanto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0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 volte il terminale mi chiede che per fare tot cosa devo essere in root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3:01] &lt;flash</text:p>
          </table:table-cell>
          <table:table-cell/>
          <table:table-cell office:value-type="string" calcext:value-type="string">
            <text:p><text:s/>a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1] &lt;flash</text:p>
          </table:table-cell>
          <table:table-cell/>
          <table:table-cell office:value-type="string" calcext:value-type="string">
            <text:p><text:s/>anzi anzi vedo qui su l'altro o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23:01] &lt;filo1234</text:p>
          </table:table-cell>
          <table:table-cell/>
          <table:table-cell office:value-type="string" calcext:value-type="string">
            <text:p><text:s/>flash: infatti usi sud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23:02] &lt;flash</text:p>
          </table:table-cell>
          <table:table-cell/>
          <table:table-cell office:value-type="string" calcext:value-type="string">
            <text:p><text:s/>WLAN broadcom 802.11a/b/g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23:03] &lt;filo1234</text:p>
          </table:table-cell>
          <table:table-cell/>
          <table:table-cell office:value-type="string" calcext:value-type="string">
            <text:p><text:s/>flash: versione di ubuntu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3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l'ho guardata su windows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3:03] &lt;flash</text:p>
          </table:table-cell>
          <table:table-cell/>
          <table:table-cell office:value-type="string" calcext:value-type="string">
            <text:p><text:s/>versione ubuntu 2.6.35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3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quello sarebbe la versione del kernel :D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3:03] &lt;filo1234</text:p>
          </table:table-cell>
          <table:table-cell/>
          <table:table-cell office:value-type="string" calcext:value-type="string">
            <text:p><text:s/>ma immagino 10.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23:04] &lt;flash</text:p>
          </table:table-cell>
          <table:table-cell/>
          <table:table-cell office:value-type="string" calcext:value-type="string">
            <text:p><text:s/>si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4] &lt;flash</text:p>
          </table:table-cell>
          <table:table-cell/>
          <table:table-cell office:value-type="string" calcext:value-type="string">
            <text:p><text:s/>ma come ti ripeto 4 ore fa funzionav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4] &lt;filo1234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comunque non è semplice senza essere connessi nè aiutarti nè fare operazion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23:04] &lt;filo1234</text:p>
          </table:table-cell>
          <table:table-cell/>
          <table:table-cell office:value-type="string" calcext:value-type="string">
            <text:p><text:s/>flash: uhm hai fatto aggiornamenti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23:04] &lt;flash</text:p>
          </table:table-cell>
          <table:table-cell/>
          <table:table-cell office:value-type="string" calcext:value-type="string">
            <text:p><text:s/>eh gia forse è quell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[23:05] &lt;filo1234</text:p>
          </table:table-cell>
          <table:table-cell/>
          <table:table-cell office:value-type="string" calcext:value-type="string">
            <text:p><text:s/>flash: ok allora al boot, scegli il kernel precedent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23:05] &lt;flash</text:p>
          </table:table-cell>
          <table:table-cell/>
          <table:table-cell office:value-type="string" calcext:value-type="string">
            <text:p><text:s/>dopo aver fatto l'aggiornamento mi risulta che non andav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[23:05] &lt;filo1234</text:p>
          </table:table-cell>
          <table:table-cell/>
          <table:table-cell office:value-type="string" calcext:value-type="string">
            <text:p><text:s/>e avvia con quell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23:06] &lt;flash</text:p>
          </table:table-cell>
          <table:table-cell/>
          <table:table-cell office:value-type="string" calcext:value-type="string">
            <text:p><text:s/>ok provo con quel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6] &lt;flash</text:p>
          </table:table-cell>
          <table:table-cell/>
          <table:table-cell office:value-type="string" calcext:value-type="string">
            <text:p><text:s/>Se mettiamo caso fosse l'aggiornamento io non dovrei piu fare aggiornamenti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23:07] &lt;filo1234</text:p>
          </table:table-cell>
          <table:table-cell/>
          <table:table-cell office:value-type="string" calcext:value-type="string">
            <text:p><text:s/>no magari vedi di capire che driver usi e nel caso vedi se puoi installarlo nel nuovo kerne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7] &lt;attempt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flash visto che ha i broacom vedi di salvarti i due file che servono ad attivarli su un cd. <text:s/>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cosi' li riattivi a comodo tuo senza bisogno di linea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Basta che li rimetti dove stavano. anche su un sistema appena installato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[23:07] &lt;filo1234</text:p>
          </table:table-cell>
          <table:table-cell/>
          <table:table-cell office:value-type="string" calcext:value-type="string">
            <text:p><text:s/>flash: altriment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23:08] &lt;flash</text:p>
          </table:table-cell>
          <table:table-cell/>
          <table:table-cell office:value-type="string" calcext:value-type="string">
            <text:p><text:s/>ma metto il paccheto da synaptic del driver e provo col kernel nuov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[23:08] &lt;filo1234</text:p>
          </table:table-cell>
          <table:table-cell/>
          <table:table-cell office:value-type="string" calcext:value-type="string">
            <text:p><text:s/>se non hai connessione ....come lo metti?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8] &lt;flash</text:p>
          </table:table-cell>
          <table:table-cell/>
          <table:table-cell office:value-type="string" calcext:value-type="string">
            <text:p><text:s/>vado con il kernel vecch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8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penso che il paccheto rimang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23:09] &lt;attempt</text:p>
          </table:table-cell>
          <table:table-cell/>
          <table:table-cell office:value-type="string" calcext:value-type="string">
            <text:p><text:s/>/lib/firmware b43 e <text:s/>/lib/firmware b43legac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23:09] &lt;filo1234</text:p>
          </table:table-cell>
          <table:table-cell/>
          <table:table-cell office:value-type="string" calcext:value-type="string">
            <text:p><text:s/>flash: prov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23:09] &lt;flash</text:p>
          </table:table-cell>
          <table:table-cell/>
          <table:table-cell office:value-type="string" calcext:value-type="string">
            <text:p><text:s/>provo a entrare con il kernel vecchio poi torno q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09] &lt;flash</text:p>
          </table:table-cell>
          <table:table-cell/>
          <table:table-cell office:value-type="string" calcext:value-type="string">
            <text:p><text:s/>a d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23] &lt;flash</text:p>
          </table:table-cell>
          <table:table-cell/>
          <table:table-cell office:value-type="string" calcext:value-type="string">
            <text:p><text:s/>Risolto grazie filo12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23:24] &lt;flash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nche se non mi faceva cambiare kernel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0:42] &lt;babeles</text:p>
          </table:table-cell>
          <table:table-cell/>
          <table:table-cell office:value-type="string" calcext:value-type="string">
            <text:p><text:s/>grazie ai vostri consigli di prima sono riuscito ad installare ubuntu sul portati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0:43] &lt;yvesBsAs</text:p>
          </table:table-cell>
          <table:table-cell/>
          <table:table-cell office:value-type="string" calcext:value-type="string">
            <text:p><text:s/>perfetto babeles :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ora il "problema" è che vorrei la stessa barra del menu che c'è sulla 10.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ho installato gnome clas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ma comunque la barra menu è diver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non c'è più la voce Sistema con i sottomenu preferenze ed amministrazi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e la parte applicazioni è tutta incasina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4] &lt;yvesBsAs</text:p>
          </table:table-cell>
          <table:table-cell/>
          <table:table-cell office:value-type="string" calcext:value-type="string">
            <text:p><text:s/>aups.. mi sa che è dura, ora o Unity o Gnome3 (Gnome Shell)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quindi il desktop di Lucid mi sa che non lo si può us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sto menu è orrib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è per una signora che era abituata all'utilizzo del menu preceden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unity è incomprensibile per un newbi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etta, passa in chat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 text:c="2"/>/join #ubuntu-it-chat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chiedo l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: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ciao a tutti, c'è qlc mi puo aiutare per favor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ho un vecchio pc che vorrei usare, ho letto mi conviene farlo con linux 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o masterizzato ubuntu, xubuntu e lubuntu, che mi sembra quello che richiede meno 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wa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'è qlc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ubuntu@ubuntu:$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he ci scrivo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16] &lt;Matteo__</text:p>
          </table:table-cell>
          <table:table-cell/>
          <table:table-cell office:value-type="string" calcext:value-type="string">
            <text:p><text:s/>please ditemi cosa scriverci, <text:s/>cosi l'installazione va avanti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22] &lt;Matteo__</text:p>
          </table:table-cell>
          <table:table-cell/>
          <table:table-cell office:value-type="string" calcext:value-type="string">
            <text:p><text:s/>c'è nessuno che mi puo aiutar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7:12] &lt;micaela</text:p>
          </table:table-cell>
          <table:table-cell/>
          <table:table-cell office:value-type="string" calcext:value-type="string">
            <text:p><text:s/>buongiorn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3] &lt;micaela</text:p>
          </table:table-cell>
          <table:table-cell/>
          <table:table-cell office:value-type="string" calcext:value-type="string">
            <text:p><text:s/>qualcuno potrebbe aiutarmi ad installare la chiavetta Huawei Technologies Co., Ltd.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4] &lt;micaela</text:p>
          </table:table-cell>
          <table:table-cell/>
          <table:table-cell office:value-type="string" calcext:value-type="string">
            <text:p><text:s/>non riesco ad installare il pacchetto usb-mode-switch come faccio-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4] &lt;micaela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7:55] &lt;glpiana</text:p>
          </table:table-cell>
          <table:table-cell/>
          <table:table-cell office:value-type="string" calcext:value-type="string">
            <text:p><text:s/>o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8:02] &lt;Barlafus</text:p>
          </table:table-cell>
          <table:table-cell/>
          <table:table-cell office:value-type="string" calcext:value-type="string">
            <text:p><text:s/>so che questo è il canale per ubuntu, ma qualcuno mi può aiutare con fedor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seeeeee per la concorrenz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dai spara Barlaf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08:06] &lt;Barlafus</text:p>
          </table:table-cell>
          <table:table-cell/>
          <table:table-cell office:value-type="string" calcext:value-type="string">
            <text:p><text:s/>sto cercando di installare i driver ati radeon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già scaricato il file da amd, sto seguendo la procedura di http://fasterindesign.altervista.org/installare-i-driver-ati-catalyst-su-fedora-15-manualmente.html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a dopo che digito init 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chat | Barlafus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8:06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Barlafus: 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8:15] &lt;massimo18</text:p>
          </table:table-cell>
          <table:table-cell/>
          <table:table-cell office:value-type="string" calcext:value-type="string">
            <text:p><text:s/>Buon 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8:16] &lt;rocker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8] &lt;rocker</text:p>
          </table:table-cell>
          <table:table-cell/>
          <table:table-cell office:value-type="string" calcext:value-type="string">
            <text:p><text:s/>ho fatto casino con fIREF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8] &lt;rocker</text:p>
          </table:table-cell>
          <table:table-cell/>
          <table:table-cell office:value-type="string" calcext:value-type="string">
            <text:p><text:s/>ORA NON COMPARE L'ICONA NELLA DOC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19] &lt;enzotib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maiuscolo | rocker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08:1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rocker: Non scrivere in maiuscolo nel canale, equivale ad urlare e non e' un comportamento gradito nel canale. grazie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08:19] &lt;rocker</text:p>
          </table:table-cell>
          <table:table-cell/>
          <table:table-cell office:value-type="string" calcext:value-type="string">
            <text:p><text:s/>scusate il maisco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9] &lt;rocker</text:p>
          </table:table-cell>
          <table:table-cell/>
          <table:table-cell office:value-type="string" calcext:value-type="string">
            <text:p><text:s/>non me ne ero accor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8:28] &lt;Dreeg</text:p>
          </table:table-cell>
          <table:table-cell/>
          <table:table-cell office:value-type="string" calcext:value-type="string">
            <text:p><text:s/>Salve a tutti, esiste un canale IRC per il supporto italiano di XUbuntu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8:31] &lt;glpiana</text:p>
          </table:table-cell>
          <table:table-cell/>
          <table:table-cell office:value-type="string" calcext:value-type="string">
            <text:p><text:s/>Dreeg: chiedi pure qu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08:31] &lt;rocker</text:p>
          </table:table-cell>
          <table:table-cell/>
          <table:table-cell office:value-type="string" calcext:value-type="string">
            <text:p><text:s/>non mi compare più l'icona di firefox sulla dock unit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Ah grazie ^^ fantastico :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Salve a tutti, ho installato l'altro ieri Xubuntu ed oggi lo sto usando.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notato però che all'avvio prima della schermata di logon (che ho settato come Automatico) e del caricamento di xubuntu (a volte addirittura la salta e si prolunga la presenza della schermata incriminata) mi appare una schermata tutta "colorata" a bande con colori tendenti al grigio.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ipo i disturbi della televisione o meglio del digitale terrestre xD Come ri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lv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08:32] &lt;glpiana</text:p>
          </table:table-cell>
          <table:table-cell/>
          <table:table-cell office:value-type="string" calcext:value-type="string">
            <text:p><text:s/>rocker: apri la dash, cerca firefox e aprilo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i clicchi sull'icona col dest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gli dici di mantenerla nel launch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3] &lt;Dreeg</text:p>
          </table:table-cell>
          <table:table-cell/>
          <table:table-cell office:value-type="string" calcext:value-type="string">
            <text:p><text:s/>P.S. Ho notato che i driver aggiuntivi della scheda grafica non sono attivi e non vogliono attivarsi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la scheda grafica è una ATI Radeon HD 145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08:33] &lt;glpiana</text:p>
          </table:table-cell>
          <table:table-cell/>
          <table:table-cell office:value-type="string" calcext:value-type="string">
            <text:p><text:s/>Dreeg: dopo l'installazione hai eseguto gli aggiornament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8:33] &lt;Dreeg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che intendi per "non vogliono installarsi"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4] &lt;Dreeg</text:p>
          </table:table-cell>
          <table:table-cell/>
          <table:table-cell office:value-type="string" calcext:value-type="string">
            <text:p><text:s/>Non si attivano, mi restituisce "errore" <text:s/>dopo averli scaricat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senza specificare qual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senza dare dettagl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tesso problema che avevo su Ubuntu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(solo che Xfce mi gira meglio, ovviamente xD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08:35] &lt;glpiana</text:p>
          </table:table-cell>
          <table:table-cell/>
          <table:table-cell office:value-type="string" calcext:value-type="string">
            <text:p><text:s/>Dreeg: apri un terminale e scrivi: dpkg -l | grep fglr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5] &lt;Dreeg</text:p>
          </table:table-cell>
          <table:table-cell/>
          <table:table-cell office:value-type="string" calcext:value-type="string">
            <text:p><text:s/>No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però mi fa riferimento ad un file di Log che non riesco ad interpretare xD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08:3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[08:3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[08:36] &lt;Dreeg</text:p>
          </table:table-cell>
          <table:table-cell/>
          <table:table-cell office:value-type="string" calcext:value-type="string">
            <text:p><text:s/>Ehm.. accetta il comando ma non succede nulla o.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08:36] &lt;glpiana</text:p>
          </table:table-cell>
          <table:table-cell/>
          <table:table-cell office:value-type="string" calcext:value-type="string">
            <text:p><text:s/>Dreeg: ok, a che log fa riferimento l'errore di cui parlav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8:37] &lt;Dreeg</text:p>
          </table:table-cell>
          <table:table-cell/>
          <table:table-cell office:value-type="string" calcext:value-type="string">
            <text:p><text:s/>Aspetta un secondo che riproduco l'errore e vedo x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8:37] &lt;glpiana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rocker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mi sono spiegato male: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'icona nella dock unity non compare neanche quando Firefox è apperto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8] &lt;rocker</text:p>
          </table:table-cell>
          <table:table-cell/>
          <table:table-cell office:value-type="string" calcext:value-type="string">
            <text:p><text:s/>*è aperto (correzione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glpiana</text:p>
          </table:table-cell>
          <table:table-cell/>
          <table:table-cell office:value-type="string" calcext:value-type="string">
            <text:p><text:s/>rocker: resetta unity allora: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unity --reset <text:s text:c="3"/>dato dopo aver premuto alt+f2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38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oppure prendi l'icona dalla dash e trascinala sulla barr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Dreeg</text:p>
          </table:table-cell>
          <table:table-cell/>
          <table:table-cell office:value-type="string" calcext:value-type="string">
            <text:p><text:s/>Mentre aspetto l'erro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l terminale su Xubuntu da tastiera come si avvia?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,Ctrl+Alt+T non funzion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[08:39] &lt;glpiana</text:p>
          </table:table-cell>
          <table:table-cell/>
          <table:table-cell office:value-type="string" calcext:value-type="string">
            <text:p><text:s/>Dreeg: non hai i menu dei programmi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08:40] &lt;Dreeg</text:p>
          </table:table-cell>
          <table:table-cell/>
          <table:table-cell office:value-type="string" calcext:value-type="string">
            <text:p><text:s/>Ah è per quello che hanno tolto la scorciatoia? x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1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Dreeg: non lo so perchè non ci sia la scorciatoi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quelle le controlli altrov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08:42] &lt;Dreeg</text:p>
          </table:table-cell>
          <table:table-cell/>
          <table:table-cell office:value-type="string" calcext:value-type="string">
            <text:p><text:s/>Ok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43] &lt;Dreeg</text:p>
          </table:table-cell>
          <table:table-cell/>
          <table:table-cell office:value-type="string" calcext:value-type="string">
            <text:p><text:s/>o.o ora si sono attivati non ci cre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43] &lt;Dreeg</text:p>
          </table:table-cell>
          <table:table-cell/>
          <table:table-cell office:value-type="string" calcext:value-type="string">
            <text:p><text:s/>e quelli "post-release" li attivo subito o prima riavvio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[08:43] &lt;glpiana</text:p>
          </table:table-cell>
          <table:table-cell/>
          <table:table-cell office:value-type="string" calcext:value-type="string">
            <text:p><text:s/>eh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4] &lt;Dreeg</text:p>
          </table:table-cell>
          <table:table-cell/>
          <table:table-cell office:value-type="string" calcext:value-type="string">
            <text:p><text:s text:c="2"/>Ah si scusami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ho due driver aggiuntivi ATI/AMD e ATI/AMD (post-releas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44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niziando da ATI/AMD mi dava l'errore (riprovato più volte)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ora che sono qui riprovo per avere l'errore e comunicarvelo e invece li ha installati &lt;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mi chiede di riavviare ma che faccio, installo subito quelli pos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45] &lt;Dreeg</text:p>
          </table:table-cell>
          <table:table-cell/>
          <table:table-cell office:value-type="string" calcext:value-type="string">
            <text:p><text:s/>post-release o prima riavvio, poi installo e riavvio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08:45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Driver Grafici &lt;&lt;fglrx &lt; proprietari ATI/AMD (e lo stesso con aggiunto tra parentesi post-release)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[08:46] &lt;glpiana</text:p>
          </table:table-cell>
          <table:table-cell/>
          <table:table-cell office:value-type="string" calcext:value-type="string">
            <text:p><text:s/>Dreeg: se li ha installati riavvi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08:47] &lt;Dreeg</text:p>
          </table:table-cell>
          <table:table-cell/>
          <table:table-cell office:value-type="string" calcext:value-type="string">
            <text:p><text:s/>Ok poi provo a installare i post-release, a tra po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2] &lt;Dreeg</text:p>
          </table:table-cell>
          <table:table-cell/>
          <table:table-cell office:value-type="string" calcext:value-type="string">
            <text:p><text:s/>Eccomi, con i (post-release) ha dato errore.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[08:52] &lt;glpiana</text:p>
          </table:table-cell>
          <table:table-cell/>
          <table:table-cell office:value-type="string" calcext:value-type="string">
            <text:p><text:s/>Dreeg: conq uelli che hai messo prima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2] &lt;glpiana</text:p>
          </table:table-cell>
          <table:table-cell/>
          <table:table-cell office:value-type="string" calcext:value-type="string">
            <text:p><text:s/>funziona o no?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53] &lt;Dreeg</text:p>
          </table:table-cell>
          <table:table-cell/>
          <table:table-cell office:value-type="string" calcext:value-type="string">
            <text:p><text:s/>Si pareva funzionare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leggermente più lento l'avvio ma non dava quella schermata e la schermata di caricamento (con scritto XUBUNTU) era meno definita) ma almeno tutto regol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53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olo che dopo l'errore (come su ubuntu) mi si disattiva il driver attivato poco f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08:53] &lt;glpiana</text:p>
          </table:table-cell>
          <table:table-cell/>
          <table:table-cell office:value-type="string" calcext:value-type="string">
            <text:p><text:s/>Dreeg: però non eri content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08:53] &lt;Dreeg</text:p>
          </table:table-cell>
          <table:table-cell/>
          <table:table-cell office:value-type="string" calcext:value-type="string">
            <text:p><text:s/>l'errore è: L'installazione di questo driver non è riuscita. Consultare i file di registro per maggiori informazioni: /var/log/jockey.lo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08:53] &lt;glpiana</text:p>
          </table:table-cell>
          <table:table-cell/>
          <table:table-cell office:value-type="string" calcext:value-type="string">
            <text:p><text:s/>riattivalo e tieni que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4] &lt;glpiana</text:p>
          </table:table-cell>
          <table:table-cell/>
          <table:table-cell office:value-type="string" calcext:value-type="string">
            <text:p><text:s/>Dreeg: devo assentarm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54] &lt;Dreeg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Non è che non ero contento,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mi dice che ci sono due driver da attivar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pensavo fossero da attivare entramb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o scusa se sono sembrato "ingordo"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4] &lt;Dreeg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6] &lt;Dreeg</text:p>
          </table:table-cell>
          <table:table-cell/>
          <table:table-cell office:value-type="string" calcext:value-type="string">
            <text:p><text:s/>riavv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0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9:15] &lt;jester-</text:p>
          </table:table-cell>
          <table:table-cell/>
          <table:table-cell office:value-type="string" calcext:value-type="string">
            <text:p><text:s/>'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9:24] &lt;stradade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25] &lt;stradade</text:p>
          </table:table-cell>
          <table:table-cell/>
          <table:table-cell office:value-type="string" calcext:value-type="string">
            <text:p><text:s/>ho un ubuntu 9.04 devo installare ssh server mi dice che il pacchetto è missing o obsoleto <text:s/>cosa devo fare ??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5] &lt;massimo18</text:p>
          </table:table-cell>
          <table:table-cell/>
          <table:table-cell office:value-type="string" calcext:value-type="string">
            <text:p><text:s/>stradade, aggiornare il sistema 9.04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non è più support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u questa macchina ho tanti servizi attivi se faccio upgrade li perdo tutti.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09:26] &lt;jester-</text:p>
          </table:table-cell>
          <table:table-cell/>
          <table:table-cell office:value-type="string" calcext:value-type="string">
            <text:p><text:s/>stradade: non è piu supporta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9:26] &lt;stradade</text:p>
          </table:table-cell>
          <table:table-cell/>
          <table:table-cell office:value-type="string" calcext:value-type="string">
            <text:p><text:s/>posso fare un wget di ssh 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9:26] &lt;massimo1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stradade, non ci sono più i serv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7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tradade: esiste il backup appunto per quell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backup ??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09:27] &lt;massimo18</text:p>
          </table:table-cell>
          <table:table-cell/>
          <table:table-cell office:value-type="string" calcext:value-type="string">
            <text:p><text:s/>stradade, ti salvi i dati e fai l'aggiorname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ma i file di configurazione sono tuti diversi ..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09:28] &lt;massimo18</text:p>
          </table:table-cell>
          <table:table-cell/>
          <table:table-cell office:value-type="string" calcext:value-type="string">
            <text:p><text:s/>stradade, se non trovi i pezzi di ricambio per l'automobile che fa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9:31] &lt;stradade</text:p>
          </table:table-cell>
          <table:table-cell/>
          <table:table-cell office:value-type="string" calcext:value-type="string">
            <text:p><text:s/>ragazzi ok se per scaricare un ssh server devo perdere una giornata di lavoro e imparare 5 versioni di demoni nuovi per replicare la mia configuraz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9:31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09:32] &lt;stradade</text:p>
          </table:table-cell>
          <table:table-cell/>
          <table:table-cell office:value-type="string" calcext:value-type="string">
            <text:p><text:s/>piglio la macchina cavo il freno a mano in discesa e m'amazz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09:32] &lt;massimo18</text:p>
          </table:table-cell>
          <table:table-cell/>
          <table:table-cell office:value-type="string" calcext:value-type="string">
            <text:p><text:s/>stradade, come vuo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09:33] &lt;gianiaz</text:p>
          </table:table-cell>
          <table:table-cell/>
          <table:table-cell office:value-type="string" calcext:value-type="string">
            <text:p><text:s/>so che sono ot, ma qualcuno qui usa il firmware ddwrt per il router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09:34] &lt;Drizamanuber</text:p>
          </table:table-cell>
          <table:table-cell/>
          <table:table-cell office:value-type="string" calcext:value-type="string">
            <text:p><text:s/>ciao a tutti, ci sono novità per le schede ati radeon per ubuntu 11-10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09:34] &lt;massimo18</text:p>
          </table:table-cell>
          <table:table-cell/>
          <table:table-cell office:value-type="string" calcext:value-type="string">
            <text:p><text:s/>!at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09:34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Guarda su http://wiki.ubuntu-it.org/Hardware/Video/#head-0682d007ecb9abbcbaaa161f1873e63f0597ac6e; Driver prorietari Catalyst: http://wiki.ubuntu-it.org/Hardware/Video/Ati/Catalyst; Driver open source: http://wiki.ubuntu-it.org/Hardware/Video/Ati/Rade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ho trovato un sito launchpad.net/ubuntu/jaunty/+package dove ho trovato il pacchetto e l'ho istall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e qualcuno avesse lo stesso mio problema...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[09:36] &lt;EvaStroll</text:p>
          </table:table-cell>
          <table:table-cell/>
          <table:table-cell office:value-type="string" calcext:value-type="string">
            <text:p><text:s/>stradade, ciao amic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3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osì evito di suicidarm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9:37] &lt;EvaStroll</text:p>
          </table:table-cell>
          <table:table-cell/>
          <table:table-cell office:value-type="string" calcext:value-type="string">
            <text:p><text:s/>stradade, non suicidart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9:38] &lt;massimo18</text:p>
          </table:table-cell>
          <table:table-cell/>
          <table:table-cell office:value-type="string" calcext:value-type="string">
            <text:p><text:s/>!cha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09:38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09:38] &lt;stradade</text:p>
          </table:table-cell>
          <table:table-cell/>
          <table:table-cell office:value-type="string" calcext:value-type="string">
            <text:p><text:s/>massimo18 mi vuole morto :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09:48] &lt;Dreeg</text:p>
          </table:table-cell>
          <table:table-cell/>
          <table:table-cell office:value-type="string" calcext:value-type="string">
            <text:p><text:s/>o.O su xubuntu come si esce dalla modalità "tutto schermo" di un applicazione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[09:48] &lt;glpiana</text:p>
          </table:table-cell>
          <table:table-cell/>
          <table:table-cell office:value-type="string" calcext:value-type="string">
            <text:p><text:s/>Dreeg: prova f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09:49] &lt;Dreeg</text:p>
          </table:table-cell>
          <table:table-cell/>
          <table:table-cell office:value-type="string" calcext:value-type="string">
            <text:p><text:s/>Ok funziona su gmusic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non qui su Xchat x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51] &lt;Dreeg</text:p>
          </table:table-cell>
          <table:table-cell/>
          <table:table-cell office:value-type="string" calcext:value-type="string">
            <text:p><text:s/>Vabbè chiudo e riap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51] &lt;Dreeg</text:p>
          </table:table-cell>
          <table:table-cell/>
          <table:table-cell office:value-type="string" calcext:value-type="string">
            <text:p><text:s/>Rieccomi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[10:01] &lt;raff0z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1] &lt;raff0z</text:p>
          </table:table-cell>
          <table:table-cell/>
          <table:table-cell office:value-type="string" calcext:value-type="string">
            <text:p><text:s/>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10:02] &lt;gigirock</text:p>
          </table:table-cell>
          <table:table-cell/>
          <table:table-cell office:value-type="string" calcext:value-type="string">
            <text:p><text:s/>domanda da 4 soldi.....screensaver 1110 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[10:03] &lt;raff0z</text:p>
          </table:table-cell>
          <table:table-cell/>
          <table:table-cell office:value-type="string" calcext:value-type="string">
            <text:p><text:s/>ho installato ubuntu sul nuovo pc )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( hp pavilion g6 con un i5 e una scheda video ati radeon 6470m H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... mi sembra che si surriscaldi un pò troppo però 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la durata della batteria è "poco" diciamo dato che ho una batteria a 6 celle dovrebbe durare di più di 1h e mezza no??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otete dare una mano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10:03] &lt;glpiana</text:p>
          </table:table-cell>
          <table:table-cell/>
          <table:table-cell office:value-type="string" calcext:value-type="string">
            <text:p><text:s/>raff0z: la versione 11.10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10:03] &lt;raff0z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[10:04] &lt;glpiana</text:p>
          </table:table-cell>
          <table:table-cell/>
          <table:table-cell office:value-type="string" calcext:value-type="string">
            <text:p><text:s/>raff0z: il kernel che monta, il 3.0, ha problemi di elevato consum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[10:04] &lt;raff0z</text:p>
          </table:table-cell>
          <table:table-cell/>
          <table:table-cell office:value-type="string" calcext:value-type="string">
            <text:p><text:s/>a capi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4] &lt;raff0z</text:p>
          </table:table-cell>
          <table:table-cell/>
          <table:table-cell office:value-type="string" calcext:value-type="string">
            <text:p><text:s/>quindi che devo fare 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vo forzare un kernel minore?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10:04] &lt;Dreeg</text:p>
          </table:table-cell>
          <table:table-cell/>
          <table:table-cell office:value-type="string" calcext:value-type="string">
            <text:p><text:s/>Scusate, sul sito di ubuntu c'è la guida per installare il catalyst (anche il Catalyst Contro Center?) ma la versione di Ubuntu 11.10 vale anche per Xubuntu 11.10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e hai messo i driver proprietari dal gestore probabilmente già ce l'h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crivi nel terminale: dpkg -l | grep fglr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[10:0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10:05] &lt;raff0z</text:p>
          </table:table-cell>
          <table:table-cell/>
          <table:table-cell office:value-type="string" calcext:value-type="string">
            <text:p><text:s/>poi una cosa che non capisco 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perchè hanno tolto il gestore di pacchetti di default .... vabè ..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raff0z: o tieni quello e aspetti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o installi un kernel precede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installi la versione di ubuntu precedent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10:05] &lt;raff0z</text:p>
          </table:table-cell>
          <table:table-cell/>
          <table:table-cell office:value-type="string" calcext:value-type="string">
            <text:p><text:s/>quindi se passo al kernel precedente dovrei risolvere glpiana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no magari solo il ker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dovrei risolvere?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[10:06] &lt;Dreeg</text:p>
          </table:table-cell>
          <table:table-cell/>
          <table:table-cell office:value-type="string" calcext:value-type="string">
            <text:p><text:s/>http://paste.ubuntu.com/735067/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glpiana</text:p>
          </table:table-cell>
          <table:table-cell/>
          <table:table-cell office:value-type="string" calcext:value-type="string">
            <text:p><text:s/>raff0z: per il gestore di pacchetti sonno scelte dei pacchettizatori e di chi prepara il cd. reinstallal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i repository c'è synapt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prova, se aspetti ti do un link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sisi già fatto :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[10:06] &lt;gigirock</text:p>
          </table:table-cell>
          <table:table-cell/>
          <table:table-cell office:value-type="string" calcext:value-type="string">
            <text:p><text:s/>domanda ancor + facile come si fa un lanciatore ?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ok t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o meglio 3.1 da ppa mainline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http://kernel.ubuntu.com/~kernel-ppa/mainline/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capito ok allora aspe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a perfe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allora provo ... ma è il 3.1 questo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com'è in fatto di stabilità?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[10:07] &lt;jester-</text:p>
          </table:table-cell>
          <table:table-cell/>
          <table:table-cell office:value-type="string" calcext:value-type="string">
            <text:p><text:s/>gigirock: il verso di spogliare la morosa lo hai trovato o deve venire filo1234 a farti veder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7] &lt;glpiana</text:p>
          </table:table-cell>
          <table:table-cell/>
          <table:table-cell office:value-type="string" calcext:value-type="string">
            <text:p><text:s/>Dreeg: è già installato.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cercalo tra i programmi di amministraz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Oppure avvia le impostazioni del monitor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[10:08] &lt;Dreeg</text:p>
          </table:table-cell>
          <table:table-cell/>
          <table:table-cell office:value-type="string" calcext:value-type="string">
            <text:p><text:s/>Ok, quindi ora dovrebbe essere TUTTO ok?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8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raff0z: no. è il 3.0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etti un 2.6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[10:08] &lt;raff0z</text:p>
          </table:table-cell>
          <table:table-cell/>
          <table:table-cell office:value-type="string" calcext:value-type="string">
            <text:p><text:s/>aaaa ok :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8] &lt;raff0z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[10:09] &lt;glpiana</text:p>
          </table:table-cell>
          <table:table-cell/>
          <table:table-cell office:value-type="string" calcext:value-type="string">
            <text:p><text:s/>Dreeg: in teoria sì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10] &lt;Dreeg</text:p>
          </table:table-cell>
          <table:table-cell/>
          <table:table-cell office:value-type="string" calcext:value-type="string">
            <text:p><text:s/>Altra cosetta, su ubuntu piuttosto spesso e mi è successo una volta anche qui su Xubuntu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non sono riuscito a trovare un criterio in base a quando accadesse)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 clicco su "Arresta" anziché spegnersi la macchina si è solo chiusa la sessione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 cosa può essere dovuto?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[10:11] &lt;raff0z</text:p>
          </table:table-cell>
          <table:table-cell/>
          <table:table-cell office:value-type="string" calcext:value-type="string">
            <text:p><text:s/>scusami glpiana devo scaricare solo l'header e l'image della mia architettura vero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15] &lt;raff0z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0:23] &lt;smilso20</text:p>
          </table:table-cell>
          <table:table-cell/>
          <table:table-cell office:value-type="string" calcext:value-type="string">
            <text:p><text:s/>buongior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4] &lt;smilso20</text:p>
          </table:table-cell>
          <table:table-cell/>
          <table:table-cell office:value-type="string" calcext:value-type="string">
            <text:p><text:s/>c'è qualcuno disponibile a darmi supporto per eseguire l'aggiornamento di ubuntu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0:26] &lt;jester-</text:p>
          </table:table-cell>
          <table:table-cell/>
          <table:table-cell office:value-type="string" calcext:value-type="string">
            <text:p><text:s/>smilso20: da 11.04 a 11.10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io ho installato la 10.04 netbook remi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vorrei passare alla 11.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8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l'aggiornamento automatico mi fa passare alla 10.1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apri gestore aggiornamenti e pigia avanz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0:28] &lt;smilso20</text:p>
          </table:table-cell>
          <table:table-cell/>
          <table:table-cell office:value-type="string" calcext:value-type="string">
            <text:p><text:s/>già fat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non è possibile passare da 10.10 direttamente a 11.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jester-</text:p>
          </table:table-cell>
          <table:table-cell/>
          <table:table-cell office:value-type="string" calcext:value-type="string">
            <text:p><text:s/>cioè a 11.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ok quindi devo riscaricare la 11.10 e reinstallare il tutto giust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0:29] &lt;jester-</text:p>
          </table:table-cell>
          <table:table-cell/>
          <table:table-cell office:value-type="string" calcext:value-type="string">
            <text:p><text:s/>yes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mi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entilissim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adesso proce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ancora jest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10:30] &lt;Dreeg</text:p>
          </table:table-cell>
          <table:table-cell/>
          <table:table-cell office:value-type="string" calcext:value-type="string">
            <text:p><text:s/>Ma l'aggiornamento non fa passare alla 10.10 poi se lo rifa alla 11.04 etc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3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reeg: dalla 10.4 sarebbero tre passagg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33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 me andrebbe bene passare alla 10.10 per poi passare alla 10.04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0:33] &lt;smilso20</text:p>
          </table:table-cell>
          <table:table-cell/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10:33] &lt;Dreeg</text:p>
          </table:table-cell>
          <table:table-cell/>
          <table:table-cell office:value-type="string" calcext:value-type="string">
            <text:p><text:s/>eh e non si può fa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me lo permette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10:33] &lt;jester-</text:p>
          </table:table-cell>
          <table:table-cell/>
          <table:table-cell office:value-type="string" calcext:value-type="string">
            <text:p><text:s/>passaggio diretto solo lts to l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ok capit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10:33] &lt;Dreeg</text:p>
          </table:table-cell>
          <table:table-cell/>
          <table:table-cell office:value-type="string" calcext:value-type="string">
            <text:p><text:s/>No dico, che problema ci sarebbe a fare tre passaggi? x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10:34] &lt;jester-</text:p>
          </table:table-cell>
          <table:table-cell/>
          <table:table-cell office:value-type="string" calcext:value-type="string">
            <text:p><text:s/>Dreeg: se hai una banda buona una giornata e difficilmente avrai un os 100% funzionan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10:39] &lt;Dreeg</text:p>
          </table:table-cell>
          <table:table-cell/>
          <table:table-cell office:value-type="string" calcext:value-type="string">
            <text:p><text:s/>Però tecnicamente è possibile quindi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hé difficilmente funzionante al 100%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ci che è elevato il rischio di "errori" interni tra un passaggio ed un altro rispetto ad un installazione da CD (quindi perdendo tutto)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41] &lt;jester-</text:p>
          </table:table-cell>
          <table:table-cell/>
          <table:table-cell office:value-type="string" calcext:value-type="string">
            <text:p><text:s/>Dreeg: reinstallando sopra (senza formattare la partizione) non perdi nulla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a i backup dati andrebbero comunque fatti che si aggiorni o n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[10:52] &lt;Dreeg</text:p>
          </table:table-cell>
          <table:table-cell/>
          <table:table-cell office:value-type="string" calcext:value-type="string">
            <text:p><text:s/>Ah.. però come dicevi prima non si può fare da 10.04 a 11.10 giusto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5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tallare sopra (senza formattare)= sostituire il sistema non fottendo <text:s/>dati e impostazion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56] &lt;Dreeg</text:p>
          </table:table-cell>
          <table:table-cell/>
          <table:table-cell office:value-type="string" calcext:value-type="string">
            <text:p><text:s/>Ah quindi è fattibile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scusami ma di linux sono nuovo di zecca e ogni cosa me la devo reimparare xD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'è qualche funzione per i backup di cui parl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10:57] &lt;jester-</text:p>
          </table:table-cell>
          <table:table-cell/>
          <table:table-cell office:value-type="string" calcext:value-type="string">
            <text:p><text:s/>Dreeg: installare/reinstallare è diverso da aggiorna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10:59] &lt;Dreeg</text:p>
          </table:table-cell>
          <table:table-cell/>
          <table:table-cell office:value-type="string" calcext:value-type="string">
            <text:p><text:s/>Giustamente xD per i backup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10:59] &lt;jester-</text:p>
          </table:table-cell>
          <table:table-cell/>
          <table:table-cell office:value-type="string" calcext:value-type="string">
            <text:p><text:s/>!backup | Dreeg e la 11.10 è gia attrezzata di su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10:5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 e la 11.10 è gia attrezzata di suo: backup is http://wiki.ubuntu-it.org/AmministrazioneSistema/BackupDelSistem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11:00] &lt;Dreeg</text:p>
          </table:table-cell>
          <table:table-cell/>
          <table:table-cell office:value-type="string" calcext:value-type="string">
            <text:p><text:s/>Ottimo! :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00] &lt;Dreeg</text:p>
          </table:table-cell>
          <table:table-cell/>
          <table:table-cell office:value-type="string" calcext:value-type="string">
            <text:p><text:s/>Ultima cosa, skype in Xubuntu se lo minimizzo a tray dove lo trovo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0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evi chiedere a glpiana che lo u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11:02] &lt;Dreeg</text:p>
          </table:table-cell>
          <table:table-cell/>
          <table:table-cell office:value-type="string" calcext:value-type="string">
            <text:p><text:s/>ok.. io mi assento 20 minu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volevo fare alcune domande su ubuntu c'è qualcun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1:36] &lt;jester-</text:p>
          </table:table-cell>
          <table:table-cell/>
          <table:table-cell office:value-type="string" calcext:value-type="string">
            <text:p><text:s/>!qualcuno | pi_tri_cid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1:36] &lt;ubot-it</text:p>
          </table:table-cell>
          <table:table-cell/>
          <table:table-cell office:value-type="string" calcext:value-type="string">
            <text:p><text:s/>pi_tri_cidd: la maggior parte delle prime domande fatte in questo canale è del tipo «qualcuno puo' aiutarmi/qualcuno ha tempo/qualcuno usa...?». Fate la vostra domanda tecnica e se qualcuno sa, rispondera'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1:37] &lt;pi_tri_cidd</text:p>
          </table:table-cell>
          <table:table-cell/>
          <table:table-cell office:value-type="string" calcext:value-type="string">
            <text:p><text:s/>posso installare ubuntu su hard disk esterno usb insieme al boot loader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intendi il boot loader su mbr dell'usb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1:38] &lt;pi_tri_cidd</text:p>
          </table:table-cell>
          <table:table-cell/>
          <table:table-cell office:value-type="string" calcext:value-type="string">
            <text:p><text:s/>si 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certo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logico che devi poi avviare al boot il disco usb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sa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 se non lo avvio, rimane tutto come prima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in fase installazione scegli di installare si sd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non su sdx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9] &lt;pi_tri_cidd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perchè ho già due sistemi operativ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0] &lt;pi_tri_cidd</text:p>
          </table:table-cell>
          <table:table-cell/>
          <table:table-cell office:value-type="string" calcext:value-type="string">
            <text:p><text:s/>ok quindi facendo così, se non accendo il disco usb, parte tutto normalment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nvece con disco usb acceso ho la possibilità di far partire ubu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11:41] &lt;jester-</text:p>
          </table:table-cell>
          <table:table-cell/>
          <table:table-cell office:value-type="string" calcext:value-type="string">
            <text:p><text:s/>pi_tri_cidd: se non parte usb avrai la configurazione che hai adess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1:41] &lt;pi_tri_cidd</text:p>
          </table:table-cell>
          <table:table-cell/>
          <table:table-cell office:value-type="string" calcext:value-type="string">
            <text:p><text:s/>perfetto ti ringrazio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:42] &lt;gian</text:p>
          </table:table-cell>
          <table:table-cell/>
          <table:table-cell office:value-type="string" calcext:value-type="string">
            <text:p><text:s/>ciao a tutti, per un pc molto datato è consigliabile xubuntu oppure Lubun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2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si facendo funza anche se attacchi il disco ad altro pc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2] &lt;jester-</text:p>
          </table:table-cell>
          <table:table-cell/>
          <table:table-cell office:value-type="string" calcext:value-type="string">
            <text:p><text:s/>gian: lubuntu dovrebbe essere un filino piu legge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1:42] &lt;pi_tri_cidd</text:p>
          </table:table-cell>
          <table:table-cell/>
          <table:table-cell office:value-type="string" calcext:value-type="string">
            <text:p><text:s/>ottimo è proprio quello che mi serviv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occhio a non metterlo su partizione ma su mbr cioè per es sdb e non sdb1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1:43] &lt;gian</text:p>
          </table:table-cell>
          <table:table-cell/>
          <table:table-cell office:value-type="string" calcext:value-type="string">
            <text:p><text:s/>uno e basato su xforce, mentre l'altr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3] &lt;jester-</text:p>
          </table:table-cell>
          <table:table-cell/>
          <table:table-cell office:value-type="string" calcext:value-type="string">
            <text:p><text:s/>gian: xubuntu usa xfce lubuntu lx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gian: il sistema è sempre lo stesso, cambia il gestore grafi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11:43] &lt;pi_tri_cidd</text:p>
          </table:table-cell>
          <table:table-cell/>
          <table:table-cell office:value-type="string" calcext:value-type="string">
            <text:p><text:s/>il boot su sdb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1:44] &lt;gian</text:p>
          </table:table-cell>
          <table:table-cell/>
          <table:table-cell office:value-type="string" calcext:value-type="string">
            <text:p><text:s/>certo, ti ringrazi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1:44] &lt;jester-</text:p>
          </table:table-cell>
          <table:table-cell/>
          <table:table-cell office:value-type="string" calcext:value-type="string">
            <text:p><text:s/>pi_tri_cidd: se sdb sarà il tuo disco mentre sdb1 sarebbe una partizi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11:44] &lt;pi_tri_cidd</text:p>
          </table:table-cell>
          <table:table-cell/>
          <table:table-cell office:value-type="string" calcext:value-type="string">
            <text:p><text:s/>ok perfet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4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se hai un solo disco nel pc l'usb sarà sicuro sdb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ho due disc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più quello us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5] &lt;jester-</text:p>
          </table:table-cell>
          <table:table-cell/>
          <table:table-cell office:value-type="string" calcext:value-type="string">
            <text:p><text:s/>allora penso che sia s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munque lo vedi installando da altro/manual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6] &lt;pi_tri_cidd</text:p>
          </table:table-cell>
          <table:table-cell/>
          <table:table-cell office:value-type="string" calcext:value-type="string">
            <text:p><text:s/>vabè individuarlo non è un problem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la cosa importante è installare il boot su mbr e non su una partizione del dis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7] &lt;pi_tri_cidd</text:p>
          </table:table-cell>
          <table:table-cell/>
          <table:table-cell office:value-type="string" calcext:value-type="string">
            <text:p><text:s/>ti ringrazio nuovament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Dialogue Count</text:p>
          </table:table-cell>
          <table:table-cell table:style-name="ce17" table:formula="of:=COUNTIF([.A$1:.A536];&quot;1&quot;)" office:value-type="float" office:value="13" calcext:value-type="float">
            <text:p>13</text:p>
          </table:table-cell>
          <table:table-cell table:style-name="ce34" office:value-type="string" calcext:value-type="string">
            <text:p><text:s/>→ conteggio dialogh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urn Count</text:p>
          </table:table-cell>
          <table:table-cell table:style-name="ce17" table:formula="of:=COUNTIF([.A$1:.A536];&quot;*&quot;)" office:value-type="float" office:value="306" calcext:value-type="float">
            <text:p>306</text:p>
          </table:table-cell>
          <table:table-cell table:style-name="ce34" office:value-type="string" calcext:value-type="string">
            <text:p><text:s/>→ conteggio turn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gent Turn Count</text:p>
          </table:table-cell>
          <table:table-cell table:style-name="ce3" table:formula="of:=COUNTIF([.C$1:.C536];&quot;Agent:&quot;)" office:value-type="float" office:value="0" calcext:value-type="float">
            <text:p>0</text:p>
          </table:table-cell>
          <table:table-cell table:style-name="ce34" office:value-type="string" calcext:value-type="string">
            <text:p><text:s/>→ conteggio turni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Client Turn Count</text:p>
          </table:table-cell>
          <table:table-cell table:style-name="ce18" table:formula="of:=COUNTIF([.C$1:.C536];&quot;Client:&quot;)" office:value-type="float" office:value="0" calcext:value-type="float">
            <text:p>0</text:p>
          </table:table-cell>
          <table:table-cell table:style-name="ce34" office:value-type="string" calcext:value-type="string">
            <text:p><text:s/>→ conteggio turni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Utterance Count</text:p>
          </table:table-cell>
          <table:table-cell table:style-name="ce18" table:formula="of:=ROWS([.A$1:.A535])" office:value-type="float" office:value="535" calcext:value-type="float">
            <text:p>535</text:p>
          </table:table-cell>
          <table:table-cell table:style-name="ce34" office:value-type="string" calcext:value-type="string">
            <text:p><text:s/>→ conteggio utteran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Turn per dialogue</text:p>
          </table:table-cell>
          <table:table-cell table:style-name="ce18" table:formula="of:=ROUND([.D538]/[.D537]; 2)" office:value-type="float" office:value="23.54" calcext:value-type="float">
            <text:p>23.54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dialogue</text:p>
          </table:table-cell>
          <table:table-cell table:style-name="ce18" table:formula="of:=ROUND([.D541]/[.D537]; 2)" office:value-type="float" office:value="41.15" calcext:value-type="float">
            <text:p>41.15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Turn</text:p>
          </table:table-cell>
          <table:table-cell table:style-name="ce18" table:formula="of:=ROUND([.D541]/[.D538]; 2)" office:value-type="float" office:value="1.75" calcext:value-type="float">
            <text:p>1.75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Utterance Count</text:p>
          </table:table-cell>
          <table:table-cell table:style-name="ce18" table:formula="of:=COUNTIF([.D$1:.D536];&quot;a:pro&quot;)+COUNTIF([.D$1:.D536];&quot;c:pro&quot;)" office:value-type="float" office:value="107" calcext:value-type="float">
            <text:p>107</text:p>
          </table:table-cell>
          <table:table-cell table:style-name="ce34" office:value-type="string" calcext:value-type="string">
            <text:p><text:s/>→ conteggio utterance proattiv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Agent Pro Count</text:p>
          </table:table-cell>
          <table:table-cell table:style-name="ce18" table:formula="of:=COUNTIF([.D$1:.D536];&quot;a:pro&quot;)" office:value-type="float" office:value="61" calcext:value-type="float">
            <text:p>61</text:p>
          </table:table-cell>
          <table:table-cell table:style-name="ce34" office:value-type="string" calcext:value-type="string">
            <text:p><text:s/>→ conteggio utterance proattive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Client Pro Count</text:p>
          </table:table-cell>
          <table:table-cell table:style-name="ce18" table:formula="of:=COUNTIF([.D$1:.D536];&quot;c:pro&quot;)" office:value-type="float" office:value="46" calcext:value-type="float">
            <text:p>46</text:p>
          </table:table-cell>
          <table:table-cell table:style-name="ce34" office:value-type="string" calcext:value-type="string">
            <text:p><text:span text:style-name="T5"> → conteggio utterance proattive</text:span>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Count</text:p>
          </table:table-cell>
          <table:table-cell table:style-name="ce17" table:formula="of:=COUNTIF([.B$1:.B536];&quot;x&quot;)" office:value-type="float" office:value="78" calcext:value-type="float">
            <text:p>78</text:p>
          </table:table-cell>
          <table:table-cell table:style-name="ce34" office:value-type="string" calcext:value-type="string">
            <text:p><text:s/>→ conteggio turni proattiv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Rate</text:p>
          </table:table-cell>
          <table:table-cell table:style-name="ce19" table:formula="of:=[.D550]/[.D538]" office:value-type="float" office:value="0.254901960784314" calcext:value-type="float">
            <text:p>0.25</text:p>
          </table:table-cell>
          <table:table-cell table:style-name="ce34" office:value-type="string" calcext:value-type="string">
            <text:p><text:s/>→ tasso turni proattivi su turni total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Pro Rate</text:p>
          </table:table-cell>
          <table:table-cell table:style-name="ce19" table:formula="of:=[.D546]/[.D550]" office:value-type="float" office:value="1.37179487179487" calcext:value-type="float">
            <text:p>1.37</text:p>
          </table:table-cell>
          <table:table-cell table:style-name="ce34" office:value-type="string" calcext:value-type="string">
            <text:p><text:s/>→ tasso utterance proattive in un turno proattivo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ure Count</text:p>
          </table:table-cell>
          <table:table-cell table:style-name="ce18" table:formula="of:=COUNTIF([.D$1:.D536];&quot;fail*&quot;)" office:value-type="float" office:value="13" calcext:value-type="float">
            <text:p>13</text:p>
          </table:table-cell>
          <table:table-cell table:style-name="ce34" office:value-type="string" calcext:value-type="string">
            <text:p><text:s/>→ conteggio utterance di fai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Count</text:p>
          </table:table-cell>
          <table:table-cell table:style-name="ce18" table:formula="of:=COUNTIF([.D$1:.D536];&quot;fail + pro&quot;)" office:value-type="float" office:value="9" calcext:value-type="float">
            <text:p>9</text:p>
          </table:table-cell>
          <table:table-cell table:style-name="ce34" office:value-type="string" calcext:value-type="string">
            <text:p><text:s/>→ conteggio utterance di fail seguitie da utterance proattiva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Rate</text:p>
          </table:table-cell>
          <table:table-cell table:style-name="ce19" table:formula="of:=[.D555]/[.D554]" office:value-type="float" office:value="0.692307692307692" calcext:value-type="float">
            <text:p>0.69</text:p>
          </table:table-cell>
          <table:table-cell table:style-name="ce34" office:value-type="string" calcext:value-type="string">
            <text:p><text:s/>→ tasso utterance di fail seguite da utterance proattiva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Inform Count</text:p>
          </table:table-cell>
          <table:table-cell table:formula="of:=COUNTIF([.F$1:.F536];&quot;inform&quot;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Suggest Count</text:p>
          </table:table-cell>
          <table:table-cell table:formula="of:=COUNTIF([.F$1:.F536];&quot;suggest&quot;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Offer Count</text:p>
          </table:table-cell>
          <table:table-cell table:formula="of:=COUNTIF([.F$1:.F536];&quot;offer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Request Count</text:p>
          </table:table-cell>
          <table:table-cell table:style-name="ce3" table:formula="of:=COUNTIF([.F$1:.F536];&quot;request&quot;)" office:value-type="float" office:value="7" calcext:value-type="float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Instruct Count</text:p>
          </table:table-cell>
          <table:table-cell table:formula="of:=COUNTIF([.F$1:.F536];&quot;instruct&quot;)" office:value-type="float" office:value="17" calcext:value-type="float">
            <text:p>17</text:p>
          </table:table-cell>
          <table:table-cell table:style-name="ce3"/>
          <table:table-cell/>
        </table:table-row>
      </table:table>
      <table:table table:name="MULTIWOZ" table:style-name="ta1">
        <table:table-column table:style-name="co1" table:default-cell-style-name="Default"/>
        <table:table-column table:style-name="co1" table:default-cell-style-name="ce6"/>
        <table:table-column table:style-name="co5" table:default-cell-style-name="ce10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lace to to stay that has cheap price rang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should be in a type of hotel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do you have a specific area you want to stay i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o make sure it's cheap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h, and i need parking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found 1 cheap hotel for you that includes parking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like me to book it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6 people 3 nights starting on tuesday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am sorry but I wasn't able to book that for you for Tuesday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s there another day you would like to stay or perhaps a shorter st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only 2 nights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.</text:p>
          </table:table-cell>
          <table:table-cell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2"/>
          <table:table-cell table:style-name="ce2" office:value-type="string" calcext:value-type="string">
            <text:p>nReference number is : 7GAWK763. </text:p>
          </table:table-cell>
          <table:table-cell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2"/>
          <table:table-cell table:style-name="ce2" office:value-type="string" calcext:value-type="string">
            <text:p>Anything else I can do for you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that will be all. Good by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ervices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ello, I have been robbed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please help me get in touch with the police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arkside Police Station is in Parkside,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number is 0122335896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ything else I can do for you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have the postcode as well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the Parkside Police Station is CB11J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as Parkside the address of the police station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not, can I have the address please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, Parkside is the address.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be all for now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. Thank you for contacting Cambridge Towninfo Centre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ou were great. Goodby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e are happy to help. Have a good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book a hotel in the east that has 4 stars. <text:s/>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help you with that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is your price range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doesn't matter as long as it has free wifi and parking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f you'd like something cheap, I recommend the Allenbell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or something moderately priced, I would recommend the Warkworth House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book the Wartworth for one night, 1 person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staying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riday and Can you book it for me and get a reference number 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 number is : BMUKPTG6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elp you with anything else today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to book a train that is leaving from Cambridge to Bishops Stortford on Friday.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a number of trains leaving throughout the 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hat time would you like to travel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get there by 19:45 at the latest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! The latest train you can take leaves at 17:29, and arrives by 18:07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for me to book that for you?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also need the travel time, departure time, and pric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Reference number is : UIFV8FA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price is 10.1 GBP and the trip will take about 38 minutes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 text:c="2"/>May I be of any other assistance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. Sorry, but suddenly my plans changed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change the Wartworth booking to Monday for 3 people and 4 nights?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I have made that change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nd your reference number is YF86GE4J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very much, goodby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nice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I'm looking for a train that is going to cambridge and arriving there by 20:45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like that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over 1,000 trains like tha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ere will you be departing fr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departing from birmingham new street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n you confirm your desired travel d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leave on wednesday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how a train leaving birmingham new street at 17:40 and arriving at 20:23 on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Will this work for you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will, ye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ease make a booking for 5 people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rain tickets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your reference number is A9NHSO9Y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s so much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would also need a place to s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am looking for something with 4 stars and has free wifi.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the cambridge belfry?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has all the attributes you requested and a great nam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ybe even a real belfry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, could you make a booking for me please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ould you like your booking for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for Wednesday for 5 people and 5 nights, pleas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Booking was successful. Reference number is : 5NAWGJDC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, goodbye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oodbye. If you think of anything else you need don't hesitate to contact us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a taxi from Saint John's college to Pizza Hut Fen Ditton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time do you want to leave and what time do you want to arrive by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leave after 17:15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\nBooking completed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your taxi will be blue hond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 text:c="2"/>Contact number is 07218068540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for all the help! I appreciate it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am all se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ve a nice day. <text:s/>By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too! thank you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robbed a few minutes ago and need assistanc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lease contact the Parkside, Cambridge police station.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he address including postcode of the police station and also the phone number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f cours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address is Parkside, Cambridge postcode CB11JG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nd phone number is 01223358966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's all I needed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more than welcome!\n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, have a good day. Goodby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very welcome. Goodbye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. I'm looking for a hotel in the eas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internet is not needed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3" office:value-type="string" calcext:value-type="string">
            <text:p><text:s/>There are no hotels that do not have internet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but 7 which do have it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o you have a specific price range you'd prefer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, but it should have free parking,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in the area and has free parking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ore inform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at a guesthouse or a hotel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'd really prefer a guesthouse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hotel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re are 5 guesthouses in the are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Do you prefer cheap or moderate for the price range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price doesn't really matter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just need free parkin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doesn't really need to have internet though. 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guesthouses that have free parking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ould I book one of them for you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none of them DON'T offer free wifi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not, I'll need the address for one that does have wifi, pleas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ll me about your favorite.,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llenbell is a guesthouse on the eas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addres sis 517a coldham lane post code cb13js.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. Can you help me with a train as well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'm looking to come in from Ely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is your destination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do you have any preference for day, departure or arrival tim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 want to go from cambridge to ely, no preference for time but I need to book for 8 people.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There are trains that run every two hours every day starting at 5:50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o you know what day you'd like to travel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'm looking for Wednesday , arrive by 11:30 for 8 people Please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total fee is 35.2 GBP payable at the station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<text:s/>You reference number is 7ZCVR4Q3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Can I help you with anything else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n't need anything else right now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Thank you for your assistance. <text:s/>Good By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and enjoy your visit. Have a great day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from Norwich, leaving after 21:15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ere would you like to go to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go to Ely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don't have any listings for trains leaving Norwich and arriving in Ely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to try a different departure st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I meant Cambridge please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I also need the travel time, departure time, and price.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Ok I will book that for you and get you a confirmation number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anything booked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just need to get the arrival time, travel time and price of a train from norwich to cambridge leaving after 21:15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trains arriving at 22:35, 23:35 and 24:35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17.60 pounds and 79 minutes each.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, thanks! I'm also looking for a 4 star hotel in the north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you please help with that?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several that meet your criteri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 price range you are interested in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keep it in the moderate range, please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ee 7 option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all guesthouse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preferences for internet and parking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have a preference on those things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hall I try to start and book you into one?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and provide the reference number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many nights will you be staying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e hotel for 4 people and 2 nights. <text:s/>Thank you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arriving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same day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nday please.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I apologize, some of our new workers have phobias of the booking system, <text:s/>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 booked you at Acorn guest house,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he reference number is 04CSEO7Q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ny other questions?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for today. <text:s/>Thanks for your help!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, and I hope you enjoy your st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planning a trip to town and want to sight see a bit. Can you let me know some attractions I may be interested in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79 attractions in the city. Do you have a specific type of attraction or specific area of the attraction that you are interested i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something in the centr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Great! How about All Saints Church? </text:p>
          </table:table-cell>
          <table:table-cell office:value-type="string" calcext:value-type="string">
            <text:p>price slot – architec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t has fantastic architecture and free entrance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ore information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get the address for it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ould also like an expensive place to eat around it.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Jesus Lan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type of food would you like to eat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in the mood for Caribbean food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Unfortunately, there are no expensive caribbean restaurants in that area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e to check a different type of cuisine, or another area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also love turkish foo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something in the center that's expensive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Also, what type of attraction is All Saints Church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Meze Bar Restaurant is an expensive Turkish restaurant in the city centr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All Saints Church is an architecture attraction.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have the phone number, address and postcode for the restaurant please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 don't have a phone number available,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but the address is 196 Mill Road City Centr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, postal code cb13nf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<text:s/>Anything else I can do for you? 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 that's all that I needed to know, thank you!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feel free to contact us about anything else you need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ve been injured and need to find a hospital nearby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The Addenbrookes Hospital is located at Hills Rd., Cambridge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re you looking for a specific department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he general phone number,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01223245151, is the number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need anything el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do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eel better soon! Have a better night! 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out of Cambridg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ill be leaving town on Wednesday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trains out of Cambridge on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 departure time in mind? 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'd like to go to peterborough and leave after 12:45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I have to attend a meeting beforehand.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1879 leaves at 13:06 on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ill that work for you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of the fair and could you tell me what is the arrival time into Peterborough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rice is 16.50 pounds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the train will arrive in Peterborough by 13:56 Wednes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a ticket for you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one ticket please, can I also get the reference number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booked you one seat on TR1879 departing Cambridge for Peterborough on Wednesday at 13:0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: xu1qlhvw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elp further today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for a museum in centr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ld you give me the address, postcode and phone number of one?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Broughton House Gallery is located at 98 King Street, postcode cb11ln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ir phone number is 01223314960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you need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right now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s, you have been very helpful!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I hope you enjoy your time in Cambridge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hoping to see local places while in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me entertainment would be great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got 5 options. which side is okay for you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t doesn't matter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I have the address of a good one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funky fun hous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y are located at 8 mercers row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ercers row industrial estate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also get the phone number and postcode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. The phone number is 01223304705, and the postcode is cb58h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need a restuarant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want something on the south sid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pensiv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er are man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kind of food would you like 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ndian food is my favorite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's the address for the best one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Unfortunately, there aren't any Indian restaurants in the south side of town,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me to look in other areas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check one more time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taurant in the south part of town, expensive, that serves Indian food?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I'm sorry there doesn't seem to be any expensive Indian restaurants to the south.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check again for a 3rd time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 really want to eat Indian food. 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Please stop asking to check for the same thing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 have said there is none in the south try a different area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 you have any Indian restaurants in the south in a different price range?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Hi this is the supervisor. <text:s text:c="2"/>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 apologize for the attitude of our staff.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We do have taj tandoori, and expensive Indian restaurant in the South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Would you like me to book?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ay I have the address?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64 Cherry Hinton Road Cherry Hinto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 today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, thanks so much for all of your help! Have a great day!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 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lso, thanks for the apolog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don't need anything else at this time.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ave a great day. good bye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information about the City Centre North B and B hotel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help me with that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! City Centre North B and B is an inexpensively-priced guesthouse in the north of town at 328A Histon Roa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to book a ro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can I book it for 6 people starting on Saturday for 4 nights please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3" office:value-type="string" calcext:value-type="string">
            <text:p><text:s/>They weren't able to accommodate those parameters.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Would you like to try a shorter st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ure. <text:s/>Let's try 2 nights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s. I'll need a reference number, too, please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The booking for City Centre North B&amp;B has been made,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your reference number is 0FAFY5PP.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! I also need a train from bishops stortford to cambridge,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find one for you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tell me what day you would like to travel, please? 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arrive by 14:45 and should be on the same day as the hotel booking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, I recommend train TR5108. <text:s text:c="2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t departs at 13:29 and will get you there by 14:07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it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at train for me now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! How many tickets would you lik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6 tickets for the same day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Booking was successful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the total fee is 48.48 GBP payable at the station .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ference number is : GSTIN0L6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, thank you.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! Lovely day to you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place to stay in the north pleas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3 places to stay in the north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ny other criteria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want to have to pay for parking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5 different gueshouses liste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For what day and for how many please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or 3 people starting on Wednesday and staying 2 nights.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1 hotels available actuall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to narrow it to a specific price range or star rating? 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Just a guesthouse in the north with free parkin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'll need a reference number then too please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get you in at Archway Hous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WUMUZ0JX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. Thanks! Bye!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ystem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 I am looking for a train to arrive in Cambridge by 08:15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here will you be departing from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ll be leaving from Bishops Stortford on Monday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look like the TR0532 is what you are looking for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parting Bishops Stortford at 7:29 and arriving in Cambridge at 8:07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to book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for that trip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are is 10.10 GBP per ticket. 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make a booking for 2 people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can you find me a place to stay in the north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ickets for the 7:29 train from Bishops Stortford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erence ZHT6R80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give me more information about the type of hotel you'd lik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cheap hotel with free parking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0 total hotels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o you have a preference for area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prefer the hotel be in the north part of town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ity centre north b and b and Worth house are both guesthouses and located in the north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book one for you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to book today, thanks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get me the postcode of one of them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h, and please make sure the one you choose has internet!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Worth House is cb41d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yes, it has internet!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ill go ahead an book at the Worth House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, great. will it be the same two people as on the train and starting on Monday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or do you have different needs for lodging?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pe, same people.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 book that for you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day will you be arriving on, and for how many nights?,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1 person 5 nights please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ould you clarify if you need the reservation for 1 or 2 people please?,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reservations for 2.,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Okay let me see if I can book that for you., 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ctually, I'm all set. Thank you! Bye!,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you sure you will not require a booking?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college type attraction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8 colleges I have found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prefer one in town centre or in the west? 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visit on in town centre plea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Sure, we have thirteen options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10 of which are fre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/>May I suggest king's college, or hughes hall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may I have their postcode, entrance fee, and phone number?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 post code to king's college is cb21st, the entrance fee is free, and phone number 01223331100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find an Indian restaurant for me that is also in the town centre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mbridge has 9 options for Indian food in the centr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do you have a specific price rang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 postcode, price range, and phone number of one?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irst result is Curry Garden, postcode is cb21dp, price range is expensive, phone number is 01223302330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uld you like me to reserve a table for you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nk you, I'll just give them a call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t's all I needed for now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choosing Cambridge TownInfo Centre. Have a wonderful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can you give me some information on places to stay for my upcoming trip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e have many fine guest houses and hotels in Cambridg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specific you were looking for, to help narrow it down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2 star hotel with free wifi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s for that information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area are you looking to stay in? 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The area doesn't matter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I would like an expensive hotel if you can find one. ,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located in the east and meet your criteria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all I book you a room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table:style-name="ce2" office:value-type="string" calcext:value-type="string">
            <text:p><text:s/>Yes, please book me a room for friday.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or how many people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it for 2 people please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nd how many nights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5 nights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d I would need the reference number also. 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oom at the Express by Holiday Inn Cambridge is all set up for Friday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The reference is 7F6ZIHSZ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 today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! I am also looking for a place to go in tow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'm thinking a college in the centre.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hrist's College is located in the centre at saint andrew's street.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get their phone number and postcode?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ir phone number is 01223334900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postcode is cb23bu. ,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Thanks! I'm going to hanging out at the college late tonight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<text:s/>could you get me a taxi back to the hotel at 2:45?,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Okay I've got a white Honda booked for you to pick you up at 2:45 and take you back to your hotel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their number is 07078899267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 is all I need.,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ope you enjoy your time in Cambridge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articular restaurant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is called pizza hut city centre.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cheap italian place in the centre at Regent Street City Centre cb21ab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phone number is 01223323737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more info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like just the place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book me a table for 2 at 19:45 on Thursday?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all set. I've got a table for 2 at 19:45 this Thur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F3K2PQZZ.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 sounds good. Thank you!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is all. Thank you for your help! 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great day.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so hungry - can you find me a place to eat in the city centre?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! There are a great deal of restaurants there. What type of food did you have in mind?,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not care, it just needs to be expensive. 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fitzbillies restaurant serves british food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table:style-name="ce22" office:value-type="string" calcext:value-type="string">
            <text:p>would that be okay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may I have the address?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y're located at 51 Trumpington Street City Centre. Can I help you with anything else today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can you help me find a train that can take me from Cambridge to Norwich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. Can you tell me what day you would like to travel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2" office:value-type="string" calcext:value-type="string">
            <text:p><text:s/>the train should arrive by 13:45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2" office:value-type="string" calcext:value-type="string">
            <text:p>and book for 6 people 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nd give me the reference number please 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, but can you tell me which day you'd like to travel on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leave on thursday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one closest to your desired arrive by time will arrive at 12:55 and depart at 11:36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Would you like me to book this for you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ld I have the reference number as well?,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book you 6 tickets for that train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<text:s/>PSQ9JOOI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with? ,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 not think s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ank you for your help. 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great, have a good day!,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find me an expensive place to dine on the South side of town,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2" office:value-type="string" calcext:value-type="string">
            <text:p><text:s/>Sure, we have Chinese, Indian, Italian or Mexican that you could choose from.,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chinese.,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how about the good luck chinese food takeaway?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ill that work for you?,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that sounds good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 a table for 3 at 13:45 please. ,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ll be happy to help you with that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day would you like the reservation for?,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to make it for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n you include the reference number?,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eservation is all set for Wednesday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our reference number is 68X7U9IG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?,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hotel in the same price range as the restaurant that has free parking and free wifi for the same group for 3 nights starting from the same day.,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 and for how many days ?,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1 nights.,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results matching your requirements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hat area of town would you like?,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area does not matter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Just the criteria I stated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 will be starting Wednesday.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" office:value-type="string" calcext:value-type="string">
            <text:p><text:s/>How about the University Arms Hotel?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It has free parking and wifi,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2" office:value-type="string" calcext:value-type="string">
            <text:p>And it's a 4 star rated hotel.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f you can book it for my group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 need it for 3 nights starting on Wednesday.,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 I will book it for you and get a reference number ?, 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Dialogue Count</text:p>
          </table:table-cell>
          <table:table-cell table:style-name="ce17" table:formula="of:=COUNTIF([.A$1:.A471];&quot;1&quot;)" office:value-type="float" office:value="20" calcext:value-type="float">
            <text:p>20</text:p>
          </table:table-cell>
          <table:table-cell table:style-name="ce34" office:value-type="string" calcext:value-type="string">
            <text:p><text:s/>→ conteggio dialogh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urn Count</text:p>
          </table:table-cell>
          <table:table-cell table:style-name="ce17" table:formula="of:=COUNTIF([.A$1:.A471];&quot;*&quot;)" office:value-type="float" office:value="286" calcext:value-type="float">
            <text:p>286</text:p>
          </table:table-cell>
          <table:table-cell table:style-name="ce34" office:value-type="string" calcext:value-type="string">
            <text:p><text:s/>→ conteggio turn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gent Turn Count</text:p>
          </table:table-cell>
          <table:table-cell table:style-name="ce3" table:formula="of:=COUNTIF([.C$1:.C471];&quot;Agent:&quot;)" office:value-type="float" office:value="143" calcext:value-type="float">
            <text:p>143</text:p>
          </table:table-cell>
          <table:table-cell table:style-name="ce34" office:value-type="string" calcext:value-type="string">
            <text:p><text:s/>→ conteggio turni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Client Turn Count</text:p>
          </table:table-cell>
          <table:table-cell table:style-name="ce18" table:formula="of:=COUNTIF([.C$1:.C471];&quot;Client:&quot;)" office:value-type="float" office:value="143" calcext:value-type="float">
            <text:p>143</text:p>
          </table:table-cell>
          <table:table-cell table:style-name="ce34" office:value-type="string" calcext:value-type="string">
            <text:p><text:s/>→ conteggio turni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Utterance Count</text:p>
          </table:table-cell>
          <table:table-cell table:style-name="ce18" table:formula="of:=ROWS([.A$1:.A470])" office:value-type="float" office:value="470" calcext:value-type="float">
            <text:p>470</text:p>
          </table:table-cell>
          <table:table-cell table:style-name="ce34" office:value-type="string" calcext:value-type="string">
            <text:p><text:s/>→ conteggio utteran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Turn per dialogue</text:p>
          </table:table-cell>
          <table:table-cell table:style-name="ce18" table:formula="of:=ROUND([.D473]/[.D472]; 2)" office:value-type="float" office:value="14.3" calcext:value-type="float">
            <text:p>14.3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dialogue</text:p>
          </table:table-cell>
          <table:table-cell table:style-name="ce18" table:formula="of:=ROUND([.D476]/[.D472]; 2)" office:value-type="float" office:value="23.5" calcext:value-type="float">
            <text:p>23.5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Avg. Utt. Per Turn</text:p>
          </table:table-cell>
          <table:table-cell table:style-name="ce18" table:formula="of:=ROUND([.D476]/[.D473]; 2)" office:value-type="float" office:value="1.64" calcext:value-type="float">
            <text:p>1.64</text:p>
          </table:table-cell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2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Utterance Count</text:p>
          </table:table-cell>
          <table:table-cell table:style-name="ce18" table:formula="of:=COUNTIF([.D$1:.D471];&quot;a:pro&quot;)+COUNTIF([.D$1:.D471];&quot;c:pro&quot;)" office:value-type="float" office:value="30" calcext:value-type="float">
            <text:p>30</text:p>
          </table:table-cell>
          <table:table-cell table:style-name="ce34" office:value-type="string" calcext:value-type="string">
            <text:p><text:s/>→ conteggio utterance proattiv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Agent Pro Count</text:p>
          </table:table-cell>
          <table:table-cell table:style-name="ce18" table:formula="of:=COUNTIF([.D$1:.D471];&quot;a:pro&quot;)" office:value-type="float" office:value="20" calcext:value-type="float">
            <text:p>20</text:p>
          </table:table-cell>
          <table:table-cell table:style-name="ce34" office:value-type="string" calcext:value-type="string">
            <text:p><text:s/>→ conteggio utterance proattive dell’ag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Client Pro Count</text:p>
          </table:table-cell>
          <table:table-cell table:style-name="ce18" table:formula="of:=COUNTIF([.D$1:.D471];&quot;c:pro&quot;)" office:value-type="float" office:value="10" calcext:value-type="float">
            <text:p>10</text:p>
          </table:table-cell>
          <table:table-cell table:style-name="ce34" office:value-type="string" calcext:value-type="string">
            <text:p><text:span text:style-name="T5"> → conteggio utterance proattive</text:span> del client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Count</text:p>
          </table:table-cell>
          <table:table-cell table:style-name="ce17" table:formula="of:=COUNTIF([.B$1:.B471];&quot;x&quot;)" office:value-type="float" office:value="19" calcext:value-type="float">
            <text:p>19</text:p>
          </table:table-cell>
          <table:table-cell table:style-name="ce34" office:value-type="string" calcext:value-type="string">
            <text:p><text:s/>→ conteggio turni proattiv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Rate</text:p>
          </table:table-cell>
          <table:table-cell table:style-name="ce19" table:formula="of:=[.D485]/[.D473]" office:value-type="float" office:value="0.0664335664335664" calcext:value-type="float">
            <text:p>0.07</text:p>
          </table:table-cell>
          <table:table-cell table:style-name="ce34" office:value-type="string" calcext:value-type="string">
            <text:p><text:s/>→ tasso turni proattivi su turni totali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Pro Turn Pro Rate</text:p>
          </table:table-cell>
          <table:table-cell table:style-name="ce19" table:formula="of:=[.D481]/[.D485]" office:value-type="float" office:value="1.57894736842105" calcext:value-type="float">
            <text:p>1.58</text:p>
          </table:table-cell>
          <table:table-cell table:style-name="ce34" office:value-type="string" calcext:value-type="string">
            <text:p><text:s/>→ tasso utterance proattive in un turno proattivo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/>
          <table:table-cell table:style-name="ce18"/>
          <table:table-cell table:style-name="ce34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ure Count</text:p>
          </table:table-cell>
          <table:table-cell table:style-name="ce18" table:formula="of:=COUNTIF([.D$1:.D471];&quot;fail*&quot;)" office:value-type="float" office:value="9" calcext:value-type="float">
            <text:p>9</text:p>
          </table:table-cell>
          <table:table-cell table:style-name="ce34" office:value-type="string" calcext:value-type="string">
            <text:p><text:s/>→ conteggio utterance di fai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Count</text:p>
          </table:table-cell>
          <table:table-cell table:style-name="ce18" table:formula="of:=COUNTIF([.D$1:.D471];&quot;fail + pro&quot;)" office:value-type="float" office:value="1" calcext:value-type="float">
            <text:p>1</text:p>
          </table:table-cell>
          <table:table-cell table:style-name="ce34" office:value-type="string" calcext:value-type="string">
            <text:p><text:s/>→ conteggio utterance di fail seguitie da utterance proattiva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Fail + pro Rate</text:p>
          </table:table-cell>
          <table:table-cell table:style-name="ce19" table:formula="of:=[.D490]/[.D489]" office:value-type="float" office:value="0.111111111111111" calcext:value-type="float">
            <text:p>0.11</text:p>
          </table:table-cell>
          <table:table-cell table:style-name="ce34" office:value-type="string" calcext:value-type="string">
            <text:p><text:s/>→ tasso utterance di fail seguite da utterance proattiva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nform Count</text:p>
          </table:table-cell>
          <table:table-cell table:formula="of:=COUNTIF([.F$1:.F471];&quot;inform&quot;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uggest Count</text:p>
          </table:table-cell>
          <table:table-cell table:formula="of:=COUNTIF([.F$1:.F471];&quot;suggest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Offer Count</text:p>
          </table:table-cell>
          <table:table-cell table:formula="of:=COUNTIF([.F$1:.F471];&quot;offer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Request Count</text:p>
          </table:table-cell>
          <table:table-cell table:style-name="ce3" table:formula="of:=COUNTIF([.F$1:.F471];&quot;request&quot;)" office:value-type="float" office:value="6" calcext:value-type="float">
            <text:p>6</text:p>
          </table:table-cell>
          <table:table-cell table:style-name="ce3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Instruct Count</text:p>
          </table:table-cell>
          <table:table-cell table:formula="of:=COUNTIF([.F$1:.F471];&quot;instruct&quot;)" office:value-type="float" office:value="2" calcext:value-type="float">
            <text:p>2</text:p>
          </table:table-cell>
          <table:table-cell table:style-name="ce3"/>
          <table:table-cell/>
        </table:table-row>
      </table:table>
      <table:table table:name="JILDA" table:style-name="ta1">
        <table:table-column table:style-name="co6" table:default-cell-style-name="ce3"/>
        <table:table-column table:style-name="co7" table:default-cell-style-name="ce8"/>
        <table:table-column table:style-name="co8" table:default-cell-style-name="ce12"/>
        <table:table-column table:style-name="co1" table:number-columns-repeated="3" table:default-cell-style-name="ce3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mi chiamo Giulia e oggi sono il tuo Navigator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posso aiutarti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co un lavoro a tempo indeterminato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in che settore preferiresti lavorare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Ho terminato un corso professionale come tecnico di impianti elettrici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e me la cavo bene con tutto quello che riguarda il pacchetto Offic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, oltre al corso professionale possiedi anche altri titoli di studi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<text:span text:style-name="T4">No, ma ho già lavorato nel settore.</text:span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mill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resti disposto a trasferirti all'estero se necessari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Attualmente non sono disponibili lavori relativi al tuo settore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ma vediamo se trovo un annuncio che possa interessarti.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mai lavorato nel settore della contabilità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No, ma uso Excel molto ben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 gli annunci ho trovato un'offerta interessante: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si tratta di un tirocinio nel campo dell'edilizi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ercano una figura da assegnare allo studio di progetti esecutivi e della documentazione per realizzare una gara d'appalto (elenchi prezzi, computi metrici, capitolato).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curiosisc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Posso provare a contattarl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Certo! L'azienda si trova a Pistoia e si chiama CMSA Società Cooperativa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oi contattarli direttamente via e-mail al seguente indirizzo info@azienda.co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fare qualcos'altro per te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osso sapere quanti posti sono disponibili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 ulteriori informazioni devi rivolgerti personalmente all'azienda, 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31" office:value-type="string" calcext:value-type="string">
            <text:p>mi spiace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. Li contatto subito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 Se non hai ulteriori domande, ti saluto e ti auguro una buona giornata slightly_smiling_fac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, buona giornata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il mio nome è Giulia e sono qui come tuo Navigator personale slightly_smiling_fac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ome posso aiutarti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Giulia, mi chiamo Alejandra e sono in cerca di un posto di lavoro!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, sono qui per cercare insieme a te l'annuncio perfetto per t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ccontami un po' di te: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percorso di studi hai fatt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sono diplomata presso il liceo classico e poi ho conseguito una laurea in infermieristic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erchi un lavoro nel tuo ambito di specializzazione o saresti disposta a considerare anche offerte di altri settori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vviamente preferirei qualcosa che sia adeguato al mio ambito, ma sono aperta anche ad altre esperienz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pende dal tipo di offerta!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. Hai già avuto esperienze lavorative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27" office:value-type="string" calcext:value-type="string">
            <text:p>Ho lavorato per un anno in un ospedale a Roma, in un reparto di pediatri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e ho fatto esperienze come volontaria con minori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4" office:value-type="string" calcext:value-type="string">
            <text:p>Molto interessante! , <text:s/>Cerchi un contratto a tempo determinato o indeterminato?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Purtroppo al momento non abbiamo offerte relative al tuo settore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ma vediamo se posso trovare comunque un'offerta che possa interessarti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indeterminato, ma sono disposta a valutarne uno a tempo determinato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 lavoro al pubblico o un lavoro d'ufficio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irei un posto di lavoro che mi permetta di stare a contatto con il pubblico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, hai qualche esperienza in ambito di pianificazione del budget e sicurezza sul lavoro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lo per quanto riguarda la sicurezza sul lavoro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 ho trovato un'offerta che risponde ai tuoi interessi: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si tratta di uno stage post-laurea nel settore alimentari.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Cercano una figura che si occupi della pianificazione del budget e del rendiconto economico, oltre a garantire la sicurezza sul lavoro e quella alimentare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mbra interessante, presso quale azienda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Compass Group Italia S.p.A, è una <text:s/>grande azienda con base a Milan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ai informazioni riguardo al tipo di contratto?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i tratta di un tirocinio post-laurea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ma per maggiori informazioni chiedono di contattarli direttamente via posta elettronica all'indirizzo info@azienda.com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i bisogno di ulteriori informazioni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Quanti posti sono disponibili per quest'azienda?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tanno cercando due persone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Tuttavia l'azienda conta più di 500 dipendenti quindi ci sta che ci siano anche altre posizioni disponibili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redo di non avere più domande. Ti ringrazio per la disponibilità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slightly_smiling_fa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! Sono Giulia e per oggi sarò il tuo Navigator slightly_smiling_face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<text:s/>in cosa posso esserti utile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iao, Giulia slightly_smiling_face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Sto cercando lavoro e vorrei sapere se magari hai qualche offerta da propor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ono qui proprio per aiutarti!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Che tipo di lavoro stai cercand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piacerebbe lavorare nel mondo della pubblicità e della comunicazi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<text:s/>Sei alla ricerca di uno stage o comunque di un lavoro a tempo determinato o preferiresti un contratto a tempo indeterminat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Un contratto a tempo indeterminato sarebbe l'ideale,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ma posso valutare l'idea di un contratto a tempo determina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Un'altra domanda: saresti disposta a trasferirti all'estero se necessari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, non sarebbe assolutamente un problem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mille.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Che titolo di studi possiedi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laureata in Filosofi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!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<text:s/>Mentre controllo tra gli annunci un'offerta che possa essere compatibile con i tuoi interessi,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<text:s/>raccontami un po' di te.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Hai già avuto esperienze lavorativ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svolto un tirocinio presso un'importante agenzia pubblicitaria, curandone il sito web.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Non ho altre esperienze lavorativ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! Sulla base di quanto mi hai raccontato, ho trovato un'offerta lavorativa che potrebbe interessarti. <text:s/>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Si tratta di un tirocinio nel settore web marketing presso un'azienda che ha sede a Pisa.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Cercano un laureato con esperienza che si occupi di gestire il sito web e i canali social, oltre a pubblicizzare l'azienda.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<text:s/>Cosa ne pensi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mbra interessante.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Si tratta dunque di un tirocinio retribuito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tirocinio è retribuito 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30" office:value-type="string" calcext:value-type="string">
            <text:p>ma non abbiamo informazioni specifiche riguardo il salario disappointed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Saresti comunque interessata a metterti in contatto con l'azienda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, non fa niente slightly_smiling_face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Sì, sono interessat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4" office:value-type="string" calcext:value-type="string">
            <text:p>Molto bene! L'azienda si chiama PUBBLIDEA SRL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3" office:value-type="string" calcext:value-type="string">
            <text:p>è una piccola impresa ma sono sicura che potresti trovarti bene!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3" office:value-type="string" calcext:value-type="string">
            <text:p>Puoi contattarli direttamente al seguente indirizzo e-mail: info@azienda.co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Posso esserti d'aiuto in qualche altro modo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i stata molto d'aiuto, grazie mille! Li contatterò al più prest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Buona giornata e buon lavoro! slightly_smiling_fac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e in bocca al lupo! :)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Grazie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slightly_smiling_fa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mi chamo Giulia e oggi sarò il tuo Navigator.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Come posso aiutarti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Ciao Giulia, sono Celeste, ho 24 anni 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sto cercando un lavoro part-time!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uqli sono i tuoi interessi principali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Mi sto laureando in Discipline dello spettacolo e comunicazione a Pisa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però mi piace anche recitare e fare sport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Mi piacerebbe lavorare a contatto con il pubblico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lto bene. <text:s/>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Mentre cerco tra le offerte, mi dici dove preferiresti lavorare?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Vicino a casa o saresti disposta anche a trasferirti in un'altra città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vicino casa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così posso concludere il mio percorso di studi senza troppe distrazioni, grazie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.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Un'altra domanda: questa sarebbe la tua prima esperienza lavorativa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No, lavoro come cameriera nel periodo estivo, <text:s/>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quindi sono in grado di gestire situazioni di tensione,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ma so anche mettere a proprio agio le persone.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 Celeste! Dal database mi risulta un'offerta che potrebbe interessarti: si tratta di uno stage all'interno di una azienda che si trova proprio a Pisa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quanto riguarda il luogo sarebbe perfetto! Puoi dirmi di cosa si occupano? E anche impegno lavorativo e paga mensile, grazie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i tratterebbe di gestire tutte le attività di web marketing web dell’azienda. Dovresti occuparti del sito web e di tutti i profili social ad essa collegati, come Facebook, Instagram eccetera. Non saresti sola, ma collaboreresti al progetto con un'azienda estern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oltre, dovresti gestire la promozione dell'impresa in prima persona, contattando anche telefonicamente la clientel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piace davvero tanto, è proprio quello che fa per me!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ono molto felice per te! Ho controllato l'offerta. Il tirocinio è retribuito: si parla di un compenso lordo di 500euro per un molte ore pari a 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e sei interessata posso fornmirti il nome e il contatto dell'azienda, in modo che tu possa metterti in contatto con loro,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<text:s/>che ne dici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sembra un'ottima idea, grazie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l nome dell'azienda è PUBBLIDEA SRL e puoi contattarli via e-mail all'indirizzo info@azienda.co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esserti utile in qualche altro modo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, grazie mille.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Sei stata davvero gentile e professionale, buona giornata e buon lavoro!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nche a te Celeste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Lucio e oggi sarò il tuo naviga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esserti util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Lucio! Sono alla ricerca di un lavoro a tempo determinato, puoi aiutarmi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 provo, ma prima parlami un po' di te: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in quale ambito cerchi lavoro?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Hai esperienze pregresse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4" office:value-type="string" calcext:value-type="string">
            <text:p>Mi interessa lavorare nel settore turistico. E</text:p>
          </table:table-cell>
          <table:table-cell/>
        </table:table-row>
        <table:table-row table:style-name="ro1">
          <table:table-cell table:number-columns-repeated="4"/>
          <table:table-cell table:style-name="ce33" office:value-type="string" calcext:value-type="string">
            <text:p><text:s/>Mi sono diplomata all'Istituto alberghiero un anno f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<text:s/>ho lavorato per 6 mesi come receptionist in un ristorant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Parlo abbastanza bene il francese e l'inglese!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bbiamo qualche annuncio nell'ambito del turismo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hai esigenze particolari per quanto riguarda l'area geografica o sei disposta a spostarti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orrei rimanere in Italia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ma non ho preferenze per quanto riguarda la zona!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i interesserebbe una posizione di addetto alle visite guidate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uoi spiegarmi in dettaglio quali sarebbero le mie mansioni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purtroppo l'annuncio non è molto dettaglia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la posizione è presso una piccola azienda nell'ambito dei servizi turistici di Rom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il tipo di contratto non è specificato, potrebbe essere un contratto a proget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e vuoi ti do i riferimenti dell'annuncio e i contatti dell'azienda così puoi informarti direttamente da loro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volentieri grazie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è la Munus s.r.l. di Ro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loro indirizzo email è info@azienda.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pecifica il riferimento dell'annuncio "Addetto visite guidate e attività didattiche" nell'oggetto della mail quando li contatti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caso hai anche altre opzioni o per adesso hai trovato solo questa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28" office:value-type="string" calcext:value-type="string">
            <text:p>per adesso purtroppo abbiamo solo ques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ò se vuoi possiamo ricontattarti se ci arrivano altri annunci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 non è un problema mi verrebbe molto comodo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l frattempo contatterò l'azienda che mi hai consigliato!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allora ti ricontatteremo nel caso in cui ci arrivino altri annunci nell'ambito del turism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'è qualcos'altro in cui posso aiutarti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 grazie, sei già stato d'aiuto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ona giornata e grazie ancora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nche a te, nel caso avessi ancora bisogno di qualcosa non esitare a contattarci in futu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sono Lucio, il tuo navigator. Hai bisogno di aiut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Ciao Lucio, piacere sono Francesca! 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Si avrei bisogno di aiuto per uno stage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<text:s/>sono laureata in Design Industriale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!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Hai qualche preferenza riguardo al luogo di lavoro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Dopo aver fatto la triennale a Roma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mi piacerebbe tornare verso casa, a Firenze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al momento non abbiamo nessun annuncio che faccia al caso tuo nella zona di Firenz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ò ci sono delle opportunità di lavoro su Rom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 piacerebbe lavorare in un'azienda nell'ambito della grande distribuzione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essun problema, va benissimo anche Rom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 mi piacerebbe anche un’azienda del gene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bbiamo una posizione da tirocinante alla ENEL spa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le tue mansioni sarebbero progettare e sviluppare soluzioni di automazione ed innovare quelle già esistent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i interessa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 sono molto interessata!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ora questo è il riferimento all'annuncio: Junior Engineer Automation&amp;Robotic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e ti servono maggiori informazioni puoi contattare direttamente l'azienda: info@azienda.co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'è qualcos'altro in cui posso aiutarti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Ti ringrazio molto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 volevo chiederti se puoi comunque contattarmi nel caso ci fossero offerte nella zona di Firenze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se non è un problema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erto, se ci arrivano nuovi annunci ti ricontatterem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Ti ringrazio 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L’ultima cosa scusami,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mi piacerebbe avere un lavoro che mi faccia viaggia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3" office:value-type="string" calcext:value-type="string">
            <text:p>, mi piace molto la lingua ingles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3" office:value-type="string" calcext:value-type="string">
            <text:p>tanto che ho anche il certificato B1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Sai se l’azienda offre un posto con queste possibilità?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purtroppo questo è l'unico annuncio che abbiamo per ENEL sp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ò ti consiglio di chiedere a loro,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table:style-name="ce33" office:value-type="string" calcext:value-type="string">
            <text:p>magari durante il tuo tirocinio se accetti questa posiz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uò darsi che dopo questo lavoro te ne offrano un altro, magari all'ester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apisco, contatto l’azienda allor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serve qualcos'altro chiedi pu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ai per quale periodo hanno bisogno?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Se tra qualche mese oppure cercano qualcuno con disponibilità immediata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purtroppo le aziende non forniscono mai questa informazi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cercano quasi tutti personale con disponibilità immediata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ma potrebbe non essere questo il cas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apisco, ti ringrazio molto per la disponibilità!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Figurati, siamo qui per questo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 presto, in bocca al lu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hai qualche dubbio non esitare a contattarci in futur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32" office:value-type="string" calcext:value-type="string">
            <text:p>Ti ringrazio! 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/>
          <table:table-cell table:style-name="ce32" office:value-type="string" calcext:value-type="string">
            <text:p>Anche per dubbi sul colloquio?</text:p>
          </table:table-cell>
          <table:table-cell table:style-name="ce4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/>
          <table:table-cell table:style-name="ce33" office:value-type="string" calcext:value-type="string">
            <text:p><text:s/>Essendo neolaureata non sono molto esperta!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purtroppo non forniamo consigli su come prepararsi per i colloqui di lavo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ti consiglio di rivolgerti ad un'azienda che se ne occupa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3" office:value-type="string" calcext:value-type="string">
            <text:p>oppure di informarti se lo sportello di Job Placement della tua università organizza qualco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 contatto loro! Grazie mille e buona giornata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nche a 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sono Lucio e oggi sarò il tuo naviga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alve, mi chiamo Fabio e vorrei trovare un lavoro a tempo indeterminat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 Fabio.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Raccontami un po' di te: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cerchi lavoro in qualche ambito particolare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Il mio sogno sarebbe quello di fare l'insegnante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3" office:value-type="string" calcext:value-type="string">
            <text:p>perché mi piace lavorare con i bambini e ragazz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qualche titolo di studio rilevante per il lavoro che cerchi o qualche esperienza pregressa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Mi sono laureato a Torino conseguendo la laurea triennale in economia e marketing sei mesi fa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32" office:value-type="string" calcext:value-type="string">
            <text:p>In passato ho lavorato part time con studenti del liceo per delle ripetizioni in matematica ed economi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ho due annunci che fanno al caso tu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primo riguarda quello che hai studiato: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è un tirocinio in ambito amministrativo contabi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a quanto ho capito non ti interessa lavorare nel campo dell'economia,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inoltre il tirocinio è a tempo determina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l secondo invece è una posizione di addetto alle attività didattiche in una piccola azien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so dirti di più sul tipo di contratto perché non è specifica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ualcuno dei due ti interessa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teressa sapere qualcosa di più sulla seconda propo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i comunque rimanere nell'ambito dell'attività didattica.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Mi potresti dare qualche informazione in più o qualche contatto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urtroppo l'annuncio non è molto dettagliato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come principali mansioni riporta solo: "Addetto visite guidate e attività didattiche"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'azienda in questione è la Munus S.r.l. di Ro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e ti interessa puoi provare ad informarti direttamente da loro contattando questo indirizzo email: info@azienda.co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Ho appena visto il sito dell'azienda ,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e purtroppo è fuori dal centro abitato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3" office:value-type="string" calcext:value-type="string">
            <text:p>non c'è possibilità di raggiungerlo neppure con i mezzi pubblic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Non ho la macchina per questo non posso raggiungere quotidianamente l'azienda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32" office:value-type="string" calcext:value-type="string">
            <text:p>Mi potresti fornire informazioni sull'altra proposta di lavor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erto, attendi solo un momento per fav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ti consiglio di informarti comunque presso la Munus s.r.l. 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33" office:value-type="string" calcext:value-type="string">
            <text:p>perché potrebbe darsi che il luogo di lavoro per questa proposta non sia nella sede principal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'altro annuncio riguarda un tirocinio in un'azienda di Grosseto nell'ambito di credito e assicurazio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ti dicevo prima la posizione è a tempo determinato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e le tue principali mansioni saranno nell'area amministrativa-contabi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arlerò con l'azienda per farmi dare maggiori informazio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l caso in cui sia possibile raggiungere l'azienda solo in auto mi potresti fornire qualche info in più su quest'ultimo annuncio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4" office:value-type="string" calcext:value-type="string">
            <text:p>l'azienda si chiama BLUE FACTOR SPA,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è richiesta una laurea in economia 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ma non sono richieste esperienze pregresse</text:p>
          </table:table-cell>
          <table:table-cell/>
        </table:table-row>
        <table:table-row table:style-name="ro1">
          <table:table-cell table:number-columns-repeated="4"/>
          <table:table-cell table:style-name="ce32" office:value-type="string" calcext:value-type="string">
            <text:p>quindi questo annuncio farebbe al caso tu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non so dirti niente più nel dettaglio sulle mansioni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<text:s/>ma anche in questo caso se vuoi puoi contattare direttamente l'aziend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La proposta mi interessa!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Ho letto qualcosa sull'azienda e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nonostante non sia nell'ambito in cui cercavo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la contatterò senz'alt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dimenticavo di darti l'indirizzo email della BLUE FACTOR SPA: info@azienda.com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, lo stavo cercando ma avevo difficoltà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ricordati di specificare il riferimento all'annuncio "Addetto Area Amministrativo-contabile" nell'oggetto della mail quando li contatti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pecificherò la posizione, grazi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'è qualcos'altro in cui posso aiutarti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e non hai informazioni in più sull'azienda vado a contattarl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 ho bisogno di altr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in bocca al lup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repi e grazie ancora. Buona giorn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lve, sono Lucio, il tuo naviga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esserti util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, sono Andrea, e sto cercando un lavoro in Itali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iacere di conoscerti Andrea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erchi lavoro in uno specifico ambito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Sì, ho esperienza principalmente in ambito giuridico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33" office:value-type="string" calcext:value-type="string">
            <text:p>Mi sono laureato 10 anni fa in Giurisprudenza a Milano con ottimi vot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e hai qualche esperienza pregressa in questo camp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o, subito dopo la laurea ho fatto un periodo di tirocinio in un uffico legale che tratta di mercati finanziari.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In seguito ho ottenuto un impiego come avvocato nella stessa aziend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8" office:value-type="string" calcext:value-type="string">
            <text:p>purtroppo non abbiamo annunci in ambito giuridic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se il lavoro nella precedente azienda ti è piaciuto vorresti continuare a lavorare nel campo dell'economia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Sì, diciamo che in questi anni ho accumulato esperienza nel campo. 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office:value-type="string" calcext:value-type="string">
            <text:p>c:pro</text:p>
          </table:table-cell>
          <table:table-cell table:style-name="ce33" office:value-type="string" calcext:value-type="string">
            <text:p>Più che altro sarei interessato a fare un salto di qualità anche dal punto di vista di responsabilità</text:p>
          </table:table-cell>
          <table:table-cell table:style-name="ce4" office:value-type="string" calcext:value-type="string">
            <text:p>inf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erfetto, 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come ti dicevo c'è una posizione di addetto in area Amministrativo-contabile in un'azienda che si occupa di crediti e assicurazion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i interesserebbe iniziare con un tirocinio con possibilità di successiva assunzione nella stessa azienda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ipende molto dalla durata, <text:s/>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e dalle condizioni di retribuzione del tirocinio.</text:p>
          </table:table-cell>
          <table:table-cell/>
        </table:table-row>
        <table:table-row table:style-name="ro1">
          <table:table-cell table:number-columns-repeated="4"/>
          <table:table-cell table:style-name="ce30" office:value-type="string" calcext:value-type="string">
            <text:p>Potresti darmi maggiori informazioni su quest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purtroppo l'azienda non ha fornito questi dat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se vuoi puoi contattare direttamente loro per avere maggiori informazion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amente, grazie mille. Come si chiama questa azienda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è la BLUE FACTOR SPA di Grosse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uoi contattarli all'indirizzo email info@azienda.com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i bisogno di qualche altra informazion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fetto, grazie ancor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caso hai qualche dettaglio riguardo il tipo di mansioni che sono svolte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Sono richiesti requisiti particolari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è richiesta una laurea ed esperienze pregresse in economia (requisiti che tu già possiedi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quanto riguarda le mansioni l'annuncio non è molto specifico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'è scritto solo "tirocinio nell'area amministrativo-contabile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ti consiglio di chiedere direttamente a loro quando li contatti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capito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Sapresti dirmi quanti posti liberi sono al momento disponibil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 momento alla BLUE FACTOR c'è solo questa posizione aper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ò se vuoi posso farti ricontattare nel caso in cui arrivano altri annunci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magari anche annunci da altre aziende in campo giuridic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 ne dici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. Nel frattempo credo che contatterò BLUE FACTOR per conoscere meglio i dettagli dell'offerta che mi hai proposto. Grazie mille!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allora ti ricontatteremo non appena avremo altri annunci che fanno al caso tu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 serve qualcos'altro non esitare a scriverc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e in bocca al lupo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e buona giornata anche a te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mi chiamo Erica e oggi sarò il tuo navigator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posso esserti util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Erica! Cercavo un lavoro a tempo determinato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ene, mi servirebbe sapere se hai già avuto esperienze lavorative e i tuoi titoli formativ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Ho lavorato per 6 mesi come receptionist di un ristorante,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mi sono diplomata all'Istituto alberghiero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e parlo abbastanza bene francese e ingles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Ti piacerebbe lavorare nel turismo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l turismo è il settore che cerco!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ttimo!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rei un'offerta da proporti proprio in questo ambito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 tratta di un'azienda che si occupa di servizi turistici e e sta cercando un addetto visite guidate e attività didattiche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n che zona si trova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Non servono particolari esperienze pregress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 trova a Roma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c'è nulla in Toscana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8" office:value-type="string" calcext:value-type="string">
            <text:p>Purtroppo al momento no, mi dispiac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 allora!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uoi dare il contatto dell'azienda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7" office:value-type="string" calcext:value-type="string">
            <text:p>Certo, l'azienda si chiama Munus s.r.l e si trova in via Garibaldi 205 (RM)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er qualsiasi informazione contatta info@munus_roma.it!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Va bene! Grazie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i nulla! Buona giornata e in bocca al lupo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 lavoro e buona giornata anche a te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 sono Pierluigi e oggi sarò il tuo navigator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e posso aiutarti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 Pierluigi. Sono Chiara e sono in cerca di un tirocinio o di un lavoro part-time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D'accordo, cerchiamo una soluzione adatta per t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arleresti di te, di cosa ti piacerebbe fare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Certo. A me piacerebbe trovare un impiego nel mio settore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Mi sono appena laureata in Economia e legislazione dei sistemi logistici, presso l'Università di Pisa (sede decentrata di Livorno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ali sono le tue conoscenze linguistiche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onosco abbastanza bene l'inglese, specialmente per quanto riguarda il mio settor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parlo anche un po' di francese (livello A2)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'azienda di piccolo, medie o grandi dimensioni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ato che sono alla ricerca di un tirocinio, andrebbe bene anche un'azienda di piccole dimensioni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sono aperta a qualsiasi cadidatura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preferenze riguardo l'ubicazione del tuo futuro impiego lavorativ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In particolare no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a se dovesse essere in Toscana o nel nord Italia sarebbe perfetto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Sarebbe la tua prima esperienza lavorativa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. In passato ho lavorato come commessa e come assistente alla contabilità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e aggiuntive riguardo i tuoi dati anagrafici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Certamente. Sono nata nel 1995 a Livorno.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Ok, Chiara penso di aver trovato l'offerta adatta a te, nella provincia di Milano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sti maggiori informazion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ì le vorrei, grazie mille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hanel Coordination S.R.L. , che lavora nel campo della logistica/trasporti, cerca qualcuno che affianchi la responsabile qualità prodotto referente per l'Italia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<text:s/>Posso se vuoi, darti maggiori informazioni sulle mansioni che dovrai svolgere.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vorrei più informazioni grazie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onitoraggio del database dei prodotti delle collezioni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stione dei contatti con i fornitori locali ed esteri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chiviazione e consultazione dei Test di laboratorio 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pporto della responsabile nella preparazione di presentazioni in PPT e nelle traduzioni della reportistica nelle lingue in inglese e francese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i interesserebbe come posizione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prebbe indicarmi il termine ultimo per poter inviare la mia candidatura all'azienda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Non dispongo di questa informazioni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<text:s/>ti invio per maggiori informazioni a contattare l'azienda info@azienda.co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 per il contatto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osso fare altro per te?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ora no, la ringrazio per l'aiuto e le auguro una buona giornata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per qualsiasi altra informazione non esitare a contattarmi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Pierluigi, il tuo navigator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come posso aiutarti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! Io sono Maria Ilaria e sto cercando un impiego a tempo determinato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iao, Maria Ilaria, mi parleresti di te e di cosa ti piacerebbe fare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Sono laureanda in informatica umanistica presso l'università di Pisa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vorrei proseguire gli studi con il percorso "Management della conoscenza"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rima però vorrei fare qualche esperienza lavorativa e prendermi un anno sabbatico dallo studio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ome valuteresti la tua conoscenza della lingua inglese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7" office:value-type="string" calcext:value-type="string">
            <text:p>Ho una buona conoscenza dell'inglese, oltre che del francese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Ho già lavorato per un breve periodo come guida turistica di un museo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Preferiresti un'azienda di grandi, piccole o medie dimensioni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n ho preferenze di questo tipo, per cui dipende dall'offerta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invece, preferenze sull'ubicazione del posto di lavor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Dovendo ancora terminare gli studi preferirei una sede non troppo distante da Pisa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Quali sono le soft-skills che contraddistinguono il tuo profilo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una persona molto tranquilla ed affabile,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iace la socialità ed adoro confrontarmi con persone nuove soprattutto se distanti dal mio modo di esser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questo motivo non sono rigida sulle mie posizioni ma sono pronta a mettermi in discussione a partire da un confronto costruttivo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i aggiuntive sui tuoi dati anagrafici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necessarie ai fini della ricerca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a tua età mi aiuterebbe a trovare un profilo più adatto a te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22 anni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o trovato un'offerta nella provincia di Forlì-Cesen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Vorresti avere maggiori informazioni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Un po' distante da Pis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ò sì, sentiamo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Horsa SPA cerca un Junior Consultant nel contesto della Business Intelligence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'azienda lavora nel settore dell'informatica/elettronic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conta più di 500 dipendenti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ono previsti benefit per gli spostamenti?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sede è distante dalla stazione dei treni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' un lavoro full-time in azienda o posso anche lavorare da remoto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4" office:value-type="string" calcext:value-type="string">
            <text:p>E' previsto un tironcio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per maggiori informazioni ti invito a contattare l'azienda info@azienda.com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Molto bene, proverò a contattare l'azienda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luterò se questa offerta è ideale per le mie esigenze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Grazie mille per la disponibilià e buona giornata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Grazie a te, Maria Ilaria se posso fare altro per te non esitare a contattarmi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er il momento non ho altro da chiedere. Grazie mil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giorno, sono Pierluigi, il tuo navigator per oggi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sa posso fare per t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Buongiorno, sono Roberta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Mi sono laureata in lingue e letterature stranie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E sto cercando lavoro come guida turistic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Che tipo di forma contrattuale preferiresti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referirei un contratto a tempo indeterminato ma sono aperta anche ad altre tipologie ovviamente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esperienze lavorative che potrebbe aiutarci a trovare l'impiego più adatto a te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Ho lavorato in passato come guida museale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però questo impiego non mi soddisfa appieno;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preferirei fare altro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Se può essere d'aiuto so anche molto bene molte lingue: inglese, spagnolo, tedesco e cinese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una preferenza riguardo l'eventuale ubicazione del tuo futuro lavor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, mi piace molto viaggiare e sono disposta a trasferirmi anche all'estero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Mi daresti informazioni aggiuntive riguardo i tuoi dati anagrafici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4" office:value-type="string" calcext:value-type="string">
            <text:p>Sono Roberta, ho 27 anni e sono nata a Pisa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7" office:value-type="string" calcext:value-type="string">
            <text:p>dove mi sono anche laureata 3 anni fa.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Ci sono altre informazioni di cui hai bisogno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ai delle soft-skill che potrebbero aiutarci a trovare l'offerta più adatta a te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Ottima capacità comunicativa e personalità solare ed estrovers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 questo sono particolarmente adatta ad interagire direttamente con il pubblico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 sono opportunità di lavoro che fanno per me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Ho trovato un'offerta che potrebbe interessarti nella provincia di Pisa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rresti avere maggiori informazioni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grazie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L'azienda Exit sas è alla ricerca di un presentatore all'interno di un programma televesivo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 persona in questione deve essere un ragazzo/a tra i 20 e i 30 anni.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Potrebbe fare al caso mi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 tipo di contratto sarebbe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8" office:value-type="string" calcext:value-type="string">
            <text:p>La tipologia contrattuale non è specificat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7" office:value-type="string" calcext:value-type="string">
            <text:p>ma se vuoi posso fornirti un contatto dell'azienda.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Si, grazie così potrò fare direttamente a loro tutte le domande specifiche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info@azienda.com 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so fare altro per te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No grazie, va benissimo così! Buona giornata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Buona giornata a te, per qualsiasi altra informazione non esitare a contattarmi.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Dialogue Count</text:p>
          </table:table-cell>
          <table:table-cell table:style-name="ce17" table:formula="of:=COUNTIF([.A$1:.A484];&quot;1&quot;)" office:value-type="float" office:value="12" calcext:value-type="float">
            <text:p>12</text:p>
          </table:table-cell>
          <table:table-cell table:style-name="ce34" office:value-type="string" calcext:value-type="string">
            <text:p><text:s/>→ conteggio dialoghi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Turn Count</text:p>
          </table:table-cell>
          <table:table-cell table:style-name="ce17" table:formula="of:=COUNTIF([.A$1:.A484];&quot;*&quot;)" office:value-type="float" office:value="260" calcext:value-type="float">
            <text:p>260</text:p>
          </table:table-cell>
          <table:table-cell table:style-name="ce34" office:value-type="string" calcext:value-type="string">
            <text:p><text:s/>→ conteggio turni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Agent Turn Count</text:p>
          </table:table-cell>
          <table:table-cell table:formula="of:=COUNTIF([.C$1:.C484];&quot;Agent:&quot;)" office:value-type="float" office:value="132" calcext:value-type="float">
            <text:p>132</text:p>
          </table:table-cell>
          <table:table-cell table:style-name="ce34" office:value-type="string" calcext:value-type="string">
            <text:p><text:s/>→ conteggio turni dell’Agent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Client Turn Count</text:p>
          </table:table-cell>
          <table:table-cell table:style-name="ce18" table:formula="of:=COUNTIF([.C$1:.C484];&quot;Client:&quot;)" office:value-type="float" office:value="128" calcext:value-type="float">
            <text:p>128</text:p>
          </table:table-cell>
          <table:table-cell table:style-name="ce34" office:value-type="string" calcext:value-type="string">
            <text:p><text:s/>→ conteggio turni del Client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tterance Count</text:p>
          </table:table-cell>
          <table:table-cell table:style-name="ce18" table:formula="of:=ROWS([.A$1:.A483])" office:value-type="float" office:value="483" calcext:value-type="float">
            <text:p>483</text:p>
          </table:table-cell>
          <table:table-cell table:style-name="ce34" office:value-type="string" calcext:value-type="string">
            <text:p><text:s/>→ conteggio utteranc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Avg. Turn per dialogue</text:p>
          </table:table-cell>
          <table:table-cell table:style-name="ce18" table:formula="of:=ROUND([.D486]/[.D485]; 2)" office:value-type="float" office:value="21.67" calcext:value-type="float">
            <text:p>21.67</text:p>
          </table:table-cell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Avg. Utt. Per dialogue</text:p>
          </table:table-cell>
          <table:table-cell table:style-name="ce18" table:formula="of:=ROUND([.D489]/[.D485]; 2)" office:value-type="float" office:value="40.25" calcext:value-type="float">
            <text:p>40.25</text:p>
          </table:table-cell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Avg. Utt. Per Turn</text:p>
          </table:table-cell>
          <table:table-cell table:style-name="ce18" table:formula="of:=ROUND([.D489]/[.D486]; 2)" office:value-type="float" office:value="1.86" calcext:value-type="float">
            <text:p>1.86</text:p>
          </table:table-cell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Pro Utterance Count</text:p>
          </table:table-cell>
          <table:table-cell table:style-name="ce18" table:formula="of:=COUNTIF([.D$1:.D484];&quot;a:pro&quot;)+COUNTIF([.D$1:.D484];&quot;c:pro&quot;)" office:value-type="float" office:value="72" calcext:value-type="float">
            <text:p>72</text:p>
          </table:table-cell>
          <table:table-cell table:style-name="ce34" office:value-type="string" calcext:value-type="string">
            <text:p><text:s/>→ conteggio utterance proattiv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Agent Pro Count</text:p>
          </table:table-cell>
          <table:table-cell table:style-name="ce18" table:formula="of:=COUNTIF([.D$1:.D484];&quot;a:pro&quot;)" office:value-type="float" office:value="38" calcext:value-type="float">
            <text:p>38</text:p>
          </table:table-cell>
          <table:table-cell table:style-name="ce34" office:value-type="string" calcext:value-type="string">
            <text:p><text:s/>→ conteggio utterance proattive dell’agent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Client Pro Count</text:p>
          </table:table-cell>
          <table:table-cell table:style-name="ce18" table:formula="of:=COUNTIF([.D$1:.D484];&quot;c:pro&quot;)" office:value-type="float" office:value="34" calcext:value-type="float">
            <text:p>34</text:p>
          </table:table-cell>
          <table:table-cell table:style-name="ce34" office:value-type="string" calcext:value-type="string">
            <text:p><text:span text:style-name="T5"> → conteggio utterance proattive</text:span> del client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/>
          <table:table-cell table:style-name="ce18"/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Pro Turn Count</text:p>
          </table:table-cell>
          <table:table-cell table:style-name="ce17" table:formula="of:=COUNTIF([.B$1:.B484];&quot;x&quot;)" office:value-type="float" office:value="50" calcext:value-type="float">
            <text:p>50</text:p>
          </table:table-cell>
          <table:table-cell table:style-name="ce34" office:value-type="string" calcext:value-type="string">
            <text:p><text:s/>→ conteggio turni proattivi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Pro Turn Rate</text:p>
          </table:table-cell>
          <table:table-cell table:style-name="ce19" table:formula="of:=[.D498]/[.D486]" office:value-type="float" office:value="0.192307692307692" calcext:value-type="float">
            <text:p>0.19</text:p>
          </table:table-cell>
          <table:table-cell table:style-name="ce34" office:value-type="string" calcext:value-type="string">
            <text:p><text:s/>→ tasso turni proattivi su turni totali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Pro Turn Pro Rate</text:p>
          </table:table-cell>
          <table:table-cell table:style-name="ce19" table:formula="of:=[.D494]/[.D498]" office:value-type="float" office:value="1.44" calcext:value-type="float">
            <text:p>1.44</text:p>
          </table:table-cell>
          <table:table-cell table:style-name="ce34" office:value-type="string" calcext:value-type="string">
            <text:p><text:s/>→ tasso utterance proattive in un turno proattivo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/>
          <table:table-cell table:style-name="ce18"/>
          <table:table-cell table:style-name="ce34"/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Failure Count</text:p>
          </table:table-cell>
          <table:table-cell table:style-name="ce18" table:formula="of:=COUNTIF([.D$1:.D484];&quot;fail*&quot;)" office:value-type="float" office:value="13" calcext:value-type="float">
            <text:p>13</text:p>
          </table:table-cell>
          <table:table-cell table:style-name="ce34" office:value-type="string" calcext:value-type="string">
            <text:p><text:s/>→ conteggio utterance di fail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Fail + pro Count</text:p>
          </table:table-cell>
          <table:table-cell table:style-name="ce18" table:formula="of:=COUNTIF([.D$1:.D484];&quot;fail + pro&quot;)" office:value-type="float" office:value="11" calcext:value-type="float">
            <text:p>11</text:p>
          </table:table-cell>
          <table:table-cell table:style-name="ce34" office:value-type="string" calcext:value-type="string">
            <text:p><text:s/>→ conteggio utterance di fail seguitie da utterance proattiva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Fail + pro Rate</text:p>
          </table:table-cell>
          <table:table-cell table:style-name="ce19" table:formula="of:=[.D503]/[.D502]" office:value-type="float" office:value="0.846153846153846" calcext:value-type="float">
            <text:p>0.85</text:p>
          </table:table-cell>
          <table:table-cell table:style-name="ce34" office:value-type="string" calcext:value-type="string">
            <text:p><text:s/>→ tasso utterance di fail seguite da utterance proattiva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Inform Count</text:p>
          </table:table-cell>
          <table:table-cell table:style-name="Default" table:formula="of:=COUNTIF([.F$1:.F484];&quot;inform&quot;)"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Suggest Count</text:p>
          </table:table-cell>
          <table:table-cell table:style-name="Default" table:formula="of:=COUNTIF([.F$1:.F484];&quot;suggest&quot;)" office:value-type="float" office:value="16" calcext:value-type="float">
            <text:p>1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Offer Count</text:p>
          </table:table-cell>
          <table:table-cell table:style-name="Default" table:formula="of:=COUNTIF([.F$1:.F484];&quot;offer&quot;)" office:value-type="float" office:value="7" calcext:value-type="float">
            <text:p>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Request Count</text:p>
          </table:table-cell>
          <table:table-cell table:formula="of:=COUNTIF([.F$1:.F484];&quot;request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Instruct Count</text:p>
          </table:table-cell>
          <table:table-cell table:style-name="Default" table:formula="of:=COUNTIF([.F$1:.F484];&quot;instruct&quot;)" office:value-type="float" office:value="4" calcext:value-type="float">
            <text:p>4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1:32:23.84432070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1:22:26.231951777</meta:creation-date>
    <dc:date>2022-03-08T22:00:40.241179154</dc:date>
    <meta:editing-duration>PT6H56M27S</meta:editing-duration>
    <meta:editing-cycles>4</meta:editing-cycles>
    <meta:generator>LibreOffice/6.1.5.2$Linux_X86_64 LibreOffice_project/10$Build-2</meta:generator>
    <meta:document-statistic meta:table-count="5" meta:cell-count="11094" meta:object-count="0"/>
  </office:meta>
</office:document-meta>
</file>